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ld-0-result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d-0-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648277491563931" calcext:value-type="float">
            <text:p>6.48E-05</text:p>
          </table:table-cell>
          <table:table-cell table:style-name="ce2" office:value-type="float" office:value="0.00000775732769398018" calcext:value-type="float">
            <text:p>7.76E-06</text:p>
          </table:table-cell>
          <table:table-cell table:style-name="ce2" office:value-type="float" office:value="0.00000115212401397002" calcext:value-type="float">
            <text:p>1.15E-06</text:p>
          </table:table-cell>
          <table:table-cell table:style-name="ce2" office:value-type="float" office:value="0.000000480246114875626" calcext:value-type="float">
            <text:p>4.80E-07</text:p>
          </table:table-cell>
          <table:table-cell table:style-name="ce2" office:value-type="float" office:value="0.000000103323955613632" calcext:value-type="float">
            <text:p>1.03E-07</text:p>
          </table:table-cell>
          <table:table-cell table:style-name="ce2" office:value-type="float" office:value="0.000000140661839509448" calcext:value-type="float">
            <text:p>1.41E-07</text:p>
          </table:table-cell>
          <table:table-cell table:style-name="ce2" office:value-type="float" office:value="0.000000158578757236682" calcext:value-type="float">
            <text:p>1.59E-07</text:p>
          </table:table-cell>
          <table:table-cell table:style-name="ce2" office:value-type="float" office:value="0.0000000845846557240292" calcext:value-type="float">
            <text:p>8.46E-08</text:p>
          </table:table-cell>
          <table:table-cell table:style-name="ce2" office:value-type="float" office:value="0.000000031413403434044" calcext:value-type="float">
            <text:p>3.14E-08</text:p>
          </table:table-cell>
          <table:table-cell table:style-name="ce2" office:value-type="float" office:value="0.0000000595109526102533" calcext:value-type="float">
            <text:p>5.95E-08</text:p>
          </table:table-cell>
          <table:table-cell table:style-name="ce2" office:value-type="float" office:value="0.0000000215237125900102" calcext:value-type="float">
            <text:p>2.15E-08</text:p>
          </table:table-cell>
          <table:table-cell table:style-name="ce2" office:value-type="float" office:value="0.000000019178223453764" calcext:value-type="float">
            <text:p>1.92E-08</text:p>
          </table:table-cell>
          <table:table-cell table:style-name="ce2" office:value-type="float" office:value="0.0000000127717836306828" calcext:value-type="float">
            <text:p>1.28E-08</text:p>
          </table:table-cell>
          <table:table-cell table:style-name="ce2" office:value-type="float" office:value="0.0000000823004313588171" calcext:value-type="float">
            <text:p>8.23E-08</text:p>
          </table:table-cell>
          <table:table-cell table:style-name="ce2" office:value-type="float" office:value="0.0000000110805924435908" calcext:value-type="float">
            <text:p>1.11E-08</text:p>
          </table:table-cell>
          <table:table-cell table:style-name="ce2" office:value-type="float" office:value="0.0000000135399726985951" calcext:value-type="float">
            <text:p>1.35E-08</text:p>
          </table:table-cell>
          <table:table-cell table:style-name="ce2" office:value-type="float" office:value="0.0000000155692880809965" calcext:value-type="float">
            <text:p>1.56E-08</text:p>
          </table:table-cell>
          <table:table-cell table:style-name="ce2" office:value-type="float" office:value="0.0000000333890426418292" calcext:value-type="float">
            <text:p>3.34E-08</text:p>
          </table:table-cell>
          <table:table-cell table:style-name="ce2" office:value-type="float" office:value="0.000000113662238732104" calcext:value-type="float">
            <text:p>1.14E-07</text:p>
          </table:table-cell>
          <table:table-cell table:style-name="ce2" office:value-type="float" office:value="0.00000000858061444120039" calcext:value-type="float">
            <text:p>8.58E-09</text:p>
          </table:table-cell>
          <table:table-cell table:style-name="ce2" office:value-type="float" office:value="0.0000000398180048932772" calcext:value-type="float">
            <text:p>3.98E-08</text:p>
          </table:table-cell>
          <table:table-cell table:style-name="ce2" office:value-type="float" office:value="0.0000000111945572811578" calcext:value-type="float">
            <text:p>1.12E-08</text:p>
          </table:table-cell>
          <table:table-cell table:style-name="ce2" office:value-type="float" office:value="0.0000000156372763626677" calcext:value-type="float">
            <text:p>1.56E-08</text:p>
          </table:table-cell>
          <table:table-cell table:style-name="ce2" office:value-type="float" office:value="0.00000000847040215745664" calcext:value-type="float">
            <text:p>8.47E-09</text:p>
          </table:table-cell>
          <table:table-cell table:style-name="ce2" office:value-type="float" office:value="0.0000000188522086830289" calcext:value-type="float">
            <text:p>1.89E-08</text:p>
          </table:table-cell>
          <table:table-cell table:style-name="ce2" office:value-type="float" office:value="0.000000018655590849903" calcext:value-type="float">
            <text:p>1.87E-08</text:p>
          </table:table-cell>
          <table:table-cell table:style-name="ce2" office:value-type="float" office:value="0.00000000683607570550748" calcext:value-type="float">
            <text:p>6.84E-09</text:p>
          </table:table-cell>
          <table:table-cell table:style-name="ce2" office:value-type="float" office:value="0.000000200111017534254" calcext:value-type="float">
            <text:p>2.00E-07</text:p>
          </table:table-cell>
          <table:table-cell table:style-name="ce2" office:value-type="float" office:value="0.0000000064509615427255" calcext:value-type="float">
            <text:p>6.45E-09</text:p>
          </table:table-cell>
          <table:table-cell table:style-name="ce2" office:value-type="float" office:value="0.0000000216632898286661" calcext:value-type="float">
            <text:p>2.17E-08</text:p>
          </table:table-cell>
          <table:table-cell table:style-name="ce2" office:value-type="float" office:value="0.00000000878516459579259" calcext:value-type="float">
            <text:p>8.79E-09</text:p>
          </table:table-cell>
          <table:table-cell table:style-name="ce2" office:value-type="float" office:value="0.0000000136209319379076" calcext:value-type="float">
            <text:p>1.36E-08</text:p>
          </table:table-cell>
          <table:table-cell table:style-name="ce2" office:value-type="float" office:value="0.00000000743050554419255" calcext:value-type="float">
            <text:p>7.43E-09</text:p>
          </table:table-cell>
          <table:table-cell table:style-name="ce2" office:value-type="float" office:value="0.0000000206974668515158" calcext:value-type="float">
            <text:p>2.07E-08</text:p>
          </table:table-cell>
          <table:table-cell table:style-name="ce2" office:value-type="float" office:value="0.00000000848149372956186" calcext:value-type="float">
            <text:p>8.48E-09</text:p>
          </table:table-cell>
          <table:table-cell table:style-name="ce2" office:value-type="float" office:value="0.00000000591812288064375" calcext:value-type="float">
            <text:p>5.92E-09</text:p>
          </table:table-cell>
          <table:table-cell table:style-name="ce2" office:value-type="float" office:value="0.00000000411009581924304" calcext:value-type="float">
            <text:p>4.11E-09</text:p>
          </table:table-cell>
          <table:table-cell table:style-name="ce2" office:value-type="float" office:value="0.0000000121916912121378" calcext:value-type="float">
            <text:p>1.22E-08</text:p>
          </table:table-cell>
          <table:table-cell table:style-name="ce2" office:value-type="float" office:value="0.00000000655449250430706" calcext:value-type="float">
            <text:p>6.55E-09</text:p>
          </table:table-cell>
          <table:table-cell table:style-name="ce2" office:value-type="float" office:value="0.00000000453796822341701" calcext:value-type="float">
            <text:p>4.54E-09</text:p>
          </table:table-cell>
          <table:table-cell table:style-name="ce2" office:value-type="float" office:value="0.00000000493052798589133" calcext:value-type="float">
            <text:p>4.93E-09</text:p>
          </table:table-cell>
          <table:table-cell table:style-name="ce2" office:value-type="float" office:value="0.00000000471727013007239" calcext:value-type="float">
            <text:p>4.72E-09</text:p>
          </table:table-cell>
          <table:table-cell table:style-name="ce2" office:value-type="float" office:value="0.00000000439302638710614" calcext:value-type="float">
            <text:p>4.39E-09</text:p>
          </table:table-cell>
          <table:table-cell table:style-name="ce2" office:value-type="float" office:value="0.00000000382029696766039" calcext:value-type="float">
            <text:p>3.82E-09</text:p>
          </table:table-cell>
          <table:table-cell table:style-name="ce2" office:value-type="float" office:value="0.0000000543746452308369" calcext:value-type="float">
            <text:p>5.44E-08</text:p>
          </table:table-cell>
          <table:table-cell table:style-name="ce2" office:value-type="float" office:value="0.00000000637814201454034" calcext:value-type="float">
            <text:p>6.38E-09</text:p>
          </table:table-cell>
          <table:table-cell table:style-name="ce2" office:value-type="float" office:value="0.00000000289137291886731" calcext:value-type="float">
            <text:p>2.89E-09</text:p>
          </table:table-cell>
          <table:table-cell table:style-name="ce2" office:value-type="float" office:value="0.00000000617591489060487" calcext:value-type="float">
            <text:p>6.18E-09</text:p>
          </table:table-cell>
          <table:table-cell table:style-name="ce2" office:value-type="float" office:value="0.00000000544725020645842" calcext:value-type="float">
            <text:p>5.45E-09</text:p>
          </table:table-cell>
          <table:table-cell table:style-name="ce2" office:value-type="float" office:value="0.0000000234058870063336" calcext:value-type="float">
            <text:p>2.34E-08</text:p>
          </table:table-cell>
          <table:table-cell table:style-name="ce2" office:value-type="float" office:value="0.00000000350507778357211" calcext:value-type="float">
            <text:p>3.51E-09</text:p>
          </table:table-cell>
          <table:table-cell table:style-name="ce2" office:value-type="float" office:value="0.00000000287283907773883" calcext:value-type="float">
            <text:p>2.87E-09</text:p>
          </table:table-cell>
          <table:table-cell table:style-name="ce2" office:value-type="float" office:value="0.00000000463841987041746" calcext:value-type="float">
            <text:p>4.64E-09</text:p>
          </table:table-cell>
          <table:table-cell table:style-name="ce2" office:value-type="float" office:value="0.0000000111825997350933" calcext:value-type="float">
            <text:p>1.12E-08</text:p>
          </table:table-cell>
          <table:table-cell table:style-name="ce2" office:value-type="float" office:value="0.00000000443269065897311" calcext:value-type="float">
            <text:p>4.43E-09</text:p>
          </table:table-cell>
          <table:table-cell table:style-name="ce2" office:value-type="float" office:value="0.00000000316964121616081" calcext:value-type="float">
            <text:p>3.17E-09</text:p>
          </table:table-cell>
          <table:table-cell table:style-name="ce2" office:value-type="float" office:value="0.00000000611263351046886" calcext:value-type="float">
            <text:p>6.11E-09</text:p>
          </table:table-cell>
          <table:table-cell table:style-name="ce2" office:value-type="float" office:value="0.00000000489553375615514" calcext:value-type="float">
            <text:p>4.90E-09</text:p>
          </table:table-cell>
          <table:table-cell table:style-name="ce2" office:value-type="float" office:value="0.00000000754522933021917" calcext:value-type="float">
            <text:p>7.55E-09</text:p>
          </table:table-cell>
          <table:table-cell table:style-name="ce2" office:value-type="float" office:value="0.00000000206387973378241" calcext:value-type="float">
            <text:p>2.06E-09</text:p>
          </table:table-cell>
          <table:table-cell table:style-name="ce2" office:value-type="float" office:value="0.0000000102415285141432" calcext:value-type="float">
            <text:p>1.02E-08</text:p>
          </table:table-cell>
          <table:table-cell table:style-name="ce2" office:value-type="float" office:value="0.0000000058125682045329" calcext:value-type="float">
            <text:p>5.81E-09</text:p>
          </table:table-cell>
          <table:table-cell table:style-name="ce2" office:value-type="float" office:value="0.0000000409039131454846" calcext:value-type="float">
            <text:p>4.09E-08</text:p>
          </table:table-cell>
          <table:table-cell table:style-name="ce2" office:value-type="float" office:value="0.00000000409566025538765" calcext:value-type="float">
            <text:p>4.10E-09</text:p>
          </table:table-cell>
          <table:table-cell table:style-name="ce2" office:value-type="float" office:value="0.00000000375517705819561" calcext:value-type="float">
            <text:p>3.76E-09</text:p>
          </table:table-cell>
          <table:table-cell table:style-name="ce2" office:value-type="float" office:value="0.00000000342978201395283" calcext:value-type="float">
            <text:p>3.43E-09</text:p>
          </table:table-cell>
          <table:table-cell table:style-name="ce2" office:value-type="float" office:value="0.00000000612897732565898" calcext:value-type="float">
            <text:p>6.13E-09</text:p>
          </table:table-cell>
          <table:table-cell table:style-name="ce2" office:value-type="float" office:value="0.00000000449064296859091" calcext:value-type="float">
            <text:p>4.49E-09</text:p>
          </table:table-cell>
          <table:table-cell table:style-name="ce2" office:value-type="float" office:value="0.0000000240454482991481" calcext:value-type="float">
            <text:p>2.40E-08</text:p>
          </table:table-cell>
          <table:table-cell table:style-name="ce2" office:value-type="float" office:value="0.00000000279940937097933" calcext:value-type="float">
            <text:p>2.80E-09</text:p>
          </table:table-cell>
          <table:table-cell table:style-name="ce2" office:value-type="float" office:value="0.00000000210004236222971" calcext:value-type="float">
            <text:p>2.10E-09</text:p>
          </table:table-cell>
          <table:table-cell table:style-name="ce2" office:value-type="float" office:value="0.00000000677402933746407" calcext:value-type="float">
            <text:p>6.77E-09</text:p>
          </table:table-cell>
          <table:table-cell table:style-name="ce2" office:value-type="float" office:value="0.0000000040981240623239" calcext:value-type="float">
            <text:p>4.10E-09</text:p>
          </table:table-cell>
          <table:table-cell table:style-name="ce2" office:value-type="float" office:value="0.00000001021633444509" calcext:value-type="float">
            <text:p>1.02E-08</text:p>
          </table:table-cell>
          <table:table-cell table:style-name="ce2" office:value-type="float" office:value="0.0000000037830663046634" calcext:value-type="float">
            <text:p>3.78E-09</text:p>
          </table:table-cell>
          <table:table-cell table:style-name="ce2" office:value-type="float" office:value="0.00000000256161558631617" calcext:value-type="float">
            <text:p>2.56E-09</text:p>
          </table:table-cell>
          <table:table-cell table:style-name="ce2" office:value-type="float" office:value="0.00000000654595133653401" calcext:value-type="float">
            <text:p>6.55E-09</text:p>
          </table:table-cell>
          <table:table-cell table:style-name="ce2" office:value-type="float" office:value="0.00000000280439782507357" calcext:value-type="float">
            <text:p>2.80E-09</text:p>
          </table:table-cell>
          <table:table-cell table:style-name="ce2" office:value-type="float" office:value="0.0000000357434259967703" calcext:value-type="float">
            <text:p>3.57E-08</text:p>
          </table:table-cell>
          <table:table-cell table:style-name="ce2" office:value-type="float" office:value="0.00000000128742139171578" calcext:value-type="float">
            <text:p>1.29E-09</text:p>
          </table:table-cell>
          <table:table-cell table:style-name="ce2" office:value-type="float" office:value="0.00000000447479120424532" calcext:value-type="float">
            <text:p>4.47E-09</text:p>
          </table:table-cell>
          <table:table-cell table:style-name="ce2" office:value-type="float" office:value="0.00000000178200876277401" calcext:value-type="float">
            <text:p>1.78E-09</text:p>
          </table:table-cell>
          <table:table-cell table:style-name="ce2" office:value-type="float" office:value="0.0000000285949361966686" calcext:value-type="float">
            <text:p>2.86E-08</text:p>
          </table:table-cell>
          <table:table-cell table:style-name="ce2" office:value-type="float" office:value="0.00000000189565452224371" calcext:value-type="float">
            <text:p>1.90E-09</text:p>
          </table:table-cell>
          <table:table-cell table:style-name="ce2" office:value-type="float" office:value="0.00000000598779470450949" calcext:value-type="float">
            <text:p>5.99E-09</text:p>
          </table:table-cell>
          <table:table-cell table:style-name="ce2" office:value-type="float" office:value="0.00000000782422926448589" calcext:value-type="float">
            <text:p>7.82E-09</text:p>
          </table:table-cell>
          <table:table-cell table:style-name="ce2" office:value-type="float" office:value="0.00000000196030613963671" calcext:value-type="float">
            <text:p>1.96E-09</text:p>
          </table:table-cell>
          <table:table-cell table:style-name="ce2" office:value-type="float" office:value="0.0000000295800166583148" calcext:value-type="float">
            <text:p>2.96E-08</text:p>
          </table:table-cell>
          <table:table-cell table:style-name="ce2" office:value-type="float" office:value="0.000000000972904978802091" calcext:value-type="float">
            <text:p>9.73E-10</text:p>
          </table:table-cell>
          <table:table-cell table:style-name="ce2" office:value-type="float" office:value="0.00000000101952879472122" calcext:value-type="float">
            <text:p>1.02E-09</text:p>
          </table:table-cell>
          <table:table-cell table:style-name="ce2" office:value-type="float" office:value="0.00000000409295886072413" calcext:value-type="float">
            <text:p>4.09E-09</text:p>
          </table:table-cell>
          <table:table-cell table:style-name="ce2" office:value-type="float" office:value="0.00000000249427656306977" calcext:value-type="float">
            <text:p>2.49E-09</text:p>
          </table:table-cell>
          <table:table-cell table:style-name="ce2" office:value-type="float" office:value="0.00000000642889563806647" calcext:value-type="float">
            <text:p>6.43E-09</text:p>
          </table:table-cell>
          <table:table-cell table:style-name="ce2" office:value-type="float" office:value="0.00000000754343876252505" calcext:value-type="float">
            <text:p>7.54E-09</text:p>
          </table:table-cell>
          <table:table-cell table:style-name="ce2" office:value-type="float" office:value="0.0000000027959548010159" calcext:value-type="float">
            <text:p>2.80E-09</text:p>
          </table:table-cell>
          <table:table-cell table:style-name="ce2" office:value-type="float" office:value="0.0000000147899346103486" calcext:value-type="float">
            <text:p>1.48E-08</text:p>
          </table:table-cell>
          <table:table-cell table:style-name="ce2" office:value-type="float" office:value="0.00000000087831586448317" calcext:value-type="float">
            <text:p>8.78E-10</text:p>
          </table:table-cell>
          <table:table-cell table:style-name="ce2" office:value-type="float" office:value="0.00000000386482268410759" calcext:value-type="float">
            <text:p>3.86E-09</text:p>
          </table:table-cell>
          <table:table-cell table:style-name="ce2" office:value-type="float" office:value="0.00000000400104394060463" calcext:value-type="float">
            <text:p>4.00E-09</text:p>
          </table:table-cell>
          <table:table-cell table:style-name="ce2" office:value-type="float" office:value="0.0000000143307214983678" calcext:value-type="float">
            <text:p>1.43E-08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24830345157533" calcext:value-type="float">
            <text:p>0.000124830345158</text:p>
          </table:table-cell>
          <table:table-cell table:style-name="ce2" office:value-type="float" office:value="0.0000133585999719798" calcext:value-type="float">
            <text:p>1.34E-05</text:p>
          </table:table-cell>
          <table:table-cell table:style-name="ce2" office:value-type="float" office:value="0.000000780791083343501" calcext:value-type="float">
            <text:p>7.81E-07</text:p>
          </table:table-cell>
          <table:table-cell table:style-name="ce2" office:value-type="float" office:value="0.00000014952985338823" calcext:value-type="float">
            <text:p>1.50E-07</text:p>
          </table:table-cell>
          <table:table-cell table:style-name="ce2" office:value-type="float" office:value="0.000000286392207726748" calcext:value-type="float">
            <text:p>2.86E-07</text:p>
          </table:table-cell>
          <table:table-cell table:style-name="ce2" office:value-type="float" office:value="0.000000175770892951732" calcext:value-type="float">
            <text:p>1.76E-07</text:p>
          </table:table-cell>
          <table:table-cell table:style-name="ce2" office:value-type="float" office:value="0.000000136601244093981" calcext:value-type="float">
            <text:p>1.37E-07</text:p>
          </table:table-cell>
          <table:table-cell table:style-name="ce2" office:value-type="float" office:value="0.0000000743445127682207" calcext:value-type="float">
            <text:p>7.43E-08</text:p>
          </table:table-cell>
          <table:table-cell table:style-name="ce2" office:value-type="float" office:value="0.0000000751394111375702" calcext:value-type="float">
            <text:p>7.51E-08</text:p>
          </table:table-cell>
          <table:table-cell table:style-name="ce2" office:value-type="float" office:value="0.0000000615272597315197" calcext:value-type="float">
            <text:p>6.15E-08</text:p>
          </table:table-cell>
          <table:table-cell table:style-name="ce2" office:value-type="float" office:value="0.000000055232085571788" calcext:value-type="float">
            <text:p>5.52E-08</text:p>
          </table:table-cell>
          <table:table-cell table:style-name="ce2" office:value-type="float" office:value="0.0000000420204031570392" calcext:value-type="float">
            <text:p>4.20E-08</text:p>
          </table:table-cell>
          <table:table-cell table:style-name="ce2" office:value-type="float" office:value="0.0000000416561576344065" calcext:value-type="float">
            <text:p>4.17E-08</text:p>
          </table:table-cell>
          <table:table-cell table:style-name="ce2" office:value-type="float" office:value="0.000000146436633485791" calcext:value-type="float">
            <text:p>1.46E-07</text:p>
          </table:table-cell>
          <table:table-cell table:style-name="ce2" office:value-type="float" office:value="0.0000000353656837148719" calcext:value-type="float">
            <text:p>3.54E-08</text:p>
          </table:table-cell>
          <table:table-cell table:style-name="ce2" office:value-type="float" office:value="0.0000000255000855986509" calcext:value-type="float">
            <text:p>2.55E-08</text:p>
          </table:table-cell>
          <table:table-cell table:style-name="ce2" office:value-type="float" office:value="0.0000000212047428505002" calcext:value-type="float">
            <text:p>2.12E-08</text:p>
          </table:table-cell>
          <table:table-cell table:style-name="ce2" office:value-type="float" office:value="0.0000000335584111610387" calcext:value-type="float">
            <text:p>3.36E-08</text:p>
          </table:table-cell>
          <table:table-cell table:style-name="ce2" office:value-type="float" office:value="0.0000000961279198463671" calcext:value-type="float">
            <text:p>9.61E-08</text:p>
          </table:table-cell>
          <table:table-cell table:style-name="ce2" office:value-type="float" office:value="0.0000000227275105402213" calcext:value-type="float">
            <text:p>2.27E-08</text:p>
          </table:table-cell>
          <table:table-cell table:style-name="ce2" office:value-type="float" office:value="0.0000000793656838027345" calcext:value-type="float">
            <text:p>7.94E-08</text:p>
          </table:table-cell>
          <table:table-cell table:style-name="ce2" office:value-type="float" office:value="0.0000000145810297169646" calcext:value-type="float">
            <text:p>1.46E-08</text:p>
          </table:table-cell>
          <table:table-cell table:style-name="ce2" office:value-type="float" office:value="0.0000000196605380864411" calcext:value-type="float">
            <text:p>1.97E-08</text:p>
          </table:table-cell>
          <table:table-cell table:style-name="ce2" office:value-type="float" office:value="0.0000000250686937874888" calcext:value-type="float">
            <text:p>2.51E-08</text:p>
          </table:table-cell>
          <table:table-cell table:style-name="ce2" office:value-type="float" office:value="0.0000000250165150816883" calcext:value-type="float">
            <text:p>2.50E-08</text:p>
          </table:table-cell>
          <table:table-cell table:style-name="ce2" office:value-type="float" office:value="0.0000000187241688820449" calcext:value-type="float">
            <text:p>1.87E-08</text:p>
          </table:table-cell>
          <table:table-cell table:style-name="ce2" office:value-type="float" office:value="0.0000000176973102838928" calcext:value-type="float">
            <text:p>1.77E-08</text:p>
          </table:table-cell>
          <table:table-cell table:style-name="ce2" office:value-type="float" office:value="0.000000202341041699583" calcext:value-type="float">
            <text:p>2.02E-07</text:p>
          </table:table-cell>
          <table:table-cell table:style-name="ce2" office:value-type="float" office:value="0.0000000106755866369212" calcext:value-type="float">
            <text:p>1.07E-08</text:p>
          </table:table-cell>
          <table:table-cell table:style-name="ce2" office:value-type="float" office:value="0.0000000182781079161031" calcext:value-type="float">
            <text:p>1.83E-08</text:p>
          </table:table-cell>
          <table:table-cell table:style-name="ce2" office:value-type="float" office:value="0.00000000878989325769907" calcext:value-type="float">
            <text:p>8.79E-09</text:p>
          </table:table-cell>
          <table:table-cell table:style-name="ce2" office:value-type="float" office:value="0.0000000108573434687286" calcext:value-type="float">
            <text:p>1.09E-08</text:p>
          </table:table-cell>
          <table:table-cell table:style-name="ce2" office:value-type="float" office:value="0.00000000724096071991198" calcext:value-type="float">
            <text:p>7.24E-09</text:p>
          </table:table-cell>
          <table:table-cell table:style-name="ce2" office:value-type="float" office:value="0.0000000214831654687941" calcext:value-type="float">
            <text:p>2.15E-08</text:p>
          </table:table-cell>
          <table:table-cell table:style-name="ce2" office:value-type="float" office:value="0.00000000656950405186762" calcext:value-type="float">
            <text:p>6.57E-09</text:p>
          </table:table-cell>
          <table:table-cell table:style-name="ce2" office:value-type="float" office:value="0.0000000076010415739347" calcext:value-type="float">
            <text:p>7.60E-09</text:p>
          </table:table-cell>
          <table:table-cell table:style-name="ce2" office:value-type="float" office:value="0.00000000680375356054696" calcext:value-type="float">
            <text:p>6.80E-09</text:p>
          </table:table-cell>
          <table:table-cell table:style-name="ce2" office:value-type="float" office:value="0.0000000271593378897705" calcext:value-type="float">
            <text:p>2.72E-08</text:p>
          </table:table-cell>
          <table:table-cell table:style-name="ce2" office:value-type="float" office:value="0.0000000086129272602875" calcext:value-type="float">
            <text:p>8.61E-09</text:p>
          </table:table-cell>
          <table:table-cell table:style-name="ce2" office:value-type="float" office:value="0.00000000704947078489226" calcext:value-type="float">
            <text:p>7.05E-09</text:p>
          </table:table-cell>
          <table:table-cell table:style-name="ce2" office:value-type="float" office:value="0.00000000588922466349117" calcext:value-type="float">
            <text:p>5.89E-09</text:p>
          </table:table-cell>
          <table:table-cell table:style-name="ce2" office:value-type="float" office:value="0.0000000114536558015743" calcext:value-type="float">
            <text:p>1.15E-08</text:p>
          </table:table-cell>
          <table:table-cell table:style-name="ce2" office:value-type="float" office:value="0.00000000626917762147627" calcext:value-type="float">
            <text:p>6.27E-09</text:p>
          </table:table-cell>
          <table:table-cell table:style-name="ce2" office:value-type="float" office:value="0.00000000915515485644391" calcext:value-type="float">
            <text:p>9.16E-09</text:p>
          </table:table-cell>
          <table:table-cell table:style-name="ce2" office:value-type="float" office:value="0.0000000128785924147223" calcext:value-type="float">
            <text:p>1.29E-08</text:p>
          </table:table-cell>
          <table:table-cell table:style-name="ce2" office:value-type="float" office:value="0.000000008053274491715" calcext:value-type="float">
            <text:p>8.05E-09</text:p>
          </table:table-cell>
          <table:table-cell table:style-name="ce2" office:value-type="float" office:value="0.0000000383748712806664" calcext:value-type="float">
            <text:p>3.84E-08</text:p>
          </table:table-cell>
          <table:table-cell table:style-name="ce2" office:value-type="float" office:value="0.00000000766892860326606" calcext:value-type="float">
            <text:p>7.67E-09</text:p>
          </table:table-cell>
          <table:table-cell table:style-name="ce2" office:value-type="float" office:value="0.00000000752376472235027" calcext:value-type="float">
            <text:p>7.52E-09</text:p>
          </table:table-cell>
          <table:table-cell table:style-name="ce2" office:value-type="float" office:value="0.00000000825299473206087" calcext:value-type="float">
            <text:p>8.25E-09</text:p>
          </table:table-cell>
          <table:table-cell table:style-name="ce2" office:value-type="float" office:value="0.00000000680701806032857" calcext:value-type="float">
            <text:p>6.81E-09</text:p>
          </table:table-cell>
          <table:table-cell table:style-name="ce2" office:value-type="float" office:value="0.00000000627095486649409" calcext:value-type="float">
            <text:p>6.27E-09</text:p>
          </table:table-cell>
          <table:table-cell table:style-name="ce2" office:value-type="float" office:value="0.00000000608603567542331" calcext:value-type="float">
            <text:p>6.09E-09</text:p>
          </table:table-cell>
          <table:table-cell table:style-name="ce2" office:value-type="float" office:value="0.0000000121671082098373" calcext:value-type="float">
            <text:p>1.22E-08</text:p>
          </table:table-cell>
          <table:table-cell table:style-name="ce2" office:value-type="float" office:value="0.00000000628872864893992" calcext:value-type="float">
            <text:p>6.29E-09</text:p>
          </table:table-cell>
          <table:table-cell table:style-name="ce2" office:value-type="float" office:value="0.00000000903046704081589" calcext:value-type="float">
            <text:p>9.03E-09</text:p>
          </table:table-cell>
          <table:table-cell table:style-name="ce2" office:value-type="float" office:value="0.0000000109748548027255" calcext:value-type="float">
            <text:p>1.10E-08</text:p>
          </table:table-cell>
          <table:table-cell table:style-name="ce2" office:value-type="float" office:value="0.00000000667696031797504" calcext:value-type="float">
            <text:p>6.68E-09</text:p>
          </table:table-cell>
          <table:table-cell table:style-name="ce2" office:value-type="float" office:value="0.0000000156805857187691" calcext:value-type="float">
            <text:p>1.57E-08</text:p>
          </table:table-cell>
          <table:table-cell table:style-name="ce2" office:value-type="float" office:value="0.0000000065667302706629" calcext:value-type="float">
            <text:p>6.57E-09</text:p>
          </table:table-cell>
          <table:table-cell table:style-name="ce2" office:value-type="float" office:value="0.0000000157914392673319" calcext:value-type="float">
            <text:p>1.58E-08</text:p>
          </table:table-cell>
          <table:table-cell table:style-name="ce2" office:value-type="float" office:value="0.00000000503262054252218" calcext:value-type="float">
            <text:p>5.03E-09</text:p>
          </table:table-cell>
          <table:table-cell table:style-name="ce2" office:value-type="float" office:value="0.0000000132495650007058" calcext:value-type="float">
            <text:p>1.32E-08</text:p>
          </table:table-cell>
          <table:table-cell table:style-name="ce2" office:value-type="float" office:value="0.00000000437277059006646" calcext:value-type="float">
            <text:p>4.37E-09</text:p>
          </table:table-cell>
          <table:table-cell table:style-name="ce2" office:value-type="float" office:value="0.00000000657231069567387" calcext:value-type="float">
            <text:p>6.57E-09</text:p>
          </table:table-cell>
          <table:table-cell table:style-name="ce2" office:value-type="float" office:value="0.00000000925114562733142" calcext:value-type="float">
            <text:p>9.25E-09</text:p>
          </table:table-cell>
          <table:table-cell table:style-name="ce2" office:value-type="float" office:value="0.0000000199348519913655" calcext:value-type="float">
            <text:p>1.99E-08</text:p>
          </table:table-cell>
          <table:table-cell table:style-name="ce2" office:value-type="float" office:value="0.0000000135508635423775" calcext:value-type="float">
            <text:p>1.36E-08</text:p>
          </table:table-cell>
          <table:table-cell table:style-name="ce2" office:value-type="float" office:value="0.0000000376675544089266" calcext:value-type="float">
            <text:p>3.77E-08</text:p>
          </table:table-cell>
          <table:table-cell table:style-name="ce2" office:value-type="float" office:value="0.0000000042226080410046" calcext:value-type="float">
            <text:p>4.22E-09</text:p>
          </table:table-cell>
          <table:table-cell table:style-name="ce2" office:value-type="float" office:value="0.00000000623819973455397" calcext:value-type="float">
            <text:p>6.24E-09</text:p>
          </table:table-cell>
          <table:table-cell table:style-name="ce2" office:value-type="float" office:value="0.0000000131259536573224" calcext:value-type="float">
            <text:p>1.31E-08</text:p>
          </table:table-cell>
          <table:table-cell table:style-name="ce2" office:value-type="float" office:value="0.0000000079186284196453" calcext:value-type="float">
            <text:p>7.92E-09</text:p>
          </table:table-cell>
          <table:table-cell table:style-name="ce2" office:value-type="float" office:value="0.0000000146163303682556" calcext:value-type="float">
            <text:p>1.46E-08</text:p>
          </table:table-cell>
          <table:table-cell table:style-name="ce2" office:value-type="float" office:value="0.00000000403070954391182" calcext:value-type="float">
            <text:p>4.03E-09</text:p>
          </table:table-cell>
          <table:table-cell table:style-name="ce2" office:value-type="float" office:value="0.00000000537972066894099" calcext:value-type="float">
            <text:p>5.38E-09</text:p>
          </table:table-cell>
          <table:table-cell table:style-name="ce2" office:value-type="float" office:value="0.00000000516955545037944" calcext:value-type="float">
            <text:p>5.17E-09</text:p>
          </table:table-cell>
          <table:table-cell table:style-name="ce2" office:value-type="float" office:value="0.00000000499235808248954" calcext:value-type="float">
            <text:p>4.99E-09</text:p>
          </table:table-cell>
          <table:table-cell table:style-name="ce2" office:value-type="float" office:value="0.0000000346468311818171" calcext:value-type="float">
            <text:p>3.46E-08</text:p>
          </table:table-cell>
          <table:table-cell table:style-name="ce2" office:value-type="float" office:value="0.00000000420335011241945" calcext:value-type="float">
            <text:p>4.20E-09</text:p>
          </table:table-cell>
          <table:table-cell table:style-name="ce2" office:value-type="float" office:value="0.0000000200942160688555" calcext:value-type="float">
            <text:p>2.01E-08</text:p>
          </table:table-cell>
          <table:table-cell table:style-name="ce2" office:value-type="float" office:value="0.00000000359449936482292" calcext:value-type="float">
            <text:p>3.59E-09</text:p>
          </table:table-cell>
          <table:table-cell table:style-name="ce2" office:value-type="float" office:value="0.0000000162867550557166" calcext:value-type="float">
            <text:p>1.63E-08</text:p>
          </table:table-cell>
          <table:table-cell table:style-name="ce2" office:value-type="float" office:value="0.00000000367846664239834" calcext:value-type="float">
            <text:p>3.68E-09</text:p>
          </table:table-cell>
          <table:table-cell table:style-name="ce2" office:value-type="float" office:value="0.00000000824947843369727" calcext:value-type="float">
            <text:p>8.25E-09</text:p>
          </table:table-cell>
          <table:table-cell table:style-name="ce2" office:value-type="float" office:value="0.0000000491347549314014" calcext:value-type="float">
            <text:p>4.91E-08</text:p>
          </table:table-cell>
          <table:table-cell table:style-name="ce2" office:value-type="float" office:value="0.0000000031234244080025" calcext:value-type="float">
            <text:p>3.12E-09</text:p>
          </table:table-cell>
          <table:table-cell table:style-name="ce2" office:value-type="float" office:value="0.0000000329610436722305" calcext:value-type="float">
            <text:p>3.30E-08</text:p>
          </table:table-cell>
          <table:table-cell table:style-name="ce2" office:value-type="float" office:value="0.00000000430985291899332" calcext:value-type="float">
            <text:p>4.31E-09</text:p>
          </table:table-cell>
          <table:table-cell table:style-name="ce2" office:value-type="float" office:value="0.00000000363519081503227" calcext:value-type="float">
            <text:p>3.64E-09</text:p>
          </table:table-cell>
          <table:table-cell table:style-name="ce2" office:value-type="float" office:value="0.0000000121042562639672" calcext:value-type="float">
            <text:p>1.21E-08</text:p>
          </table:table-cell>
          <table:table-cell table:style-name="ce2" office:value-type="float" office:value="0.00000000278171308210062" calcext:value-type="float">
            <text:p>2.78E-09</text:p>
          </table:table-cell>
          <table:table-cell table:style-name="ce2" office:value-type="float" office:value="0.00000000752037632167912" calcext:value-type="float">
            <text:p>7.52E-09</text:p>
          </table:table-cell>
          <table:table-cell table:style-name="ce2" office:value-type="float" office:value="0.00000000488083262695226" calcext:value-type="float">
            <text:p>4.88E-09</text:p>
          </table:table-cell>
          <table:table-cell table:style-name="ce2" office:value-type="float" office:value="0.00000000537711164483312" calcext:value-type="float">
            <text:p>5.38E-09</text:p>
          </table:table-cell>
          <table:table-cell table:style-name="ce2" office:value-type="float" office:value="0.0000000122262058255273" calcext:value-type="float">
            <text:p>1.22E-08</text:p>
          </table:table-cell>
          <table:table-cell table:style-name="ce2" office:value-type="float" office:value="0.00000000255431675810768" calcext:value-type="float">
            <text:p>2.55E-09</text:p>
          </table:table-cell>
          <table:table-cell table:style-name="ce2" office:value-type="float" office:value="0.00000000698734181625582" calcext:value-type="float">
            <text:p>6.99E-09</text:p>
          </table:table-cell>
          <table:table-cell table:style-name="ce2" office:value-type="float" office:value="0.0000000157384700827378" calcext:value-type="float">
            <text:p>1.57E-08</text:p>
          </table:table-cell>
          <table:table-cell table:style-name="ce2" office:value-type="float" office:value="0.0000000220726867894427" calcext:value-type="float">
            <text:p>2.21E-08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187461337191052" calcext:value-type="float">
            <text:p>1.87E-05</text:p>
          </table:table-cell>
          <table:table-cell table:style-name="ce2" office:value-type="float" office:value="0.0000037847680687264" calcext:value-type="float">
            <text:p>3.78E-06</text:p>
          </table:table-cell>
          <table:table-cell table:style-name="ce2" office:value-type="float" office:value="0.000000835515947983367" calcext:value-type="float">
            <text:p>8.36E-07</text:p>
          </table:table-cell>
          <table:table-cell table:style-name="ce2" office:value-type="float" office:value="0.000000350383118075114" calcext:value-type="float">
            <text:p>3.50E-07</text:p>
          </table:table-cell>
          <table:table-cell table:style-name="ce2" office:value-type="float" office:value="0.000000117554414202913" calcext:value-type="float">
            <text:p>1.18E-07</text:p>
          </table:table-cell>
          <table:table-cell table:style-name="ce2" office:value-type="float" office:value="0.0000000958782138127389" calcext:value-type="float">
            <text:p>9.59E-08</text:p>
          </table:table-cell>
          <table:table-cell table:style-name="ce2" office:value-type="float" office:value="0.0000000774180861640161" calcext:value-type="float">
            <text:p>7.74E-08</text:p>
          </table:table-cell>
          <table:table-cell table:style-name="ce2" office:value-type="float" office:value="0.0000000665469883642799" calcext:value-type="float">
            <text:p>6.65E-08</text:p>
          </table:table-cell>
          <table:table-cell table:style-name="ce2" office:value-type="float" office:value="0.0000000286296817364473" calcext:value-type="float">
            <text:p>2.86E-08</text:p>
          </table:table-cell>
          <table:table-cell table:style-name="ce2" office:value-type="float" office:value="0.0000000250349021513329" calcext:value-type="float">
            <text:p>2.50E-08</text:p>
          </table:table-cell>
          <table:table-cell table:style-name="ce2" office:value-type="float" office:value="0.0000000161994204717075" calcext:value-type="float">
            <text:p>1.62E-08</text:p>
          </table:table-cell>
          <table:table-cell table:style-name="ce2" office:value-type="float" office:value="0.0000000146564964609297" calcext:value-type="float">
            <text:p>1.47E-08</text:p>
          </table:table-cell>
          <table:table-cell table:style-name="ce2" office:value-type="float" office:value="0.00000000671130839791089" calcext:value-type="float">
            <text:p>6.71E-09</text:p>
          </table:table-cell>
          <table:table-cell table:style-name="ce2" office:value-type="float" office:value="0.00000000745832906545729" calcext:value-type="float">
            <text:p>7.46E-09</text:p>
          </table:table-cell>
          <table:table-cell table:style-name="ce2" office:value-type="float" office:value="0.00000000864202398531688" calcext:value-type="float">
            <text:p>8.64E-09</text:p>
          </table:table-cell>
          <table:table-cell table:style-name="ce2" office:value-type="float" office:value="0.00000000635312114027897" calcext:value-type="float">
            <text:p>6.35E-09</text:p>
          </table:table-cell>
          <table:table-cell table:style-name="ce2" office:value-type="float" office:value="0.00000000491701168670033" calcext:value-type="float">
            <text:p>4.92E-09</text:p>
          </table:table-cell>
          <table:table-cell table:style-name="ce2" office:value-type="float" office:value="0.0000000056466959996726" calcext:value-type="float">
            <text:p>5.65E-09</text:p>
          </table:table-cell>
          <table:table-cell table:style-name="ce2" office:value-type="float" office:value="0.0000000260221284520412" calcext:value-type="float">
            <text:p>2.60E-08</text:p>
          </table:table-cell>
          <table:table-cell table:style-name="ce2" office:value-type="float" office:value="0.00000000445950965044517" calcext:value-type="float">
            <text:p>4.46E-09</text:p>
          </table:table-cell>
          <table:table-cell table:style-name="ce2" office:value-type="float" office:value="0.00000000864514593246212" calcext:value-type="float">
            <text:p>8.65E-09</text:p>
          </table:table-cell>
          <table:table-cell table:style-name="ce2" office:value-type="float" office:value="0.00000000389620558038927" calcext:value-type="float">
            <text:p>3.90E-09</text:p>
          </table:table-cell>
          <table:table-cell table:style-name="ce2" office:value-type="float" office:value="0.00000000405157107863374" calcext:value-type="float">
            <text:p>4.05E-09</text:p>
          </table:table-cell>
          <table:table-cell table:style-name="ce2" office:value-type="float" office:value="0.00000000446948122956314" calcext:value-type="float">
            <text:p>4.47E-09</text:p>
          </table:table-cell>
          <table:table-cell table:style-name="ce2" office:value-type="float" office:value="0.00000000360469432081345" calcext:value-type="float">
            <text:p>3.60E-09</text:p>
          </table:table-cell>
          <table:table-cell table:style-name="ce2" office:value-type="float" office:value="0.00000000358454421700571" calcext:value-type="float">
            <text:p>3.58E-09</text:p>
          </table:table-cell>
          <table:table-cell table:style-name="ce2" office:value-type="float" office:value="0.00000000305487235507939" calcext:value-type="float">
            <text:p>3.05E-09</text:p>
          </table:table-cell>
          <table:table-cell table:style-name="ce2" office:value-type="float" office:value="0.00000000358697649360806" calcext:value-type="float">
            <text:p>3.59E-09</text:p>
          </table:table-cell>
          <table:table-cell table:style-name="ce2" office:value-type="float" office:value="0.00000000347741679895818" calcext:value-type="float">
            <text:p>3.48E-09</text:p>
          </table:table-cell>
          <table:table-cell table:style-name="ce2" office:value-type="float" office:value="0.00000000452937687356325" calcext:value-type="float">
            <text:p>4.53E-09</text:p>
          </table:table-cell>
          <table:table-cell table:style-name="ce2" office:value-type="float" office:value="0.00000000277742229215505" calcext:value-type="float">
            <text:p>2.78E-09</text:p>
          </table:table-cell>
          <table:table-cell table:style-name="ce2" office:value-type="float" office:value="0.00000000391328169868643" calcext:value-type="float">
            <text:p>3.91E-09</text:p>
          </table:table-cell>
          <table:table-cell table:style-name="ce2" office:value-type="float" office:value="0.00000000474638550684858" calcext:value-type="float">
            <text:p>4.75E-09</text:p>
          </table:table-cell>
          <table:table-cell table:style-name="ce2" office:value-type="float" office:value="0.00000000362755114835522" calcext:value-type="float">
            <text:p>3.63E-09</text:p>
          </table:table-cell>
          <table:table-cell table:style-name="ce2" office:value-type="float" office:value="0.00000000351494566785959" calcext:value-type="float">
            <text:p>3.51E-09</text:p>
          </table:table-cell>
          <table:table-cell table:style-name="ce2" office:value-type="float" office:value="0.00000000353719231682703" calcext:value-type="float">
            <text:p>3.54E-09</text:p>
          </table:table-cell>
          <table:table-cell table:style-name="ce2" office:value-type="float" office:value="0.00000000270012501246696" calcext:value-type="float">
            <text:p>2.70E-09</text:p>
          </table:table-cell>
          <table:table-cell table:style-name="ce2" office:value-type="float" office:value="0.00000000757786544625105" calcext:value-type="float">
            <text:p>7.58E-09</text:p>
          </table:table-cell>
          <table:table-cell table:style-name="ce2" office:value-type="float" office:value="0.00000000367246344445959" calcext:value-type="float">
            <text:p>3.67E-09</text:p>
          </table:table-cell>
          <table:table-cell table:style-name="ce2" office:value-type="float" office:value="0.00000000397621935377401" calcext:value-type="float">
            <text:p>3.98E-09</text:p>
          </table:table-cell>
          <table:table-cell table:style-name="ce2" office:value-type="float" office:value="0.00000000299420777061243" calcext:value-type="float">
            <text:p>2.99E-09</text:p>
          </table:table-cell>
          <table:table-cell table:style-name="ce2" office:value-type="float" office:value="0.00000000407672784419332" calcext:value-type="float">
            <text:p>4.08E-09</text:p>
          </table:table-cell>
          <table:table-cell table:style-name="ce2" office:value-type="float" office:value="0.00000000305004599354674" calcext:value-type="float">
            <text:p>3.05E-09</text:p>
          </table:table-cell>
          <table:table-cell table:style-name="ce2" office:value-type="float" office:value="0.00000000426081525617405" calcext:value-type="float">
            <text:p>4.26E-09</text:p>
          </table:table-cell>
          <table:table-cell table:style-name="ce2" office:value-type="float" office:value="0.00000000216252593610022" calcext:value-type="float">
            <text:p>2.16E-09</text:p>
          </table:table-cell>
          <table:table-cell table:style-name="ce2" office:value-type="float" office:value="0.00000000176348480263044" calcext:value-type="float">
            <text:p>1.76E-09</text:p>
          </table:table-cell>
          <table:table-cell table:style-name="ce2" office:value-type="float" office:value="0.00000000192757165784485" calcext:value-type="float">
            <text:p>1.93E-09</text:p>
          </table:table-cell>
          <table:table-cell table:style-name="ce2" office:value-type="float" office:value="0.00000000327714344550145" calcext:value-type="float">
            <text:p>3.28E-09</text:p>
          </table:table-cell>
          <table:table-cell table:style-name="ce2" office:value-type="float" office:value="0.00000000158763646673776" calcext:value-type="float">
            <text:p>1.59E-09</text:p>
          </table:table-cell>
          <table:table-cell table:style-name="ce2" office:value-type="float" office:value="0.00000000174507874817209" calcext:value-type="float">
            <text:p>1.75E-09</text:p>
          </table:table-cell>
          <table:table-cell table:style-name="ce2" office:value-type="float" office:value="0.00000000254289678203178" calcext:value-type="float">
            <text:p>2.54E-09</text:p>
          </table:table-cell>
          <table:table-cell table:style-name="ce2" office:value-type="float" office:value="0.00000000308584913177867" calcext:value-type="float">
            <text:p>3.09E-09</text:p>
          </table:table-cell>
          <table:table-cell table:style-name="ce2" office:value-type="float" office:value="0.0000000201758574291943" calcext:value-type="float">
            <text:p>2.02E-08</text:p>
          </table:table-cell>
          <table:table-cell table:style-name="ce2" office:value-type="float" office:value="0.00000000238810060615435" calcext:value-type="float">
            <text:p>2.39E-09</text:p>
          </table:table-cell>
          <table:table-cell table:style-name="ce2" office:value-type="float" office:value="0.00000000851044656968724" calcext:value-type="float">
            <text:p>8.51E-09</text:p>
          </table:table-cell>
          <table:table-cell table:style-name="ce2" office:value-type="float" office:value="0.00000000290601920305277" calcext:value-type="float">
            <text:p>2.91E-09</text:p>
          </table:table-cell>
          <table:table-cell table:style-name="ce2" office:value-type="float" office:value="0.00000000518406517713287" calcext:value-type="float">
            <text:p>5.18E-09</text:p>
          </table:table-cell>
          <table:table-cell table:style-name="ce2" office:value-type="float" office:value="0.0000000214116404606556" calcext:value-type="float">
            <text:p>2.14E-08</text:p>
          </table:table-cell>
          <table:table-cell table:style-name="ce2" office:value-type="float" office:value="0.00000000174268899311158" calcext:value-type="float">
            <text:p>1.74E-09</text:p>
          </table:table-cell>
          <table:table-cell table:style-name="ce2" office:value-type="float" office:value="0.00000000233845498520679" calcext:value-type="float">
            <text:p>2.34E-09</text:p>
          </table:table-cell>
          <table:table-cell table:style-name="ce2" office:value-type="float" office:value="0.00000000368427710562002" calcext:value-type="float">
            <text:p>3.68E-09</text:p>
          </table:table-cell>
          <table:table-cell table:style-name="ce2" office:value-type="float" office:value="0.00000000145776080096027" calcext:value-type="float">
            <text:p>1.46E-09</text:p>
          </table:table-cell>
          <table:table-cell table:style-name="ce2" office:value-type="float" office:value="0.00000000184179937967599" calcext:value-type="float">
            <text:p>1.84E-09</text:p>
          </table:table-cell>
          <table:table-cell table:style-name="ce2" office:value-type="float" office:value="0.00000000218182427680346" calcext:value-type="float">
            <text:p>2.18E-09</text:p>
          </table:table-cell>
          <table:table-cell table:style-name="ce2" office:value-type="float" office:value="0.00000000131175592610333" calcext:value-type="float">
            <text:p>1.31E-09</text:p>
          </table:table-cell>
          <table:table-cell table:style-name="ce2" office:value-type="float" office:value="0.0000000184940667224964" calcext:value-type="float">
            <text:p>1.85E-08</text:p>
          </table:table-cell>
          <table:table-cell table:style-name="ce2" office:value-type="float" office:value="0.00000000150910772767076" calcext:value-type="float">
            <text:p>1.51E-09</text:p>
          </table:table-cell>
          <table:table-cell table:style-name="ce2" office:value-type="float" office:value="0.00000000196252458728452" calcext:value-type="float">
            <text:p>1.96E-09</text:p>
          </table:table-cell>
          <table:table-cell table:style-name="ce2" office:value-type="float" office:value="0.000000001077953504236" calcext:value-type="float">
            <text:p>1.08E-09</text:p>
          </table:table-cell>
          <table:table-cell table:style-name="ce2" office:value-type="float" office:value="0.00000000126595034455334" calcext:value-type="float">
            <text:p>1.27E-09</text:p>
          </table:table-cell>
          <table:table-cell table:style-name="ce2" office:value-type="float" office:value="0.00000000440812986113314" calcext:value-type="float">
            <text:p>4.41E-09</text:p>
          </table:table-cell>
          <table:table-cell table:style-name="ce2" office:value-type="float" office:value="0.00000000106709752145661" calcext:value-type="float">
            <text:p>1.07E-09</text:p>
          </table:table-cell>
          <table:table-cell table:style-name="ce2" office:value-type="float" office:value="0.00000000156319424071682" calcext:value-type="float">
            <text:p>1.56E-09</text:p>
          </table:table-cell>
          <table:table-cell table:style-name="ce2" office:value-type="float" office:value="0.0000000127988268872059" calcext:value-type="float">
            <text:p>1.28E-08</text:p>
          </table:table-cell>
          <table:table-cell table:style-name="ce2" office:value-type="float" office:value="0.00000000098595476227814" calcext:value-type="float">
            <text:p>9.86E-10</text:p>
          </table:table-cell>
          <table:table-cell table:style-name="ce2" office:value-type="float" office:value="0.0000000025630233491114" calcext:value-type="float">
            <text:p>2.56E-09</text:p>
          </table:table-cell>
          <table:table-cell table:style-name="ce2" office:value-type="float" office:value="0.00000000138305911168146" calcext:value-type="float">
            <text:p>1.38E-09</text:p>
          </table:table-cell>
          <table:table-cell table:style-name="ce2" office:value-type="float" office:value="0.00000000199672300915665" calcext:value-type="float">
            <text:p>2.00E-09</text:p>
          </table:table-cell>
          <table:table-cell table:style-name="ce2" office:value-type="float" office:value="0.0000000011185117276824" calcext:value-type="float">
            <text:p>1.12E-09</text:p>
          </table:table-cell>
          <table:table-cell table:style-name="ce2" office:value-type="float" office:value="0.00000000228457652795555" calcext:value-type="float">
            <text:p>2.28E-09</text:p>
          </table:table-cell>
          <table:table-cell table:style-name="ce2" office:value-type="float" office:value="0.00000000212799111665162" calcext:value-type="float">
            <text:p>2.13E-09</text:p>
          </table:table-cell>
          <table:table-cell table:style-name="ce2" office:value-type="float" office:value="0.000000000979344938478732" calcext:value-type="float">
            <text:p>9.79E-10</text:p>
          </table:table-cell>
          <table:table-cell table:style-name="ce2" office:value-type="float" office:value="0.00000000130825406063905" calcext:value-type="float">
            <text:p>1.31E-09</text:p>
          </table:table-cell>
          <table:table-cell table:style-name="ce2" office:value-type="float" office:value="0.0000000132024373655781" calcext:value-type="float">
            <text:p>1.32E-08</text:p>
          </table:table-cell>
          <table:table-cell table:style-name="ce2" office:value-type="float" office:value="0.00000000132428157328945" calcext:value-type="float">
            <text:p>1.32E-09</text:p>
          </table:table-cell>
          <table:table-cell table:style-name="ce2" office:value-type="float" office:value="0.00000000109813180770856" calcext:value-type="float">
            <text:p>1.10E-09</text:p>
          </table:table-cell>
          <table:table-cell table:style-name="ce2" office:value-type="float" office:value="0.000000000822028889402304" calcext:value-type="float">
            <text:p>8.22E-10</text:p>
          </table:table-cell>
          <table:table-cell table:style-name="ce2" office:value-type="float" office:value="0.00000000400791888566232" calcext:value-type="float">
            <text:p>4.01E-09</text:p>
          </table:table-cell>
          <table:table-cell table:style-name="ce2" office:value-type="float" office:value="0.00000000140363232148388" calcext:value-type="float">
            <text:p>1.40E-09</text:p>
          </table:table-cell>
          <table:table-cell table:style-name="ce2" office:value-type="float" office:value="0.00000000166598812523233" calcext:value-type="float">
            <text:p>1.67E-09</text:p>
          </table:table-cell>
          <table:table-cell table:style-name="ce2" office:value-type="float" office:value="0.00000000643403508249207" calcext:value-type="float">
            <text:p>6.43E-09</text:p>
          </table:table-cell>
          <table:table-cell table:style-name="ce2" office:value-type="float" office:value="0.00000000105634179181635" calcext:value-type="float">
            <text:p>1.06E-09</text:p>
          </table:table-cell>
          <table:table-cell table:style-name="ce2" office:value-type="float" office:value="0.00000000905477648416308" calcext:value-type="float">
            <text:p>9.05E-09</text:p>
          </table:table-cell>
          <table:table-cell table:style-name="ce2" office:value-type="float" office:value="0.00000000133638844435068" calcext:value-type="float">
            <text:p>1.34E-09</text:p>
          </table:table-cell>
          <table:table-cell table:style-name="ce2" office:value-type="float" office:value="0.00000000531847321738609" calcext:value-type="float">
            <text:p>5.32E-09</text:p>
          </table:table-cell>
          <table:table-cell table:style-name="ce2" office:value-type="float" office:value="0.0000000013565737422283" calcext:value-type="float">
            <text:p>1.36E-09</text:p>
          </table:table-cell>
          <table:table-cell table:style-name="ce2" office:value-type="float" office:value="0.00000000195485849729948" calcext:value-type="float">
            <text:p>1.95E-09</text:p>
          </table:table-cell>
          <table:table-cell table:style-name="ce2" office:value-type="float" office:value="0.00000000998174876087887" calcext:value-type="float">
            <text:p>9.98E-09</text:p>
          </table:table-cell>
          <table:table-cell table:style-name="ce2" office:value-type="float" office:value="0.0000000183289419197762" calcext:value-type="float">
            <text:p>1.83E-08</text:p>
          </table:table-cell>
          <table:table-cell table:style-name="ce2" office:value-type="float" office:value="0.00000000174492387206015" calcext:value-type="float">
            <text:p>1.74E-09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485996533825527" calcext:value-type="float">
            <text:p>4.86E-05</text:p>
          </table:table-cell>
          <table:table-cell table:style-name="ce2" office:value-type="float" office:value="0.00000738543985789874" calcext:value-type="float">
            <text:p>7.39E-06</text:p>
          </table:table-cell>
          <table:table-cell table:style-name="ce2" office:value-type="float" office:value="0.00000173951582382869" calcext:value-type="float">
            <text:p>1.74E-06</text:p>
          </table:table-cell>
          <table:table-cell table:style-name="ce2" office:value-type="float" office:value="0.00000053627439910997" calcext:value-type="float">
            <text:p>5.36E-07</text:p>
          </table:table-cell>
          <table:table-cell table:style-name="ce2" office:value-type="float" office:value="0.000000367698135050886" calcext:value-type="float">
            <text:p>3.68E-07</text:p>
          </table:table-cell>
          <table:table-cell table:style-name="ce2" office:value-type="float" office:value="0.000000278228071692865" calcext:value-type="float">
            <text:p>2.78E-07</text:p>
          </table:table-cell>
          <table:table-cell table:style-name="ce2" office:value-type="float" office:value="0.000000253883399636833" calcext:value-type="float">
            <text:p>2.54E-07</text:p>
          </table:table-cell>
          <table:table-cell table:style-name="ce2" office:value-type="float" office:value="0.000000222756057155493" calcext:value-type="float">
            <text:p>2.23E-07</text:p>
          </table:table-cell>
          <table:table-cell table:style-name="ce2" office:value-type="float" office:value="0.000000205654203000449" calcext:value-type="float">
            <text:p>2.06E-07</text:p>
          </table:table-cell>
          <table:table-cell table:style-name="ce2" office:value-type="float" office:value="0.000000188732343531228" calcext:value-type="float">
            <text:p>1.89E-07</text:p>
          </table:table-cell>
          <table:table-cell table:style-name="ce2" office:value-type="float" office:value="0.00000018001030355208" calcext:value-type="float">
            <text:p>1.80E-07</text:p>
          </table:table-cell>
          <table:table-cell table:style-name="ce2" office:value-type="float" office:value="0.000000218072230495636" calcext:value-type="float">
            <text:p>2.18E-07</text:p>
          </table:table-cell>
          <table:table-cell table:style-name="ce2" office:value-type="float" office:value="0.000000193325163877489" calcext:value-type="float">
            <text:p>1.93E-07</text:p>
          </table:table-cell>
          <table:table-cell table:style-name="ce2" office:value-type="float" office:value="0.000000187351616887099" calcext:value-type="float">
            <text:p>1.87E-07</text:p>
          </table:table-cell>
          <table:table-cell table:style-name="ce2" office:value-type="float" office:value="0.000000197500909848713" calcext:value-type="float">
            <text:p>1.98E-07</text:p>
          </table:table-cell>
          <table:table-cell table:style-name="ce2" office:value-type="float" office:value="0.000000194613889448191" calcext:value-type="float">
            <text:p>1.95E-07</text:p>
          </table:table-cell>
          <table:table-cell table:style-name="ce2" office:value-type="float" office:value="0.000000203363825335145" calcext:value-type="float">
            <text:p>2.03E-07</text:p>
          </table:table-cell>
          <table:table-cell table:style-name="ce2" office:value-type="float" office:value="0.000000203274794330354" calcext:value-type="float">
            <text:p>2.03E-07</text:p>
          </table:table-cell>
          <table:table-cell table:style-name="ce2" office:value-type="float" office:value="0.000000195481192122315" calcext:value-type="float">
            <text:p>1.95E-07</text:p>
          </table:table-cell>
          <table:table-cell table:style-name="ce2" office:value-type="float" office:value="0.000000219222528130558" calcext:value-type="float">
            <text:p>2.19E-07</text:p>
          </table:table-cell>
          <table:table-cell table:style-name="ce2" office:value-type="float" office:value="0.000000224428731598891" calcext:value-type="float">
            <text:p>2.24E-07</text:p>
          </table:table-cell>
          <table:table-cell table:style-name="ce2" office:value-type="float" office:value="0.000000205766454541844" calcext:value-type="float">
            <text:p>2.06E-07</text:p>
          </table:table-cell>
          <table:table-cell table:style-name="ce2" office:value-type="float" office:value="0.000000219737884776805" calcext:value-type="float">
            <text:p>2.20E-07</text:p>
          </table:table-cell>
          <table:table-cell table:style-name="ce2" office:value-type="float" office:value="0.000000216874653347076" calcext:value-type="float">
            <text:p>2.17E-07</text:p>
          </table:table-cell>
          <table:table-cell table:style-name="ce2" office:value-type="float" office:value="0.000000233725870657508" calcext:value-type="float">
            <text:p>2.34E-07</text:p>
          </table:table-cell>
          <table:table-cell table:style-name="ce2" office:value-type="float" office:value="0.000000228437031069006" calcext:value-type="float">
            <text:p>2.28E-07</text:p>
          </table:table-cell>
          <table:table-cell table:style-name="ce2" office:value-type="float" office:value="0.000000226519688339976" calcext:value-type="float">
            <text:p>2.27E-07</text:p>
          </table:table-cell>
          <table:table-cell table:style-name="ce2" office:value-type="float" office:value="0.00000021737619704254" calcext:value-type="float">
            <text:p>2.17E-07</text:p>
          </table:table-cell>
          <table:table-cell table:style-name="ce2" office:value-type="float" office:value="0.000000215015802496054" calcext:value-type="float">
            <text:p>2.15E-07</text:p>
          </table:table-cell>
          <table:table-cell table:style-name="ce2" office:value-type="float" office:value="0.000000232616315543054" calcext:value-type="float">
            <text:p>2.33E-07</text:p>
          </table:table-cell>
          <table:table-cell table:style-name="ce2" office:value-type="float" office:value="0.000000225711744405998" calcext:value-type="float">
            <text:p>2.26E-07</text:p>
          </table:table-cell>
          <table:table-cell table:style-name="ce2" office:value-type="float" office:value="0.000000228167209570528" calcext:value-type="float">
            <text:p>2.28E-07</text:p>
          </table:table-cell>
          <table:table-cell table:style-name="ce2" office:value-type="float" office:value="0.000000224645162916203" calcext:value-type="float">
            <text:p>2.25E-07</text:p>
          </table:table-cell>
          <table:table-cell table:style-name="ce2" office:value-type="float" office:value="0.000000229042285582181" calcext:value-type="float">
            <text:p>2.29E-07</text:p>
          </table:table-cell>
          <table:table-cell table:style-name="ce2" office:value-type="float" office:value="0.000000209690227848113" calcext:value-type="float">
            <text:p>2.10E-07</text:p>
          </table:table-cell>
          <table:table-cell table:style-name="ce2" office:value-type="float" office:value="0.000000232655068543863" calcext:value-type="float">
            <text:p>2.33E-07</text:p>
          </table:table-cell>
          <table:table-cell table:style-name="ce2" office:value-type="float" office:value="0.000000225338084192117" calcext:value-type="float">
            <text:p>2.25E-07</text:p>
          </table:table-cell>
          <table:table-cell table:style-name="ce2" office:value-type="float" office:value="0.000000195763860233455" calcext:value-type="float">
            <text:p>1.96E-07</text:p>
          </table:table-cell>
          <table:table-cell table:style-name="ce2" office:value-type="float" office:value="0.000000227675201358579" calcext:value-type="float">
            <text:p>2.28E-07</text:p>
          </table:table-cell>
          <table:table-cell table:style-name="ce2" office:value-type="float" office:value="0.000000223072930793932" calcext:value-type="float">
            <text:p>2.23E-07</text:p>
          </table:table-cell>
          <table:table-cell table:style-name="ce2" office:value-type="float" office:value="0.00000023617877786819" calcext:value-type="float">
            <text:p>2.36E-07</text:p>
          </table:table-cell>
          <table:table-cell table:style-name="ce2" office:value-type="float" office:value="0.000000222474540123585" calcext:value-type="float">
            <text:p>2.22E-07</text:p>
          </table:table-cell>
          <table:table-cell table:style-name="ce2" office:value-type="float" office:value="0.000000233963660889457" calcext:value-type="float">
            <text:p>2.34E-07</text:p>
          </table:table-cell>
          <table:table-cell table:style-name="ce2" office:value-type="float" office:value="0.000000219498772935367" calcext:value-type="float">
            <text:p>2.19E-07</text:p>
          </table:table-cell>
          <table:table-cell table:style-name="ce2" office:value-type="float" office:value="0.00000021836416408405" calcext:value-type="float">
            <text:p>2.18E-07</text:p>
          </table:table-cell>
          <table:table-cell table:style-name="ce2" office:value-type="float" office:value="0.00000022319528625303" calcext:value-type="float">
            <text:p>2.23E-07</text:p>
          </table:table-cell>
          <table:table-cell table:style-name="ce2" office:value-type="float" office:value="0.000000218980062527407" calcext:value-type="float">
            <text:p>2.19E-07</text:p>
          </table:table-cell>
          <table:table-cell table:style-name="ce2" office:value-type="float" office:value="0.000000238750175185487" calcext:value-type="float">
            <text:p>2.39E-07</text:p>
          </table:table-cell>
          <table:table-cell table:style-name="ce2" office:value-type="float" office:value="0.000000227402125574371" calcext:value-type="float">
            <text:p>2.27E-07</text:p>
          </table:table-cell>
          <table:table-cell table:style-name="ce2" office:value-type="float" office:value="0.000000234510423524625" calcext:value-type="float">
            <text:p>2.35E-07</text:p>
          </table:table-cell>
          <table:table-cell table:style-name="ce2" office:value-type="float" office:value="0.000000227217768156151" calcext:value-type="float">
            <text:p>2.27E-07</text:p>
          </table:table-cell>
          <table:table-cell table:style-name="ce2" office:value-type="float" office:value="0.00000020936354871992" calcext:value-type="float">
            <text:p>2.09E-07</text:p>
          </table:table-cell>
          <table:table-cell table:style-name="ce2" office:value-type="float" office:value="0.000000195165185346013" calcext:value-type="float">
            <text:p>1.95E-07</text:p>
          </table:table-cell>
          <table:table-cell table:style-name="ce2" office:value-type="float" office:value="0.000000212785209896537" calcext:value-type="float">
            <text:p>2.13E-07</text:p>
          </table:table-cell>
          <table:table-cell table:style-name="ce2" office:value-type="float" office:value="0.000000204910250545253" calcext:value-type="float">
            <text:p>2.05E-07</text:p>
          </table:table-cell>
          <table:table-cell table:style-name="ce2" office:value-type="float" office:value="0.000000204711000151291" calcext:value-type="float">
            <text:p>2.05E-07</text:p>
          </table:table-cell>
          <table:table-cell table:style-name="ce2" office:value-type="float" office:value="0.000000220859959654262" calcext:value-type="float">
            <text:p>2.21E-07</text:p>
          </table:table-cell>
          <table:table-cell table:style-name="ce2" office:value-type="float" office:value="0.000000278188537095047" calcext:value-type="float">
            <text:p>2.78E-07</text:p>
          </table:table-cell>
          <table:table-cell table:style-name="ce2" office:value-type="float" office:value="0.000000196406688246497" calcext:value-type="float">
            <text:p>1.96E-07</text:p>
          </table:table-cell>
          <table:table-cell table:style-name="ce2" office:value-type="float" office:value="0.00000020945387291249" calcext:value-type="float">
            <text:p>2.09E-07</text:p>
          </table:table-cell>
          <table:table-cell table:style-name="ce2" office:value-type="float" office:value="0.000000219379714394563" calcext:value-type="float">
            <text:p>2.19E-07</text:p>
          </table:table-cell>
          <table:table-cell table:style-name="ce2" office:value-type="float" office:value="0.000000195764229715678" calcext:value-type="float">
            <text:p>1.96E-07</text:p>
          </table:table-cell>
          <table:table-cell table:style-name="ce2" office:value-type="float" office:value="0.000000195187041640565" calcext:value-type="float">
            <text:p>1.95E-07</text:p>
          </table:table-cell>
          <table:table-cell table:style-name="ce2" office:value-type="float" office:value="0.000000233304646712895" calcext:value-type="float">
            <text:p>2.33E-07</text:p>
          </table:table-cell>
          <table:table-cell table:style-name="ce2" office:value-type="float" office:value="0.000000197680137148381" calcext:value-type="float">
            <text:p>1.98E-07</text:p>
          </table:table-cell>
          <table:table-cell table:style-name="ce2" office:value-type="float" office:value="0.000000217131670865455" calcext:value-type="float">
            <text:p>2.17E-07</text:p>
          </table:table-cell>
          <table:table-cell table:style-name="ce2" office:value-type="float" office:value="0.0000001889674905442" calcext:value-type="float">
            <text:p>1.89E-07</text:p>
          </table:table-cell>
          <table:table-cell table:style-name="ce2" office:value-type="float" office:value="0.000000210010824730488" calcext:value-type="float">
            <text:p>2.10E-07</text:p>
          </table:table-cell>
          <table:table-cell table:style-name="ce2" office:value-type="float" office:value="0.000000197021847725409" calcext:value-type="float">
            <text:p>1.97E-07</text:p>
          </table:table-cell>
          <table:table-cell table:style-name="ce2" office:value-type="float" office:value="0.00000019922978822251" calcext:value-type="float">
            <text:p>1.99E-07</text:p>
          </table:table-cell>
          <table:table-cell table:style-name="ce2" office:value-type="float" office:value="0.000000153149585457867" calcext:value-type="float">
            <text:p>1.53E-07</text:p>
          </table:table-cell>
          <table:table-cell table:style-name="ce2" office:value-type="float" office:value="0.000000190097154018076" calcext:value-type="float">
            <text:p>1.90E-07</text:p>
          </table:table-cell>
          <table:table-cell table:style-name="ce2" office:value-type="float" office:value="0.000000253879449019223" calcext:value-type="float">
            <text:p>2.54E-07</text:p>
          </table:table-cell>
          <table:table-cell table:style-name="ce2" office:value-type="float" office:value="0.000000172229661643541" calcext:value-type="float">
            <text:p>1.72E-07</text:p>
          </table:table-cell>
          <table:table-cell table:style-name="ce2" office:value-type="float" office:value="0.000000190541825872969" calcext:value-type="float">
            <text:p>1.91E-07</text:p>
          </table:table-cell>
          <table:table-cell table:style-name="ce2" office:value-type="float" office:value="0.000000210509881526377" calcext:value-type="float">
            <text:p>2.11E-07</text:p>
          </table:table-cell>
          <table:table-cell table:style-name="ce2" office:value-type="float" office:value="0.00000020596402805495" calcext:value-type="float">
            <text:p>2.06E-07</text:p>
          </table:table-cell>
          <table:table-cell table:style-name="ce2" office:value-type="float" office:value="0.000000229469605983467" calcext:value-type="float">
            <text:p>2.29E-07</text:p>
          </table:table-cell>
          <table:table-cell table:style-name="ce2" office:value-type="float" office:value="0.000000226991261342845" calcext:value-type="float">
            <text:p>2.27E-07</text:p>
          </table:table-cell>
          <table:table-cell table:style-name="ce2" office:value-type="float" office:value="0.000000168398642585998" calcext:value-type="float">
            <text:p>1.68E-07</text:p>
          </table:table-cell>
          <table:table-cell table:style-name="ce2" office:value-type="float" office:value="0.000000237592374219275" calcext:value-type="float">
            <text:p>2.38E-07</text:p>
          </table:table-cell>
          <table:table-cell table:style-name="ce2" office:value-type="float" office:value="0.000000181253739128806" calcext:value-type="float">
            <text:p>1.81E-07</text:p>
          </table:table-cell>
          <table:table-cell table:style-name="ce2" office:value-type="float" office:value="0.000000198180060806407" calcext:value-type="float">
            <text:p>1.98E-07</text:p>
          </table:table-cell>
          <table:table-cell table:style-name="ce2" office:value-type="float" office:value="0.000000212279161360129" calcext:value-type="float">
            <text:p>2.12E-07</text:p>
          </table:table-cell>
          <table:table-cell table:style-name="ce2" office:value-type="float" office:value="0.00000018551233438302" calcext:value-type="float">
            <text:p>1.86E-07</text:p>
          </table:table-cell>
          <table:table-cell table:style-name="ce2" office:value-type="float" office:value="0.000000195534568092625" calcext:value-type="float">
            <text:p>1.96E-07</text:p>
          </table:table-cell>
          <table:table-cell table:style-name="ce2" office:value-type="float" office:value="0.000000195788700807497" calcext:value-type="float">
            <text:p>1.96E-07</text:p>
          </table:table-cell>
          <table:table-cell table:style-name="ce2" office:value-type="float" office:value="0.000000219251248267937" calcext:value-type="float">
            <text:p>2.19E-07</text:p>
          </table:table-cell>
          <table:table-cell table:style-name="ce2" office:value-type="float" office:value="0.000000193499928968776" calcext:value-type="float">
            <text:p>1.93E-07</text:p>
          </table:table-cell>
          <table:table-cell table:style-name="ce2" office:value-type="float" office:value="0.000000182078480293057" calcext:value-type="float">
            <text:p>1.82E-07</text:p>
          </table:table-cell>
          <table:table-cell table:style-name="ce2" office:value-type="float" office:value="0.000000206326120633093" calcext:value-type="float">
            <text:p>2.06E-07</text:p>
          </table:table-cell>
          <table:table-cell table:style-name="ce2" office:value-type="float" office:value="0.000000190727703852644" calcext:value-type="float">
            <text:p>1.91E-07</text:p>
          </table:table-cell>
          <table:table-cell table:style-name="ce2" office:value-type="float" office:value="0.000000186250190381542" calcext:value-type="float">
            <text:p>1.86E-07</text:p>
          </table:table-cell>
          <table:table-cell table:style-name="ce2" office:value-type="float" office:value="0.000000188316519711406" calcext:value-type="float">
            <text:p>1.88E-07</text:p>
          </table:table-cell>
          <table:table-cell table:style-name="ce2" office:value-type="float" office:value="0.000000219188265759839" calcext:value-type="float">
            <text:p>2.19E-07</text:p>
          </table:table-cell>
          <table:table-cell table:style-name="ce2" office:value-type="float" office:value="0.000000207848458444459" calcext:value-type="float">
            <text:p>2.08E-07</text:p>
          </table:table-cell>
          <table:table-cell table:style-name="ce2" office:value-type="float" office:value="0.000000214043026858234" calcext:value-type="float">
            <text:p>2.14E-07</text:p>
          </table:table-cell>
          <table:table-cell table:style-name="ce2" office:value-type="float" office:value="0.000000216763964999699" calcext:value-type="float">
            <text:p>2.17E-07</text:p>
          </table:table-cell>
          <table:table-cell table:style-name="ce2" office:value-type="float" office:value="0.000000196890312054165" calcext:value-type="float">
            <text:p>1.97E-07</text:p>
          </table:table-cell>
          <table:table-cell table:style-name="ce2" office:value-type="float" office:value="0.000000228601948037976" calcext:value-type="float">
            <text:p>2.29E-07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184037726285168" calcext:value-type="float">
            <text:p>1.84E-05</text:p>
          </table:table-cell>
          <table:table-cell table:style-name="ce2" office:value-type="float" office:value="0.00000118355239919765" calcext:value-type="float">
            <text:p>1.18E-06</text:p>
          </table:table-cell>
          <table:table-cell table:style-name="ce2" office:value-type="float" office:value="0.000000278603096148799" calcext:value-type="float">
            <text:p>2.79E-07</text:p>
          </table:table-cell>
          <table:table-cell table:style-name="ce2" office:value-type="float" office:value="0.000000122564998150664" calcext:value-type="float">
            <text:p>1.23E-07</text:p>
          </table:table-cell>
          <table:table-cell table:style-name="ce2" office:value-type="float" office:value="0.000000078954926152619" calcext:value-type="float">
            <text:p>7.90E-08</text:p>
          </table:table-cell>
          <table:table-cell table:style-name="ce2" office:value-type="float" office:value="0.0000000243904612062806" calcext:value-type="float">
            <text:p>2.44E-08</text:p>
          </table:table-cell>
          <table:table-cell table:style-name="ce2" office:value-type="float" office:value="0.0000000711842389478079" calcext:value-type="float">
            <text:p>7.12E-08</text:p>
          </table:table-cell>
          <table:table-cell table:style-name="ce2" office:value-type="float" office:value="0.0000000272659548272713" calcext:value-type="float">
            <text:p>2.73E-08</text:p>
          </table:table-cell>
          <table:table-cell table:style-name="ce2" office:value-type="float" office:value="0.0000000183983797086284" calcext:value-type="float">
            <text:p>1.84E-08</text:p>
          </table:table-cell>
          <table:table-cell table:style-name="ce2" office:value-type="float" office:value="0.0000000168493521357504" calcext:value-type="float">
            <text:p>1.68E-08</text:p>
          </table:table-cell>
          <table:table-cell table:style-name="ce2" office:value-type="float" office:value="0.00000000972252678366203" calcext:value-type="float">
            <text:p>9.72E-09</text:p>
          </table:table-cell>
          <table:table-cell table:style-name="ce2" office:value-type="float" office:value="0.00000000806731303981678" calcext:value-type="float">
            <text:p>8.07E-09</text:p>
          </table:table-cell>
          <table:table-cell table:style-name="ce2" office:value-type="float" office:value="0.0000000102069153129491" calcext:value-type="float">
            <text:p>1.02E-08</text:p>
          </table:table-cell>
          <table:table-cell table:style-name="ce2" office:value-type="float" office:value="0.0000000201712726521918" calcext:value-type="float">
            <text:p>2.02E-08</text:p>
          </table:table-cell>
          <table:table-cell table:style-name="ce2" office:value-type="float" office:value="0.00000000903555541498235" calcext:value-type="float">
            <text:p>9.04E-09</text:p>
          </table:table-cell>
          <table:table-cell table:style-name="ce2" office:value-type="float" office:value="0.0000000041555172636265" calcext:value-type="float">
            <text:p>4.16E-09</text:p>
          </table:table-cell>
          <table:table-cell table:style-name="ce2" office:value-type="float" office:value="0.00000000479656092622349" calcext:value-type="float">
            <text:p>4.80E-09</text:p>
          </table:table-cell>
          <table:table-cell table:style-name="ce2" office:value-type="float" office:value="0.00000000626229734734806" calcext:value-type="float">
            <text:p>6.26E-09</text:p>
          </table:table-cell>
          <table:table-cell table:style-name="ce2" office:value-type="float" office:value="0.0000000112870797153163" calcext:value-type="float">
            <text:p>1.13E-08</text:p>
          </table:table-cell>
          <table:table-cell table:style-name="ce2" office:value-type="float" office:value="0.00000000320396376096709" calcext:value-type="float">
            <text:p>3.20E-09</text:p>
          </table:table-cell>
          <table:table-cell table:style-name="ce2" office:value-type="float" office:value="0.00000000418846601846212" calcext:value-type="float">
            <text:p>4.19E-09</text:p>
          </table:table-cell>
          <table:table-cell table:style-name="ce2" office:value-type="float" office:value="0.00000000902549857073609" calcext:value-type="float">
            <text:p>9.03E-09</text:p>
          </table:table-cell>
          <table:table-cell table:style-name="ce2" office:value-type="float" office:value="0.00000000319064286102843" calcext:value-type="float">
            <text:p>3.19E-09</text:p>
          </table:table-cell>
          <table:table-cell table:style-name="ce2" office:value-type="float" office:value="0.00000000509326403275167" calcext:value-type="float">
            <text:p>5.09E-09</text:p>
          </table:table-cell>
          <table:table-cell table:style-name="ce2" office:value-type="float" office:value="0.00000000357480378632146" calcext:value-type="float">
            <text:p>3.57E-09</text:p>
          </table:table-cell>
          <table:table-cell table:style-name="ce2" office:value-type="float" office:value="0.00000000428664925777866" calcext:value-type="float">
            <text:p>4.29E-09</text:p>
          </table:table-cell>
          <table:table-cell table:style-name="ce2" office:value-type="float" office:value="0.00000000404420452682074" calcext:value-type="float">
            <text:p>4.04E-09</text:p>
          </table:table-cell>
          <table:table-cell table:style-name="ce2" office:value-type="float" office:value="0.00000000202861727416348" calcext:value-type="float">
            <text:p>2.03E-09</text:p>
          </table:table-cell>
          <table:table-cell table:style-name="ce2" office:value-type="float" office:value="0.00000000265979682723127" calcext:value-type="float">
            <text:p>2.66E-09</text:p>
          </table:table-cell>
          <table:table-cell table:style-name="ce2" office:value-type="float" office:value="0.00000000510644904139212" calcext:value-type="float">
            <text:p>5.11E-09</text:p>
          </table:table-cell>
          <table:table-cell table:style-name="ce2" office:value-type="float" office:value="0.00000000233863484133678" calcext:value-type="float">
            <text:p>2.34E-09</text:p>
          </table:table-cell>
          <table:table-cell table:style-name="ce2" office:value-type="float" office:value="0.00000000286796342230388" calcext:value-type="float">
            <text:p>2.87E-09</text:p>
          </table:table-cell>
          <table:table-cell table:style-name="ce2" office:value-type="float" office:value="0.00000000172772685047561" calcext:value-type="float">
            <text:p>1.73E-09</text:p>
          </table:table-cell>
          <table:table-cell table:style-name="ce2" office:value-type="float" office:value="0.00000000507289321660664" calcext:value-type="float">
            <text:p>5.07E-09</text:p>
          </table:table-cell>
          <table:table-cell table:style-name="ce2" office:value-type="float" office:value="0.00000000160938706805779" calcext:value-type="float">
            <text:p>1.61E-09</text:p>
          </table:table-cell>
          <table:table-cell table:style-name="ce2" office:value-type="float" office:value="0.00000000122166532445788" calcext:value-type="float">
            <text:p>1.22E-09</text:p>
          </table:table-cell>
          <table:table-cell table:style-name="ce2" office:value-type="float" office:value="0.00000000331989147284161" calcext:value-type="float">
            <text:p>3.32E-09</text:p>
          </table:table-cell>
          <table:table-cell table:style-name="ce2" office:value-type="float" office:value="0.00000000198673122397963" calcext:value-type="float">
            <text:p>1.99E-09</text:p>
          </table:table-cell>
          <table:table-cell table:style-name="ce2" office:value-type="float" office:value="0.00000000288675749970934" calcext:value-type="float">
            <text:p>2.89E-09</text:p>
          </table:table-cell>
          <table:table-cell table:style-name="ce2" office:value-type="float" office:value="0.000000000964199164954493" calcext:value-type="float">
            <text:p>9.64E-10</text:p>
          </table:table-cell>
          <table:table-cell table:style-name="ce2" office:value-type="float" office:value="0.00000000701536340130815" calcext:value-type="float">
            <text:p>7.02E-09</text:p>
          </table:table-cell>
          <table:table-cell table:style-name="ce2" office:value-type="float" office:value="0.00000000181383286168568" calcext:value-type="float">
            <text:p>1.81E-09</text:p>
          </table:table-cell>
          <table:table-cell table:style-name="ce2" office:value-type="float" office:value="0.00000000071240657817384" calcext:value-type="float">
            <text:p>7.12E-10</text:p>
          </table:table-cell>
          <table:table-cell table:style-name="ce2" office:value-type="float" office:value="0.000000000754854234674695" calcext:value-type="float">
            <text:p>7.55E-10</text:p>
          </table:table-cell>
          <table:table-cell table:style-name="ce2" office:value-type="float" office:value="0.00000000090843754740888" calcext:value-type="float">
            <text:p>9.08E-10</text:p>
          </table:table-cell>
          <table:table-cell table:style-name="ce2" office:value-type="float" office:value="0.000000000783499487511107" calcext:value-type="float">
            <text:p>7.83E-10</text:p>
          </table:table-cell>
          <table:table-cell table:style-name="ce2" office:value-type="float" office:value="0.000000000894140261831211" calcext:value-type="float">
            <text:p>8.94E-10</text:p>
          </table:table-cell>
          <table:table-cell table:style-name="ce2" office:value-type="float" office:value="0.000000000813152989387333" calcext:value-type="float">
            <text:p>8.13E-10</text:p>
          </table:table-cell>
          <table:table-cell table:style-name="ce2" office:value-type="float" office:value="0.000000000664295285446314" calcext:value-type="float">
            <text:p>6.64E-10</text:p>
          </table:table-cell>
          <table:table-cell table:style-name="ce2" office:value-type="float" office:value="0.000000000644135078609053" calcext:value-type="float">
            <text:p>6.44E-10</text:p>
          </table:table-cell>
          <table:table-cell table:style-name="ce2" office:value-type="float" office:value="0.000000000689456325364545" calcext:value-type="float">
            <text:p>6.89E-10</text:p>
          </table:table-cell>
          <table:table-cell table:style-name="ce2" office:value-type="float" office:value="0.000000000503651120808967" calcext:value-type="float">
            <text:p>5.04E-10</text:p>
          </table:table-cell>
          <table:table-cell table:style-name="ce2" office:value-type="float" office:value="0.000000000678935296871685" calcext:value-type="float">
            <text:p>6.79E-10</text:p>
          </table:table-cell>
          <table:table-cell table:style-name="ce2" office:value-type="float" office:value="0.000000000857360793471428" calcext:value-type="float">
            <text:p>8.57E-10</text:p>
          </table:table-cell>
          <table:table-cell table:style-name="ce2" office:value-type="float" office:value="0.0000000010898784097435" calcext:value-type="float">
            <text:p>1.09E-09</text:p>
          </table:table-cell>
          <table:table-cell table:style-name="ce2" office:value-type="float" office:value="0.000000000745687733783029" calcext:value-type="float">
            <text:p>7.46E-10</text:p>
          </table:table-cell>
          <table:table-cell table:style-name="ce2" office:value-type="float" office:value="0.000000000465232907753687" calcext:value-type="float">
            <text:p>4.65E-10</text:p>
          </table:table-cell>
          <table:table-cell table:style-name="ce2" office:value-type="float" office:value="0.000000000603010086308586" calcext:value-type="float">
            <text:p>6.03E-10</text:p>
          </table:table-cell>
          <table:table-cell table:style-name="ce2" office:value-type="float" office:value="0.00000000559267876454328" calcext:value-type="float">
            <text:p>5.59E-09</text:p>
          </table:table-cell>
          <table:table-cell table:style-name="ce2" office:value-type="float" office:value="0.00000000186841786486979" calcext:value-type="float">
            <text:p>1.87E-09</text:p>
          </table:table-cell>
          <table:table-cell table:style-name="ce2" office:value-type="float" office:value="0.00000000333344996050755" calcext:value-type="float">
            <text:p>3.33E-09</text:p>
          </table:table-cell>
          <table:table-cell table:style-name="ce2" office:value-type="float" office:value="0.000000000534674526875278" calcext:value-type="float">
            <text:p>5.35E-10</text:p>
          </table:table-cell>
          <table:table-cell table:style-name="ce2" office:value-type="float" office:value="0.000000000537431710245783" calcext:value-type="float">
            <text:p>5.37E-10</text:p>
          </table:table-cell>
          <table:table-cell table:style-name="ce2" office:value-type="float" office:value="0.000000000632274510525832" calcext:value-type="float">
            <text:p>6.32E-10</text:p>
          </table:table-cell>
          <table:table-cell table:style-name="ce2" office:value-type="float" office:value="0.000000000701051772189487" calcext:value-type="float">
            <text:p>7.01E-10</text:p>
          </table:table-cell>
          <table:table-cell table:style-name="ce2" office:value-type="float" office:value="0.0000000120911556322766" calcext:value-type="float">
            <text:p>1.21E-08</text:p>
          </table:table-cell>
          <table:table-cell table:style-name="ce2" office:value-type="float" office:value="0.00000000129416743988031" calcext:value-type="float">
            <text:p>1.29E-09</text:p>
          </table:table-cell>
          <table:table-cell table:style-name="ce2" office:value-type="float" office:value="0.000000000500344043974365" calcext:value-type="float">
            <text:p>5.00E-10</text:p>
          </table:table-cell>
          <table:table-cell table:style-name="ce2" office:value-type="float" office:value="0.00000000244686471084776" calcext:value-type="float">
            <text:p>2.45E-09</text:p>
          </table:table-cell>
          <table:table-cell table:style-name="ce2" office:value-type="float" office:value="0.000000000373137382103649" calcext:value-type="float">
            <text:p>3.73E-10</text:p>
          </table:table-cell>
          <table:table-cell table:style-name="ce2" office:value-type="float" office:value="0.00000000122470278363095" calcext:value-type="float">
            <text:p>1.22E-09</text:p>
          </table:table-cell>
          <table:table-cell table:style-name="ce2" office:value-type="float" office:value="0.000000000607841332822545" calcext:value-type="float">
            <text:p>6.08E-10</text:p>
          </table:table-cell>
          <table:table-cell table:style-name="ce2" office:value-type="float" office:value="0.0000000121698855437557" calcext:value-type="float">
            <text:p>1.22E-08</text:p>
          </table:table-cell>
          <table:table-cell table:style-name="ce2" office:value-type="float" office:value="0.00000000282975420873299" calcext:value-type="float">
            <text:p>2.83E-09</text:p>
          </table:table-cell>
          <table:table-cell table:style-name="ce2" office:value-type="float" office:value="0.00000000291529378415589" calcext:value-type="float">
            <text:p>2.92E-09</text:p>
          </table:table-cell>
          <table:table-cell table:style-name="ce2" office:value-type="float" office:value="0.000000000538114441894777" calcext:value-type="float">
            <text:p>5.38E-10</text:p>
          </table:table-cell>
          <table:table-cell table:style-name="ce2" office:value-type="float" office:value="0.000000000590812732070844" calcext:value-type="float">
            <text:p>5.91E-10</text:p>
          </table:table-cell>
          <table:table-cell table:style-name="ce2" office:value-type="float" office:value="0.00000000691646206973928" calcext:value-type="float">
            <text:p>6.92E-09</text:p>
          </table:table-cell>
          <table:table-cell table:style-name="ce2" office:value-type="float" office:value="0.000000000899799013076574" calcext:value-type="float">
            <text:p>9.00E-10</text:p>
          </table:table-cell>
          <table:table-cell table:style-name="ce2" office:value-type="float" office:value="0.000000000813123623988332" calcext:value-type="float">
            <text:p>8.13E-10</text:p>
          </table:table-cell>
          <table:table-cell table:style-name="ce2" office:value-type="float" office:value="0.000000000707963299095837" calcext:value-type="float">
            <text:p>7.08E-10</text:p>
          </table:table-cell>
          <table:table-cell table:style-name="ce2" office:value-type="float" office:value="0.000000000565258950757652" calcext:value-type="float">
            <text:p>5.65E-10</text:p>
          </table:table-cell>
          <table:table-cell table:style-name="ce2" office:value-type="float" office:value="0.000000000549962519968971" calcext:value-type="float">
            <text:p>5.50E-10</text:p>
          </table:table-cell>
          <table:table-cell table:style-name="ce2" office:value-type="float" office:value="0.000000000823934254157165" calcext:value-type="float">
            <text:p>8.24E-10</text:p>
          </table:table-cell>
          <table:table-cell table:style-name="ce2" office:value-type="float" office:value="0.00000000160705937446437" calcext:value-type="float">
            <text:p>1.61E-09</text:p>
          </table:table-cell>
          <table:table-cell table:style-name="ce2" office:value-type="float" office:value="0.00000000471286609737831" calcext:value-type="float">
            <text:p>4.71E-09</text:p>
          </table:table-cell>
          <table:table-cell table:style-name="ce2" office:value-type="float" office:value="0.00000000340814287902446" calcext:value-type="float">
            <text:p>3.41E-09</text:p>
          </table:table-cell>
          <table:table-cell table:style-name="ce2" office:value-type="float" office:value="0.00000000223094054341288" calcext:value-type="float">
            <text:p>2.23E-09</text:p>
          </table:table-cell>
          <table:table-cell table:style-name="ce2" office:value-type="float" office:value="0.00000000130707333845236" calcext:value-type="float">
            <text:p>1.31E-09</text:p>
          </table:table-cell>
          <table:table-cell table:style-name="ce2" office:value-type="float" office:value="0.0000000411428686675208" calcext:value-type="float">
            <text:p>4.11E-08</text:p>
          </table:table-cell>
          <table:table-cell table:style-name="ce2" office:value-type="float" office:value="0.000000000838302482986108" calcext:value-type="float">
            <text:p>8.38E-10</text:p>
          </table:table-cell>
          <table:table-cell table:style-name="ce2" office:value-type="float" office:value="0.000000000385303122740765" calcext:value-type="float">
            <text:p>3.85E-10</text:p>
          </table:table-cell>
          <table:table-cell table:style-name="ce2" office:value-type="float" office:value="0.000000000560797408510893" calcext:value-type="float">
            <text:p>5.61E-10</text:p>
          </table:table-cell>
          <table:table-cell table:style-name="ce2" office:value-type="float" office:value="0.00000000126773791464529" calcext:value-type="float">
            <text:p>1.27E-09</text:p>
          </table:table-cell>
          <table:table-cell table:style-name="ce2" office:value-type="float" office:value="0.00000000221124318855459" calcext:value-type="float">
            <text:p>2.21E-09</text:p>
          </table:table-cell>
          <table:table-cell table:style-name="ce2" office:value-type="float" office:value="0.00000000831187030314595" calcext:value-type="float">
            <text:p>8.31E-09</text:p>
          </table:table-cell>
          <table:table-cell table:style-name="ce2" office:value-type="float" office:value="0.00000000133523703205185" calcext:value-type="float">
            <text:p>1.34E-09</text:p>
          </table:table-cell>
          <table:table-cell table:style-name="ce2" office:value-type="float" office:value="0.00000000114799436623513" calcext:value-type="float">
            <text:p>1.15E-09</text:p>
          </table:table-cell>
          <table:table-cell table:style-name="ce2" office:value-type="float" office:value="0.0000000208559818304365" calcext:value-type="float">
            <text:p>2.09E-08</text:p>
          </table:table-cell>
          <table:table-cell table:style-name="ce2" office:value-type="float" office:value="0.00000000265721222802994" calcext:value-type="float">
            <text:p>2.66E-09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38377276016399" calcext:value-type="float">
            <text:p>0.000138377276016</text:p>
          </table:table-cell>
          <table:table-cell table:style-name="ce2" office:value-type="float" office:value="0.00000475066508442978" calcext:value-type="float">
            <text:p>4.75E-06</text:p>
          </table:table-cell>
          <table:table-cell table:style-name="ce2" office:value-type="float" office:value="0.00000140564725370495" calcext:value-type="float">
            <text:p>1.41E-06</text:p>
          </table:table-cell>
          <table:table-cell table:style-name="ce2" office:value-type="float" office:value="0.000000616915315276855" calcext:value-type="float">
            <text:p>6.17E-07</text:p>
          </table:table-cell>
          <table:table-cell table:style-name="ce2" office:value-type="float" office:value="0.000000324431283615922" calcext:value-type="float">
            <text:p>3.24E-07</text:p>
          </table:table-cell>
          <table:table-cell table:style-name="ce2" office:value-type="float" office:value="0.000000189263801075867" calcext:value-type="float">
            <text:p>1.89E-07</text:p>
          </table:table-cell>
          <table:table-cell table:style-name="ce2" office:value-type="float" office:value="0.000000239087455611297" calcext:value-type="float">
            <text:p>2.39E-07</text:p>
          </table:table-cell>
          <table:table-cell table:style-name="ce2" office:value-type="float" office:value="0.000000260632589288434" calcext:value-type="float">
            <text:p>2.61E-07</text:p>
          </table:table-cell>
          <table:table-cell table:style-name="ce2" office:value-type="float" office:value="0.000000209800134598481" calcext:value-type="float">
            <text:p>2.10E-07</text:p>
          </table:table-cell>
          <table:table-cell table:style-name="ce2" office:value-type="float" office:value="0.000000229969558063203" calcext:value-type="float">
            <text:p>2.30E-07</text:p>
          </table:table-cell>
          <table:table-cell table:style-name="ce2" office:value-type="float" office:value="0.000000238232601645904" calcext:value-type="float">
            <text:p>2.38E-07</text:p>
          </table:table-cell>
          <table:table-cell table:style-name="ce2" office:value-type="float" office:value="0.000000293906907700147" calcext:value-type="float">
            <text:p>2.94E-07</text:p>
          </table:table-cell>
          <table:table-cell table:style-name="ce2" office:value-type="float" office:value="0.000000327441341596568" calcext:value-type="float">
            <text:p>3.27E-07</text:p>
          </table:table-cell>
          <table:table-cell table:style-name="ce2" office:value-type="float" office:value="0.000000347488054330824" calcext:value-type="float">
            <text:p>3.47E-07</text:p>
          </table:table-cell>
          <table:table-cell table:style-name="ce2" office:value-type="float" office:value="0.000000318608442739787" calcext:value-type="float">
            <text:p>3.19E-07</text:p>
          </table:table-cell>
          <table:table-cell table:style-name="ce2" office:value-type="float" office:value="0.000000376329893470028" calcext:value-type="float">
            <text:p>3.76E-07</text:p>
          </table:table-cell>
          <table:table-cell table:style-name="ce2" office:value-type="float" office:value="0.000000310801482328315" calcext:value-type="float">
            <text:p>3.11E-07</text:p>
          </table:table-cell>
          <table:table-cell table:style-name="ce2" office:value-type="float" office:value="0.000000392771568158423" calcext:value-type="float">
            <text:p>3.93E-07</text:p>
          </table:table-cell>
          <table:table-cell table:style-name="ce2" office:value-type="float" office:value="0.000000415346761428736" calcext:value-type="float">
            <text:p>4.15E-07</text:p>
          </table:table-cell>
          <table:table-cell table:style-name="ce2" office:value-type="float" office:value="0.000000388331386602658" calcext:value-type="float">
            <text:p>3.88E-07</text:p>
          </table:table-cell>
          <table:table-cell table:style-name="ce2" office:value-type="float" office:value="0.000000372935403447627" calcext:value-type="float">
            <text:p>3.73E-07</text:p>
          </table:table-cell>
          <table:table-cell table:style-name="ce2" office:value-type="float" office:value="0.000000399940148554378" calcext:value-type="float">
            <text:p>4.00E-07</text:p>
          </table:table-cell>
          <table:table-cell table:style-name="ce2" office:value-type="float" office:value="0.000000420857986682676" calcext:value-type="float">
            <text:p>4.21E-07</text:p>
          </table:table-cell>
          <table:table-cell table:style-name="ce2" office:value-type="float" office:value="0.000000420150939817176" calcext:value-type="float">
            <text:p>4.20E-07</text:p>
          </table:table-cell>
          <table:table-cell table:style-name="ce2" office:value-type="float" office:value="0.000000393777042972942" calcext:value-type="float">
            <text:p>3.94E-07</text:p>
          </table:table-cell>
          <table:table-cell table:style-name="ce2" office:value-type="float" office:value="0.000000399264251882414" calcext:value-type="float">
            <text:p>3.99E-07</text:p>
          </table:table-cell>
          <table:table-cell table:style-name="ce2" office:value-type="float" office:value="0.000000413400755405746" calcext:value-type="float">
            <text:p>4.13E-07</text:p>
          </table:table-cell>
          <table:table-cell table:style-name="ce2" office:value-type="float" office:value="0.000000411524752053082" calcext:value-type="float">
            <text:p>4.12E-07</text:p>
          </table:table-cell>
          <table:table-cell table:style-name="ce2" office:value-type="float" office:value="0.000000371381304375972" calcext:value-type="float">
            <text:p>3.71E-07</text:p>
          </table:table-cell>
          <table:table-cell table:style-name="ce2" office:value-type="float" office:value="0.00000041092158653555" calcext:value-type="float">
            <text:p>4.11E-07</text:p>
          </table:table-cell>
          <table:table-cell table:style-name="ce2" office:value-type="float" office:value="0.000000390997030308426" calcext:value-type="float">
            <text:p>3.91E-07</text:p>
          </table:table-cell>
          <table:table-cell table:style-name="ce2" office:value-type="float" office:value="0.000000399569898945628" calcext:value-type="float">
            <text:p>4.00E-07</text:p>
          </table:table-cell>
          <table:table-cell table:style-name="ce2" office:value-type="float" office:value="0.000000385429331117848" calcext:value-type="float">
            <text:p>3.85E-07</text:p>
          </table:table-cell>
          <table:table-cell table:style-name="ce2" office:value-type="float" office:value="0.000000375976469513261" calcext:value-type="float">
            <text:p>3.76E-07</text:p>
          </table:table-cell>
          <table:table-cell table:style-name="ce2" office:value-type="float" office:value="0.000000380849485281942" calcext:value-type="float">
            <text:p>3.81E-07</text:p>
          </table:table-cell>
          <table:table-cell table:style-name="ce2" office:value-type="float" office:value="0.00000039507946780759" calcext:value-type="float">
            <text:p>3.95E-07</text:p>
          </table:table-cell>
          <table:table-cell table:style-name="ce2" office:value-type="float" office:value="0.000000393902951145719" calcext:value-type="float">
            <text:p>3.94E-07</text:p>
          </table:table-cell>
          <table:table-cell table:style-name="ce2" office:value-type="float" office:value="0.000000389672067058199" calcext:value-type="float">
            <text:p>3.90E-07</text:p>
          </table:table-cell>
          <table:table-cell table:style-name="ce2" office:value-type="float" office:value="0.000000397036615140677" calcext:value-type="float">
            <text:p>3.97E-07</text:p>
          </table:table-cell>
          <table:table-cell table:style-name="ce2" office:value-type="float" office:value="0.000000383551991944841" calcext:value-type="float">
            <text:p>3.84E-07</text:p>
          </table:table-cell>
          <table:table-cell table:style-name="ce2" office:value-type="float" office:value="0.00000038314189509947" calcext:value-type="float">
            <text:p>3.83E-07</text:p>
          </table:table-cell>
          <table:table-cell table:style-name="ce2" office:value-type="float" office:value="0.00000041861588329084" calcext:value-type="float">
            <text:p>4.19E-07</text:p>
          </table:table-cell>
          <table:table-cell table:style-name="ce2" office:value-type="float" office:value="0.000000414699485418168" calcext:value-type="float">
            <text:p>4.15E-07</text:p>
          </table:table-cell>
          <table:table-cell table:style-name="ce2" office:value-type="float" office:value="0.000000408114942729298" calcext:value-type="float">
            <text:p>4.08E-07</text:p>
          </table:table-cell>
          <table:table-cell table:style-name="ce2" office:value-type="float" office:value="0.000000418019283188186" calcext:value-type="float">
            <text:p>4.18E-07</text:p>
          </table:table-cell>
          <table:table-cell table:style-name="ce2" office:value-type="float" office:value="0.000000424656576569759" calcext:value-type="float">
            <text:p>4.25E-07</text:p>
          </table:table-cell>
          <table:table-cell table:style-name="ce2" office:value-type="float" office:value="0.000000425938225134814" calcext:value-type="float">
            <text:p>4.26E-07</text:p>
          </table:table-cell>
          <table:table-cell table:style-name="ce2" office:value-type="float" office:value="0.000000425884906007922" calcext:value-type="float">
            <text:p>4.26E-07</text:p>
          </table:table-cell>
          <table:table-cell table:style-name="ce2" office:value-type="float" office:value="0.000000418448593109133" calcext:value-type="float">
            <text:p>4.18E-07</text:p>
          </table:table-cell>
          <table:table-cell table:style-name="ce2" office:value-type="float" office:value="0.000000417542793229586" calcext:value-type="float">
            <text:p>4.18E-07</text:p>
          </table:table-cell>
          <table:table-cell table:style-name="ce2" office:value-type="float" office:value="0.000000427705970196257" calcext:value-type="float">
            <text:p>4.28E-07</text:p>
          </table:table-cell>
          <table:table-cell table:style-name="ce2" office:value-type="float" office:value="0.000000428331418333982" calcext:value-type="float">
            <text:p>4.28E-07</text:p>
          </table:table-cell>
          <table:table-cell table:style-name="ce2" office:value-type="float" office:value="0.000000416871131392326" calcext:value-type="float">
            <text:p>4.17E-07</text:p>
          </table:table-cell>
          <table:table-cell table:style-name="ce2" office:value-type="float" office:value="0.000000432526206850525" calcext:value-type="float">
            <text:p>4.33E-07</text:p>
          </table:table-cell>
          <table:table-cell table:style-name="ce2" office:value-type="float" office:value="0.00000042750420448101" calcext:value-type="float">
            <text:p>4.28E-07</text:p>
          </table:table-cell>
          <table:table-cell table:style-name="ce2" office:value-type="float" office:value="0.000000430258808137296" calcext:value-type="float">
            <text:p>4.30E-07</text:p>
          </table:table-cell>
          <table:table-cell table:style-name="ce2" office:value-type="float" office:value="0.000000433737710636705" calcext:value-type="float">
            <text:p>4.34E-07</text:p>
          </table:table-cell>
          <table:table-cell table:style-name="ce2" office:value-type="float" office:value="0.000000440240484067544" calcext:value-type="float">
            <text:p>4.40E-07</text:p>
          </table:table-cell>
          <table:table-cell table:style-name="ce2" office:value-type="float" office:value="0.000000467096839429359" calcext:value-type="float">
            <text:p>4.67E-07</text:p>
          </table:table-cell>
          <table:table-cell table:style-name="ce2" office:value-type="float" office:value="0.000000467602063736194" calcext:value-type="float">
            <text:p>4.68E-07</text:p>
          </table:table-cell>
          <table:table-cell table:style-name="ce2" office:value-type="float" office:value="0.000000457219726968105" calcext:value-type="float">
            <text:p>4.57E-07</text:p>
          </table:table-cell>
          <table:table-cell table:style-name="ce2" office:value-type="float" office:value="0.000000453517714049667" calcext:value-type="float">
            <text:p>4.54E-07</text:p>
          </table:table-cell>
          <table:table-cell table:style-name="ce2" office:value-type="float" office:value="0.000000452427229902241" calcext:value-type="float">
            <text:p>4.52E-07</text:p>
          </table:table-cell>
          <table:table-cell table:style-name="ce2" office:value-type="float" office:value="0.00000046416428745033" calcext:value-type="float">
            <text:p>4.64E-07</text:p>
          </table:table-cell>
          <table:table-cell table:style-name="ce2" office:value-type="float" office:value="0.000000501161991905974" calcext:value-type="float">
            <text:p>5.01E-07</text:p>
          </table:table-cell>
          <table:table-cell table:style-name="ce2" office:value-type="float" office:value="0.000000487078978039789" calcext:value-type="float">
            <text:p>4.87E-07</text:p>
          </table:table-cell>
          <table:table-cell table:style-name="ce2" office:value-type="float" office:value="0.000000493378422561363" calcext:value-type="float">
            <text:p>4.93E-07</text:p>
          </table:table-cell>
          <table:table-cell table:style-name="ce2" office:value-type="float" office:value="0.00000048290746690327" calcext:value-type="float">
            <text:p>4.83E-07</text:p>
          </table:table-cell>
          <table:table-cell table:style-name="ce2" office:value-type="float" office:value="0.000000484235840758628" calcext:value-type="float">
            <text:p>4.84E-07</text:p>
          </table:table-cell>
          <table:table-cell table:style-name="ce2" office:value-type="float" office:value="0.000000484268014133704" calcext:value-type="float">
            <text:p>4.84E-07</text:p>
          </table:table-cell>
          <table:table-cell table:style-name="ce2" office:value-type="float" office:value="0.000000481227004911488" calcext:value-type="float">
            <text:p>4.81E-07</text:p>
          </table:table-cell>
          <table:table-cell table:style-name="ce2" office:value-type="float" office:value="0.00000049194750317838" calcext:value-type="float">
            <text:p>4.92E-07</text:p>
          </table:table-cell>
          <table:table-cell table:style-name="ce2" office:value-type="float" office:value="0.00000050269602525077" calcext:value-type="float">
            <text:p>5.03E-07</text:p>
          </table:table-cell>
          <table:table-cell table:style-name="ce2" office:value-type="float" office:value="0.000000502840293847839" calcext:value-type="float">
            <text:p>5.03E-07</text:p>
          </table:table-cell>
          <table:table-cell table:style-name="ce2" office:value-type="float" office:value="0.000000495407221023924" calcext:value-type="float">
            <text:p>4.95E-07</text:p>
          </table:table-cell>
          <table:table-cell table:style-name="ce2" office:value-type="float" office:value="0.00000047905984956742" calcext:value-type="float">
            <text:p>4.79E-07</text:p>
          </table:table-cell>
          <table:table-cell table:style-name="ce2" office:value-type="float" office:value="0.00000049127589818454" calcext:value-type="float">
            <text:p>4.91E-07</text:p>
          </table:table-cell>
          <table:table-cell table:style-name="ce2" office:value-type="float" office:value="0.000000482506891330558" calcext:value-type="float">
            <text:p>4.83E-07</text:p>
          </table:table-cell>
          <table:table-cell table:style-name="ce2" office:value-type="float" office:value="0.000000502351099385123" calcext:value-type="float">
            <text:p>5.02E-07</text:p>
          </table:table-cell>
          <table:table-cell table:style-name="ce2" office:value-type="float" office:value="0.000000499751024563011" calcext:value-type="float">
            <text:p>5.00E-07</text:p>
          </table:table-cell>
          <table:table-cell table:style-name="ce2" office:value-type="float" office:value="0.000000516034219799621" calcext:value-type="float">
            <text:p>5.16E-07</text:p>
          </table:table-cell>
          <table:table-cell table:style-name="ce2" office:value-type="float" office:value="0.000000518429146723065" calcext:value-type="float">
            <text:p>5.18E-07</text:p>
          </table:table-cell>
          <table:table-cell table:style-name="ce2" office:value-type="float" office:value="0.000000514173166266118" calcext:value-type="float">
            <text:p>5.14E-07</text:p>
          </table:table-cell>
          <table:table-cell table:style-name="ce2" office:value-type="float" office:value="0.00000053221720008878" calcext:value-type="float">
            <text:p>5.32E-07</text:p>
          </table:table-cell>
          <table:table-cell table:style-name="ce2" office:value-type="float" office:value="0.0000005068310997558" calcext:value-type="float">
            <text:p>5.07E-07</text:p>
          </table:table-cell>
          <table:table-cell table:style-name="ce2" office:value-type="float" office:value="0.000000515884721608017" calcext:value-type="float">
            <text:p>5.16E-07</text:p>
          </table:table-cell>
          <table:table-cell table:style-name="ce2" office:value-type="float" office:value="0.000000529928570358606" calcext:value-type="float">
            <text:p>5.30E-07</text:p>
          </table:table-cell>
          <table:table-cell table:style-name="ce2" office:value-type="float" office:value="0.000000537374432951764" calcext:value-type="float">
            <text:p>5.37E-07</text:p>
          </table:table-cell>
          <table:table-cell table:style-name="ce2" office:value-type="float" office:value="0.000000538357198820449" calcext:value-type="float">
            <text:p>5.38E-07</text:p>
          </table:table-cell>
          <table:table-cell table:style-name="ce2" office:value-type="float" office:value="0.000000569304120290326" calcext:value-type="float">
            <text:p>5.69E-07</text:p>
          </table:table-cell>
          <table:table-cell table:style-name="ce2" office:value-type="float" office:value="0.000000536446975729632" calcext:value-type="float">
            <text:p>5.36E-07</text:p>
          </table:table-cell>
          <table:table-cell table:style-name="ce2" office:value-type="float" office:value="0.000000539046311587299" calcext:value-type="float">
            <text:p>5.39E-07</text:p>
          </table:table-cell>
          <table:table-cell table:style-name="ce2" office:value-type="float" office:value="0.000000535594267603301" calcext:value-type="float">
            <text:p>5.36E-07</text:p>
          </table:table-cell>
          <table:table-cell table:style-name="ce2" office:value-type="float" office:value="0.000000540818291483447" calcext:value-type="float">
            <text:p>5.41E-07</text:p>
          </table:table-cell>
          <table:table-cell table:style-name="ce2" office:value-type="float" office:value="0.000000571317457342956" calcext:value-type="float">
            <text:p>5.71E-07</text:p>
          </table:table-cell>
          <table:table-cell table:style-name="ce2" office:value-type="float" office:value="0.00000056380213209195" calcext:value-type="float">
            <text:p>5.64E-07</text:p>
          </table:table-cell>
          <table:table-cell table:style-name="ce2" office:value-type="float" office:value="0.00000056568330819573" calcext:value-type="float">
            <text:p>5.66E-07</text:p>
          </table:table-cell>
          <table:table-cell table:style-name="ce2" office:value-type="float" office:value="0.000000569576116049574" calcext:value-type="float">
            <text:p>5.70E-07</text:p>
          </table:table-cell>
          <table:table-cell table:style-name="ce2" office:value-type="float" office:value="0.000000613700194662669" calcext:value-type="float">
            <text:p>6.14E-07</text:p>
          </table:table-cell>
          <table:table-cell table:style-name="ce2" office:value-type="float" office:value="0.000000619474121776875" calcext:value-type="float">
            <text:p>6.19E-07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171381270774872" calcext:value-type="float">
            <text:p>1.71E-05</text:p>
          </table:table-cell>
          <table:table-cell table:style-name="ce2" office:value-type="float" office:value="0.00000168678980116965" calcext:value-type="float">
            <text:p>1.69E-06</text:p>
          </table:table-cell>
          <table:table-cell table:style-name="ce2" office:value-type="float" office:value="0.000000182513105073667" calcext:value-type="float">
            <text:p>1.83E-07</text:p>
          </table:table-cell>
          <table:table-cell table:style-name="ce2" office:value-type="float" office:value="0.0000000507535347082921" calcext:value-type="float">
            <text:p>5.08E-08</text:p>
          </table:table-cell>
          <table:table-cell table:style-name="ce2" office:value-type="float" office:value="0.0000000354749438713497" calcext:value-type="float">
            <text:p>3.55E-08</text:p>
          </table:table-cell>
          <table:table-cell table:style-name="ce2" office:value-type="float" office:value="0.0000000402207440686197" calcext:value-type="float">
            <text:p>4.02E-08</text:p>
          </table:table-cell>
          <table:table-cell table:style-name="ce2" office:value-type="float" office:value="0.0000000241998296957035" calcext:value-type="float">
            <text:p>2.42E-08</text:p>
          </table:table-cell>
          <table:table-cell table:style-name="ce2" office:value-type="float" office:value="0.0000000165168376753399" calcext:value-type="float">
            <text:p>1.65E-08</text:p>
          </table:table-cell>
          <table:table-cell table:style-name="ce2" office:value-type="float" office:value="0.000000088093145222956" calcext:value-type="float">
            <text:p>8.81E-08</text:p>
          </table:table-cell>
          <table:table-cell table:style-name="ce2" office:value-type="float" office:value="0.0000000293534547779472" calcext:value-type="float">
            <text:p>2.94E-08</text:p>
          </table:table-cell>
          <table:table-cell table:style-name="ce2" office:value-type="float" office:value="0.0000000115621618945738" calcext:value-type="float">
            <text:p>1.16E-08</text:p>
          </table:table-cell>
          <table:table-cell table:style-name="ce2" office:value-type="float" office:value="0.00000000922070242381778" calcext:value-type="float">
            <text:p>9.22E-09</text:p>
          </table:table-cell>
          <table:table-cell table:style-name="ce2" office:value-type="float" office:value="0.00000000788239518101363" calcext:value-type="float">
            <text:p>7.88E-09</text:p>
          </table:table-cell>
          <table:table-cell table:style-name="ce2" office:value-type="float" office:value="0.000000011942318245417" calcext:value-type="float">
            <text:p>1.19E-08</text:p>
          </table:table-cell>
          <table:table-cell table:style-name="ce2" office:value-type="float" office:value="0.00000000515964959646453" calcext:value-type="float">
            <text:p>5.16E-09</text:p>
          </table:table-cell>
          <table:table-cell table:style-name="ce2" office:value-type="float" office:value="0.0000000596140949937762" calcext:value-type="float">
            <text:p>5.96E-08</text:p>
          </table:table-cell>
          <table:table-cell table:style-name="ce2" office:value-type="float" office:value="0.00000000332793881341331" calcext:value-type="float">
            <text:p>3.33E-09</text:p>
          </table:table-cell>
          <table:table-cell table:style-name="ce2" office:value-type="float" office:value="0.00000000824655277398278" calcext:value-type="float">
            <text:p>8.25E-09</text:p>
          </table:table-cell>
          <table:table-cell table:style-name="ce2" office:value-type="float" office:value="0.000000003548976446055" calcext:value-type="float">
            <text:p>3.55E-09</text:p>
          </table:table-cell>
          <table:table-cell table:style-name="ce2" office:value-type="float" office:value="0.0000000116736007527151" calcext:value-type="float">
            <text:p>1.17E-08</text:p>
          </table:table-cell>
          <table:table-cell table:style-name="ce2" office:value-type="float" office:value="0.00000000255722021336168" calcext:value-type="float">
            <text:p>2.56E-09</text:p>
          </table:table-cell>
          <table:table-cell table:style-name="ce2" office:value-type="float" office:value="0.00000000439538272445361" calcext:value-type="float">
            <text:p>4.40E-09</text:p>
          </table:table-cell>
          <table:table-cell table:style-name="ce2" office:value-type="float" office:value="0.00000000276732770032595" calcext:value-type="float">
            <text:p>2.77E-09</text:p>
          </table:table-cell>
          <table:table-cell table:style-name="ce2" office:value-type="float" office:value="0.0000000267895554628694" calcext:value-type="float">
            <text:p>2.68E-08</text:p>
          </table:table-cell>
          <table:table-cell table:style-name="ce2" office:value-type="float" office:value="0.0000000167253126903688" calcext:value-type="float">
            <text:p>1.67E-08</text:p>
          </table:table-cell>
          <table:table-cell table:style-name="ce2" office:value-type="float" office:value="0.000000002538452115175" calcext:value-type="float">
            <text:p>2.54E-09</text:p>
          </table:table-cell>
          <table:table-cell table:style-name="ce2" office:value-type="float" office:value="0.00000000230819097168932" calcext:value-type="float">
            <text:p>2.31E-09</text:p>
          </table:table-cell>
          <table:table-cell table:style-name="ce2" office:value-type="float" office:value="0.000000015722230628512" calcext:value-type="float">
            <text:p>1.57E-08</text:p>
          </table:table-cell>
          <table:table-cell table:style-name="ce2" office:value-type="float" office:value="0.00000000323609627983501" calcext:value-type="float">
            <text:p>3.24E-09</text:p>
          </table:table-cell>
          <table:table-cell table:style-name="ce2" office:value-type="float" office:value="0.0000000693480473046292" calcext:value-type="float">
            <text:p>6.93E-08</text:p>
          </table:table-cell>
          <table:table-cell table:style-name="ce2" office:value-type="float" office:value="0.00000000198282790186965" calcext:value-type="float">
            <text:p>1.98E-09</text:p>
          </table:table-cell>
          <table:table-cell table:style-name="ce2" office:value-type="float" office:value="0.0000000124357084629878" calcext:value-type="float">
            <text:p>1.24E-08</text:p>
          </table:table-cell>
          <table:table-cell table:style-name="ce2" office:value-type="float" office:value="0.0000000159749156125599" calcext:value-type="float">
            <text:p>1.60E-08</text:p>
          </table:table-cell>
          <table:table-cell table:style-name="ce2" office:value-type="float" office:value="0.00000000213193818154877" calcext:value-type="float">
            <text:p>2.13E-09</text:p>
          </table:table-cell>
          <table:table-cell table:style-name="ce2" office:value-type="float" office:value="0.00000000382622644679031" calcext:value-type="float">
            <text:p>3.83E-09</text:p>
          </table:table-cell>
          <table:table-cell table:style-name="ce2" office:value-type="float" office:value="0.00000000778246711519159" calcext:value-type="float">
            <text:p>7.78E-09</text:p>
          </table:table-cell>
          <table:table-cell table:style-name="ce2" office:value-type="float" office:value="0.00000000163368596428625" calcext:value-type="float">
            <text:p>1.63E-09</text:p>
          </table:table-cell>
          <table:table-cell table:style-name="ce2" office:value-type="float" office:value="0.00000000160309032715133" calcext:value-type="float">
            <text:p>1.60E-09</text:p>
          </table:table-cell>
          <table:table-cell table:style-name="ce2" office:value-type="float" office:value="0.00000000225016649757492" calcext:value-type="float">
            <text:p>2.25E-09</text:p>
          </table:table-cell>
          <table:table-cell table:style-name="ce2" office:value-type="float" office:value="0.00000000215768714006969" calcext:value-type="float">
            <text:p>2.16E-09</text:p>
          </table:table-cell>
          <table:table-cell table:style-name="ce2" office:value-type="float" office:value="0.0000000012666925286453" calcext:value-type="float">
            <text:p>1.27E-09</text:p>
          </table:table-cell>
          <table:table-cell table:style-name="ce2" office:value-type="float" office:value="0.00000000137435252067774" calcext:value-type="float">
            <text:p>1.37E-09</text:p>
          </table:table-cell>
          <table:table-cell table:style-name="ce2" office:value-type="float" office:value="0.00000000114440767973178" calcext:value-type="float">
            <text:p>1.14E-09</text:p>
          </table:table-cell>
          <table:table-cell table:style-name="ce2" office:value-type="float" office:value="0.00000000351737416970365" calcext:value-type="float">
            <text:p>3.52E-09</text:p>
          </table:table-cell>
          <table:table-cell table:style-name="ce2" office:value-type="float" office:value="0.00000000116159115659542" calcext:value-type="float">
            <text:p>1.16E-09</text:p>
          </table:table-cell>
          <table:table-cell table:style-name="ce2" office:value-type="float" office:value="0.00000000312428283244514" calcext:value-type="float">
            <text:p>3.12E-09</text:p>
          </table:table-cell>
          <table:table-cell table:style-name="ce2" office:value-type="float" office:value="0.00000000805998023878373" calcext:value-type="float">
            <text:p>8.06E-09</text:p>
          </table:table-cell>
          <table:table-cell table:style-name="ce2" office:value-type="float" office:value="0.00000000153661205981592" calcext:value-type="float">
            <text:p>1.54E-09</text:p>
          </table:table-cell>
          <table:table-cell table:style-name="ce2" office:value-type="float" office:value="0.00000000345085116038035" calcext:value-type="float">
            <text:p>3.45E-09</text:p>
          </table:table-cell>
          <table:table-cell table:style-name="ce2" office:value-type="float" office:value="0.00000000100403507730106" calcext:value-type="float">
            <text:p>1.00E-09</text:p>
          </table:table-cell>
          <table:table-cell table:style-name="ce2" office:value-type="float" office:value="0.00000000148788381615361" calcext:value-type="float">
            <text:p>1.49E-09</text:p>
          </table:table-cell>
          <table:table-cell table:style-name="ce2" office:value-type="float" office:value="0.000000000993340298904854" calcext:value-type="float">
            <text:p>9.93E-10</text:p>
          </table:table-cell>
          <table:table-cell table:style-name="ce2" office:value-type="float" office:value="0.000000000860351512255164" calcext:value-type="float">
            <text:p>8.60E-10</text:p>
          </table:table-cell>
          <table:table-cell table:style-name="ce2" office:value-type="float" office:value="0.00000000122308019268047" calcext:value-type="float">
            <text:p>1.22E-09</text:p>
          </table:table-cell>
          <table:table-cell table:style-name="ce2" office:value-type="float" office:value="0.0000000062299458924997" calcext:value-type="float">
            <text:p>6.23E-09</text:p>
          </table:table-cell>
          <table:table-cell table:style-name="ce2" office:value-type="float" office:value="0.000000000900126084779628" calcext:value-type="float">
            <text:p>9.00E-10</text:p>
          </table:table-cell>
          <table:table-cell table:style-name="ce2" office:value-type="float" office:value="0.000000000804863509173969" calcext:value-type="float">
            <text:p>8.05E-10</text:p>
          </table:table-cell>
          <table:table-cell table:style-name="ce2" office:value-type="float" office:value="0.00000000146503187359314" calcext:value-type="float">
            <text:p>1.47E-09</text:p>
          </table:table-cell>
          <table:table-cell table:style-name="ce2" office:value-type="float" office:value="0.000000000694321433680755" calcext:value-type="float">
            <text:p>6.94E-10</text:p>
          </table:table-cell>
          <table:table-cell table:style-name="ce2" office:value-type="float" office:value="0.00000000193857685459875" calcext:value-type="float">
            <text:p>1.94E-09</text:p>
          </table:table-cell>
          <table:table-cell table:style-name="ce2" office:value-type="float" office:value="0.000000000872270256024876" calcext:value-type="float">
            <text:p>8.72E-10</text:p>
          </table:table-cell>
          <table:table-cell table:style-name="ce2" office:value-type="float" office:value="0.00000000285891221807332" calcext:value-type="float">
            <text:p>2.86E-09</text:p>
          </table:table-cell>
          <table:table-cell table:style-name="ce2" office:value-type="float" office:value="0.00000000079034800926081" calcext:value-type="float">
            <text:p>7.90E-10</text:p>
          </table:table-cell>
          <table:table-cell table:style-name="ce2" office:value-type="float" office:value="0.00000000232432872948606" calcext:value-type="float">
            <text:p>2.32E-09</text:p>
          </table:table-cell>
          <table:table-cell table:style-name="ce2" office:value-type="float" office:value="0.000000000748028861075056" calcext:value-type="float">
            <text:p>7.48E-10</text:p>
          </table:table-cell>
          <table:table-cell table:style-name="ce2" office:value-type="float" office:value="0.000000000812427569663043" calcext:value-type="float">
            <text:p>8.12E-10</text:p>
          </table:table-cell>
          <table:table-cell table:style-name="ce2" office:value-type="float" office:value="0.000000000814958434069978" calcext:value-type="float">
            <text:p>8.15E-10</text:p>
          </table:table-cell>
          <table:table-cell table:style-name="ce2" office:value-type="float" office:value="0.00000000067933136893572" calcext:value-type="float">
            <text:p>6.79E-10</text:p>
          </table:table-cell>
          <table:table-cell table:style-name="ce2" office:value-type="float" office:value="0.000000000651376619309473" calcext:value-type="float">
            <text:p>6.51E-10</text:p>
          </table:table-cell>
          <table:table-cell table:style-name="ce2" office:value-type="float" office:value="0.000000000835844282676134" calcext:value-type="float">
            <text:p>8.36E-10</text:p>
          </table:table-cell>
          <table:table-cell table:style-name="ce2" office:value-type="float" office:value="0.000000000630021868008867" calcext:value-type="float">
            <text:p>6.30E-10</text:p>
          </table:table-cell>
          <table:table-cell table:style-name="ce2" office:value-type="float" office:value="0.000000000776755992859534" calcext:value-type="float">
            <text:p>7.77E-10</text:p>
          </table:table-cell>
          <table:table-cell table:style-name="ce2" office:value-type="float" office:value="0.000000000705254632471508" calcext:value-type="float">
            <text:p>7.05E-10</text:p>
          </table:table-cell>
          <table:table-cell table:style-name="ce2" office:value-type="float" office:value="0.00000000115222531515968" calcext:value-type="float">
            <text:p>1.15E-09</text:p>
          </table:table-cell>
          <table:table-cell table:style-name="ce2" office:value-type="float" office:value="0.00000000588360205000526" calcext:value-type="float">
            <text:p>5.88E-09</text:p>
          </table:table-cell>
          <table:table-cell table:style-name="ce2" office:value-type="float" office:value="0.000000000568637359421586" calcext:value-type="float">
            <text:p>5.69E-10</text:p>
          </table:table-cell>
          <table:table-cell table:style-name="ce2" office:value-type="float" office:value="0.00000000143944167696474" calcext:value-type="float">
            <text:p>1.44E-09</text:p>
          </table:table-cell>
          <table:table-cell table:style-name="ce2" office:value-type="float" office:value="0.000000000642679798268375" calcext:value-type="float">
            <text:p>6.43E-10</text:p>
          </table:table-cell>
          <table:table-cell table:style-name="ce2" office:value-type="float" office:value="0.000000000650137443880538" calcext:value-type="float">
            <text:p>6.50E-10</text:p>
          </table:table-cell>
          <table:table-cell table:style-name="ce2" office:value-type="float" office:value="0.00000000356924245714651" calcext:value-type="float">
            <text:p>3.57E-09</text:p>
          </table:table-cell>
          <table:table-cell table:style-name="ce2" office:value-type="float" office:value="0.00000000105339892364497" calcext:value-type="float">
            <text:p>1.05E-09</text:p>
          </table:table-cell>
          <table:table-cell table:style-name="ce2" office:value-type="float" office:value="0.00000000261158983327902" calcext:value-type="float">
            <text:p>2.61E-09</text:p>
          </table:table-cell>
          <table:table-cell table:style-name="ce2" office:value-type="float" office:value="0.000000000550354595230118" calcext:value-type="float">
            <text:p>5.50E-10</text:p>
          </table:table-cell>
          <table:table-cell table:style-name="ce2" office:value-type="float" office:value="0.000000000525513133009525" calcext:value-type="float">
            <text:p>5.26E-10</text:p>
          </table:table-cell>
          <table:table-cell table:style-name="ce2" office:value-type="float" office:value="0.000000000567173752408223" calcext:value-type="float">
            <text:p>5.67E-10</text:p>
          </table:table-cell>
          <table:table-cell table:style-name="ce2" office:value-type="float" office:value="0.000000000609538752804894" calcext:value-type="float">
            <text:p>6.10E-10</text:p>
          </table:table-cell>
          <table:table-cell table:style-name="ce2" office:value-type="float" office:value="0.000000000531938382231089" calcext:value-type="float">
            <text:p>5.32E-10</text:p>
          </table:table-cell>
          <table:table-cell table:style-name="ce2" office:value-type="float" office:value="0.000000000506924779930528" calcext:value-type="float">
            <text:p>5.07E-10</text:p>
          </table:table-cell>
          <table:table-cell table:style-name="ce2" office:value-type="float" office:value="0.000000000699541313764484" calcext:value-type="float">
            <text:p>7.00E-10</text:p>
          </table:table-cell>
          <table:table-cell table:style-name="ce2" office:value-type="float" office:value="0.000000000451906873033536" calcext:value-type="float">
            <text:p>4.52E-10</text:p>
          </table:table-cell>
          <table:table-cell table:style-name="ce2" office:value-type="float" office:value="0.000000000536110877913387" calcext:value-type="float">
            <text:p>5.36E-10</text:p>
          </table:table-cell>
          <table:table-cell table:style-name="ce2" office:value-type="float" office:value="0.000000000446505554752008" calcext:value-type="float">
            <text:p>4.47E-10</text:p>
          </table:table-cell>
          <table:table-cell table:style-name="ce2" office:value-type="float" office:value="0.000000000685951739853862" calcext:value-type="float">
            <text:p>6.86E-10</text:p>
          </table:table-cell>
          <table:table-cell table:style-name="ce2" office:value-type="float" office:value="0.000000000686218470935529" calcext:value-type="float">
            <text:p>6.86E-10</text:p>
          </table:table-cell>
          <table:table-cell table:style-name="ce2" office:value-type="float" office:value="0.000000000831759994213143" calcext:value-type="float">
            <text:p>8.32E-10</text:p>
          </table:table-cell>
          <table:table-cell table:style-name="ce2" office:value-type="float" office:value="0.000000000574092884342292" calcext:value-type="float">
            <text:p>5.74E-10</text:p>
          </table:table-cell>
          <table:table-cell table:style-name="ce2" office:value-type="float" office:value="0.000000000476385819681013" calcext:value-type="float">
            <text:p>4.76E-10</text:p>
          </table:table-cell>
          <table:table-cell table:style-name="ce2" office:value-type="float" office:value="0.000000000439973862897957" calcext:value-type="float">
            <text:p>4.40E-10</text:p>
          </table:table-cell>
          <table:table-cell table:style-name="ce2" office:value-type="float" office:value="0.000000000758295481961823" calcext:value-type="float">
            <text:p>7.58E-10</text:p>
          </table:table-cell>
          <table:table-cell table:style-name="ce2" office:value-type="float" office:value="0.000000000583269210707726" calcext:value-type="float">
            <text:p>5.83E-10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283157314697746" calcext:value-type="float">
            <text:p>2.83E-05</text:p>
          </table:table-cell>
          <table:table-cell table:style-name="ce2" office:value-type="float" office:value="0.00000195407574210548" calcext:value-type="float">
            <text:p>1.95E-06</text:p>
            <draw:frame table:end-cell-address="'fold-0-results'.H29" table:end-x="52.24pt" table:end-y="13.46pt" draw:z-index="0" draw:name="Chart 1" draw:style-name="gr1" draw:text-style-name="P1" svg:width="449.97pt" svg:height="278.22pt" svg:x="3pt" svg:y="3pt">
              <draw:object draw:notify-on-update-of-ranges="'fold-0-results'.B23:'fold-0-results'.CW23 'fold-0-results'.A24:'fold-0-results'.A24 'fold-0-results'.B24:'fold-0-results'.CW24 'fold-0-results'.A25:'fold-0-results'.A25 'fold-0-results'.B25:'fold-0-results'.CW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float" office:value="0.000000314543768809016" calcext:value-type="float">
            <text:p>3.15E-07</text:p>
          </table:table-cell>
          <table:table-cell table:style-name="ce2" office:value-type="float" office:value="0.000000126550759205201" calcext:value-type="float">
            <text:p>1.27E-07</text:p>
          </table:table-cell>
          <table:table-cell table:style-name="ce2" office:value-type="float" office:value="0.0000000887718911712909" calcext:value-type="float">
            <text:p>8.88E-08</text:p>
          </table:table-cell>
          <table:table-cell table:style-name="ce2" office:value-type="float" office:value="0.0000000523095806670426" calcext:value-type="float">
            <text:p>5.23E-08</text:p>
          </table:table-cell>
          <table:table-cell table:style-name="ce2" office:value-type="float" office:value="0.0000000653871197187072" calcext:value-type="float">
            <text:p>6.54E-08</text:p>
          </table:table-cell>
          <table:table-cell table:style-name="ce2" office:value-type="float" office:value="0.0000000376345923314147" calcext:value-type="float">
            <text:p>3.76E-08</text:p>
          </table:table-cell>
          <table:table-cell table:style-name="ce2" office:value-type="float" office:value="0.0000000489644698120628" calcext:value-type="float">
            <text:p>4.90E-08</text:p>
          </table:table-cell>
          <table:table-cell table:style-name="ce2" office:value-type="float" office:value="0.0000000398090840292297" calcext:value-type="float">
            <text:p>3.98E-08</text:p>
          </table:table-cell>
          <table:table-cell table:style-name="ce2" office:value-type="float" office:value="0.0000000149946401961642" calcext:value-type="float">
            <text:p>1.50E-08</text:p>
          </table:table-cell>
          <table:table-cell table:style-name="ce2" office:value-type="float" office:value="0.0000000160029856033361" calcext:value-type="float">
            <text:p>1.60E-08</text:p>
          </table:table-cell>
          <table:table-cell table:style-name="ce2" office:value-type="float" office:value="0.0000000136110127613164" calcext:value-type="float">
            <text:p>1.36E-08</text:p>
          </table:table-cell>
          <table:table-cell table:style-name="ce2" office:value-type="float" office:value="0.0000000127137065319971" calcext:value-type="float">
            <text:p>1.27E-08</text:p>
          </table:table-cell>
          <table:table-cell table:style-name="ce2" office:value-type="float" office:value="0.00000000975467173702782" calcext:value-type="float">
            <text:p>9.75E-09</text:p>
          </table:table-cell>
          <table:table-cell table:style-name="ce2" office:value-type="float" office:value="0.0000000210219948115764" calcext:value-type="float">
            <text:p>2.10E-08</text:p>
          </table:table-cell>
          <table:table-cell table:style-name="ce2" office:value-type="float" office:value="0.0000000121854970558388" calcext:value-type="float">
            <text:p>1.22E-08</text:p>
          </table:table-cell>
          <table:table-cell table:style-name="ce2" office:value-type="float" office:value="0.0000000102295887316472" calcext:value-type="float">
            <text:p>1.02E-08</text:p>
          </table:table-cell>
          <table:table-cell table:style-name="ce2" office:value-type="float" office:value="0.0000000101657722240133" calcext:value-type="float">
            <text:p>1.02E-08</text:p>
          </table:table-cell>
          <table:table-cell table:style-name="ce2" office:value-type="float" office:value="0.00000000870827232546389" calcext:value-type="float">
            <text:p>8.71E-09</text:p>
          </table:table-cell>
          <table:table-cell table:style-name="ce2" office:value-type="float" office:value="0.00000000769117391996587" calcext:value-type="float">
            <text:p>7.69E-09</text:p>
          </table:table-cell>
          <table:table-cell table:style-name="ce2" office:value-type="float" office:value="0.00000000965476942837995" calcext:value-type="float">
            <text:p>9.65E-09</text:p>
          </table:table-cell>
          <table:table-cell table:style-name="ce2" office:value-type="float" office:value="0.00000000598707927679242" calcext:value-type="float">
            <text:p>5.99E-09</text:p>
          </table:table-cell>
          <table:table-cell table:style-name="ce2" office:value-type="float" office:value="0.0000000149230405810385" calcext:value-type="float">
            <text:p>1.49E-08</text:p>
          </table:table-cell>
          <table:table-cell table:style-name="ce2" office:value-type="float" office:value="0.00000000576600589496933" calcext:value-type="float">
            <text:p>5.77E-09</text:p>
          </table:table-cell>
          <table:table-cell table:style-name="ce2" office:value-type="float" office:value="0.00000000488130691422838" calcext:value-type="float">
            <text:p>4.88E-09</text:p>
          </table:table-cell>
          <table:table-cell table:style-name="ce2" office:value-type="float" office:value="0.00000000484767914699091" calcext:value-type="float">
            <text:p>4.85E-09</text:p>
          </table:table-cell>
          <table:table-cell table:style-name="ce2" office:value-type="float" office:value="0.0000000133941808755366" calcext:value-type="float">
            <text:p>1.34E-08</text:p>
          </table:table-cell>
          <table:table-cell table:style-name="ce2" office:value-type="float" office:value="0.0000000054695981077657" calcext:value-type="float">
            <text:p>5.47E-09</text:p>
          </table:table-cell>
          <table:table-cell table:style-name="ce2" office:value-type="float" office:value="0.0000000115055396321395" calcext:value-type="float">
            <text:p>1.15E-08</text:p>
          </table:table-cell>
          <table:table-cell table:style-name="ce2" office:value-type="float" office:value="0.00000000397088673054213" calcext:value-type="float">
            <text:p>3.97E-09</text:p>
          </table:table-cell>
          <table:table-cell table:style-name="ce2" office:value-type="float" office:value="0.00000000543871259139905" calcext:value-type="float">
            <text:p>5.44E-09</text:p>
          </table:table-cell>
          <table:table-cell table:style-name="ce2" office:value-type="float" office:value="0.0000000182898105549611" calcext:value-type="float">
            <text:p>1.83E-08</text:p>
          </table:table-cell>
          <table:table-cell table:style-name="ce2" office:value-type="float" office:value="0.0000000132516557727058" calcext:value-type="float">
            <text:p>1.33E-08</text:p>
          </table:table-cell>
          <table:table-cell table:style-name="ce2" office:value-type="float" office:value="0.0000000187997937217687" calcext:value-type="float">
            <text:p>1.88E-08</text:p>
          </table:table-cell>
          <table:table-cell table:style-name="ce2" office:value-type="float" office:value="0.0000000061045422050654" calcext:value-type="float">
            <text:p>6.10E-09</text:p>
          </table:table-cell>
          <table:table-cell table:style-name="ce2" office:value-type="float" office:value="0.00000000361204932630698" calcext:value-type="float">
            <text:p>3.61E-09</text:p>
          </table:table-cell>
          <table:table-cell table:style-name="ce2" office:value-type="float" office:value="0.00000000503863084588829" calcext:value-type="float">
            <text:p>5.04E-09</text:p>
          </table:table-cell>
          <table:table-cell table:style-name="ce2" office:value-type="float" office:value="0.00000000478104444923133" calcext:value-type="float">
            <text:p>4.78E-09</text:p>
          </table:table-cell>
          <table:table-cell table:style-name="ce2" office:value-type="float" office:value="0.00000000393447852076178" calcext:value-type="float">
            <text:p>3.93E-09</text:p>
          </table:table-cell>
          <table:table-cell table:style-name="ce2" office:value-type="float" office:value="0.00000000329823457434486" calcext:value-type="float">
            <text:p>3.30E-09</text:p>
          </table:table-cell>
          <table:table-cell table:style-name="ce2" office:value-type="float" office:value="0.00000000362835006484374" calcext:value-type="float">
            <text:p>3.63E-09</text:p>
          </table:table-cell>
          <table:table-cell table:style-name="ce2" office:value-type="float" office:value="0.00000000374891850896119" calcext:value-type="float">
            <text:p>3.75E-09</text:p>
          </table:table-cell>
          <table:table-cell table:style-name="ce2" office:value-type="float" office:value="0.00000000453907134101427" calcext:value-type="float">
            <text:p>4.54E-09</text:p>
          </table:table-cell>
          <table:table-cell table:style-name="ce2" office:value-type="float" office:value="0.00000000373258224328765" calcext:value-type="float">
            <text:p>3.73E-09</text:p>
          </table:table-cell>
          <table:table-cell table:style-name="ce2" office:value-type="float" office:value="0.00000000952495060602132" calcext:value-type="float">
            <text:p>9.52E-09</text:p>
          </table:table-cell>
          <table:table-cell table:style-name="ce2" office:value-type="float" office:value="0.00000000590465942806872" calcext:value-type="float">
            <text:p>5.90E-09</text:p>
          </table:table-cell>
          <table:table-cell table:style-name="ce2" office:value-type="float" office:value="0.00000000351848483681749" calcext:value-type="float">
            <text:p>3.52E-09</text:p>
          </table:table-cell>
          <table:table-cell table:style-name="ce2" office:value-type="float" office:value="0.00000000487731899312393" calcext:value-type="float">
            <text:p>4.88E-09</text:p>
          </table:table-cell>
          <table:table-cell table:style-name="ce2" office:value-type="float" office:value="0.00000000390157994800688" calcext:value-type="float">
            <text:p>3.90E-09</text:p>
          </table:table-cell>
          <table:table-cell table:style-name="ce2" office:value-type="float" office:value="0.00000000619730622375414" calcext:value-type="float">
            <text:p>6.20E-09</text:p>
          </table:table-cell>
          <table:table-cell table:style-name="ce2" office:value-type="float" office:value="0.00000000355259710538291" calcext:value-type="float">
            <text:p>3.55E-09</text:p>
          </table:table-cell>
          <table:table-cell table:style-name="ce2" office:value-type="float" office:value="0.00000000363984287155005" calcext:value-type="float">
            <text:p>3.64E-09</text:p>
          </table:table-cell>
          <table:table-cell table:style-name="ce2" office:value-type="float" office:value="0.00000000344362960369437" calcext:value-type="float">
            <text:p>3.44E-09</text:p>
          </table:table-cell>
          <table:table-cell table:style-name="ce2" office:value-type="float" office:value="0.00000000494027041497702" calcext:value-type="float">
            <text:p>4.94E-09</text:p>
          </table:table-cell>
          <table:table-cell table:style-name="ce2" office:value-type="float" office:value="0.00000000374809161485245" calcext:value-type="float">
            <text:p>3.75E-09</text:p>
          </table:table-cell>
          <table:table-cell table:style-name="ce2" office:value-type="float" office:value="0.00000000368252583982098" calcext:value-type="float">
            <text:p>3.68E-09</text:p>
          </table:table-cell>
          <table:table-cell table:style-name="ce2" office:value-type="float" office:value="0.00000000430709024001885" calcext:value-type="float">
            <text:p>4.31E-09</text:p>
          </table:table-cell>
          <table:table-cell table:style-name="ce2" office:value-type="float" office:value="0.00000000377557718422849" calcext:value-type="float">
            <text:p>3.78E-09</text:p>
          </table:table-cell>
          <table:table-cell table:style-name="ce2" office:value-type="float" office:value="0.00000000717841830422116" calcext:value-type="float">
            <text:p>7.18E-09</text:p>
          </table:table-cell>
          <table:table-cell table:style-name="ce2" office:value-type="float" office:value="0.00000000366563535081354" calcext:value-type="float">
            <text:p>3.67E-09</text:p>
          </table:table-cell>
          <table:table-cell table:style-name="ce2" office:value-type="float" office:value="0.00000000362487617699969" calcext:value-type="float">
            <text:p>3.62E-09</text:p>
          </table:table-cell>
          <table:table-cell table:style-name="ce2" office:value-type="float" office:value="0.00000000348878614886416" calcext:value-type="float">
            <text:p>3.49E-09</text:p>
          </table:table-cell>
          <table:table-cell table:style-name="ce2" office:value-type="float" office:value="0.00000000716928250099613" calcext:value-type="float">
            <text:p>7.17E-09</text:p>
          </table:table-cell>
          <table:table-cell table:style-name="ce2" office:value-type="float" office:value="0.00000000368464214695052" calcext:value-type="float">
            <text:p>3.68E-09</text:p>
          </table:table-cell>
          <table:table-cell table:style-name="ce2" office:value-type="float" office:value="0.00000000590765303343232" calcext:value-type="float">
            <text:p>5.91E-09</text:p>
          </table:table-cell>
          <table:table-cell table:style-name="ce2" office:value-type="float" office:value="0.00000000377723319289202" calcext:value-type="float">
            <text:p>3.78E-09</text:p>
          </table:table-cell>
          <table:table-cell table:style-name="ce2" office:value-type="float" office:value="0.00000000365821417602774" calcext:value-type="float">
            <text:p>3.66E-09</text:p>
          </table:table-cell>
          <table:table-cell table:style-name="ce2" office:value-type="float" office:value="0.00000000373121888941341" calcext:value-type="float">
            <text:p>3.73E-09</text:p>
          </table:table-cell>
          <table:table-cell table:style-name="ce2" office:value-type="float" office:value="0.00000000419008916452412" calcext:value-type="float">
            <text:p>4.19E-09</text:p>
          </table:table-cell>
          <table:table-cell table:style-name="ce2" office:value-type="float" office:value="0.00000000376043152172655" calcext:value-type="float">
            <text:p>3.76E-09</text:p>
          </table:table-cell>
          <table:table-cell table:style-name="ce2" office:value-type="float" office:value="0.00000000421977519593497" calcext:value-type="float">
            <text:p>4.22E-09</text:p>
          </table:table-cell>
          <table:table-cell table:style-name="ce2" office:value-type="float" office:value="0.00000000367869423811839" calcext:value-type="float">
            <text:p>3.68E-09</text:p>
          </table:table-cell>
          <table:table-cell table:style-name="ce2" office:value-type="float" office:value="0.00000000476143746652724" calcext:value-type="float">
            <text:p>4.76E-09</text:p>
          </table:table-cell>
          <table:table-cell table:style-name="ce2" office:value-type="float" office:value="0.0000000104530606392927" calcext:value-type="float">
            <text:p>1.05E-08</text:p>
          </table:table-cell>
          <table:table-cell table:style-name="ce2" office:value-type="float" office:value="0.00000000384628062732872" calcext:value-type="float">
            <text:p>3.85E-09</text:p>
          </table:table-cell>
          <table:table-cell table:style-name="ce2" office:value-type="float" office:value="0.00000000383854814600681" calcext:value-type="float">
            <text:p>3.84E-09</text:p>
          </table:table-cell>
          <table:table-cell table:style-name="ce2" office:value-type="float" office:value="0.00000000380988129933257" calcext:value-type="float">
            <text:p>3.81E-09</text:p>
          </table:table-cell>
          <table:table-cell table:style-name="ce2" office:value-type="float" office:value="0.00000000438084102327707" calcext:value-type="float">
            <text:p>4.38E-09</text:p>
          </table:table-cell>
          <table:table-cell table:style-name="ce2" office:value-type="float" office:value="0.00000000886522588672278" calcext:value-type="float">
            <text:p>8.87E-09</text:p>
          </table:table-cell>
          <table:table-cell table:style-name="ce2" office:value-type="float" office:value="0.00000000385837939376187" calcext:value-type="float">
            <text:p>3.86E-09</text:p>
          </table:table-cell>
          <table:table-cell table:style-name="ce2" office:value-type="float" office:value="0.00000000398197430584446" calcext:value-type="float">
            <text:p>3.98E-09</text:p>
          </table:table-cell>
          <table:table-cell table:style-name="ce2" office:value-type="float" office:value="0.00000000377286690778078" calcext:value-type="float">
            <text:p>3.77E-09</text:p>
          </table:table-cell>
          <table:table-cell table:style-name="ce2" office:value-type="float" office:value="0.00000000389782472964839" calcext:value-type="float">
            <text:p>3.90E-09</text:p>
          </table:table-cell>
          <table:table-cell table:style-name="ce2" office:value-type="float" office:value="0.00000000377098086090654" calcext:value-type="float">
            <text:p>3.77E-09</text:p>
          </table:table-cell>
          <table:table-cell table:style-name="ce2" office:value-type="float" office:value="0.00000000468231409200825" calcext:value-type="float">
            <text:p>4.68E-09</text:p>
          </table:table-cell>
          <table:table-cell table:style-name="ce2" office:value-type="float" office:value="0.0000000038391787526848" calcext:value-type="float">
            <text:p>3.84E-09</text:p>
          </table:table-cell>
          <table:table-cell table:style-name="ce2" office:value-type="float" office:value="0.00000000356194518325025" calcext:value-type="float">
            <text:p>3.56E-09</text:p>
          </table:table-cell>
          <table:table-cell table:style-name="ce2" office:value-type="float" office:value="0.00000000381115494718642" calcext:value-type="float">
            <text:p>3.81E-09</text:p>
          </table:table-cell>
          <table:table-cell table:style-name="ce2" office:value-type="float" office:value="0.00000000351260420750065" calcext:value-type="float">
            <text:p>3.51E-09</text:p>
          </table:table-cell>
          <table:table-cell table:style-name="ce2" office:value-type="float" office:value="0.00000000365689079018238" calcext:value-type="float">
            <text:p>3.66E-09</text:p>
          </table:table-cell>
          <table:table-cell table:style-name="ce2" office:value-type="float" office:value="0.00000000335641803239639" calcext:value-type="float">
            <text:p>3.36E-09</text:p>
          </table:table-cell>
          <table:table-cell table:style-name="ce2" office:value-type="float" office:value="0.00000000342433392752639" calcext:value-type="float">
            <text:p>3.42E-09</text:p>
          </table:table-cell>
          <table:table-cell table:style-name="ce2" office:value-type="float" office:value="0.00000000370990904663415" calcext:value-type="float">
            <text:p>3.71E-09</text:p>
          </table:table-cell>
          <table:table-cell table:style-name="ce2" office:value-type="float" office:value="0.00000000405505140577133" calcext:value-type="float">
            <text:p>4.06E-09</text:p>
          </table:table-cell>
          <table:table-cell table:style-name="ce2" office:value-type="float" office:value="0.0000000032196447730115" calcext:value-type="float">
            <text:p>3.22E-09</text:p>
          </table:table-cell>
          <table:table-cell table:style-name="ce2" office:value-type="float" office:value="0.00000000325132853973286" calcext:value-type="float">
            <text:p>3.25E-09</text:p>
          </table:table-cell>
          <table:table-cell table:style-name="ce2" office:value-type="float" office:value="0.00000000315674997253267" calcext:value-type="float">
            <text:p>3.16E-09</text:p>
          </table:table-cell>
          <table:table-cell table:style-name="ce2" office:value-type="float" office:value="0.00000000336168604064823" calcext:value-type="float">
            <text:p>3.36E-09</text:p>
          </table:table-cell>
          <table:table-cell table:style-name="ce2" office:value-type="float" office:value="0.00000000334788330391688" calcext:value-type="float">
            <text:p>3.35E-09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168149690580321" calcext:value-type="float">
            <text:p>1.68E-05</text:p>
          </table:table-cell>
          <table:table-cell table:style-name="ce2" office:value-type="float" office:value="0.000001649484374866" calcext:value-type="float">
            <text:p>1.65E-06</text:p>
          </table:table-cell>
          <table:table-cell table:style-name="ce2" office:value-type="float" office:value="0.000000152692962274159" calcext:value-type="float">
            <text:p>1.53E-07</text:p>
          </table:table-cell>
          <table:table-cell table:style-name="ce2" office:value-type="float" office:value="0.0000000333800471707945" calcext:value-type="float">
            <text:p>3.34E-08</text:p>
          </table:table-cell>
          <table:table-cell table:style-name="ce2" office:value-type="float" office:value="0.0000000210881232476367" calcext:value-type="float">
            <text:p>2.11E-08</text:p>
          </table:table-cell>
          <table:table-cell table:style-name="ce2" office:value-type="float" office:value="0.0000000122027836724214" calcext:value-type="float">
            <text:p>1.22E-08</text:p>
          </table:table-cell>
          <table:table-cell table:style-name="ce2" office:value-type="float" office:value="0.000000012241645030997" calcext:value-type="float">
            <text:p>1.22E-08</text:p>
          </table:table-cell>
          <table:table-cell table:style-name="ce2" office:value-type="float" office:value="0.0000000115366027841901" calcext:value-type="float">
            <text:p>1.15E-08</text:p>
          </table:table-cell>
          <table:table-cell table:style-name="ce2" office:value-type="float" office:value="0.00000000759962404117686" calcext:value-type="float">
            <text:p>7.60E-09</text:p>
          </table:table-cell>
          <table:table-cell table:style-name="ce2" office:value-type="float" office:value="0.00000000709582748115167" calcext:value-type="float">
            <text:p>7.10E-09</text:p>
          </table:table-cell>
          <table:table-cell table:style-name="ce2" office:value-type="float" office:value="0.00000000537277866641261" calcext:value-type="float">
            <text:p>5.37E-09</text:p>
          </table:table-cell>
          <table:table-cell table:style-name="ce2" office:value-type="float" office:value="0.0000000043381742642623" calcext:value-type="float">
            <text:p>4.34E-09</text:p>
          </table:table-cell>
          <table:table-cell table:style-name="ce2" office:value-type="float" office:value="0.00000000454716397868537" calcext:value-type="float">
            <text:p>4.55E-09</text:p>
          </table:table-cell>
          <table:table-cell table:style-name="ce2" office:value-type="float" office:value="0.00000000327284777057457" calcext:value-type="float">
            <text:p>3.27E-09</text:p>
          </table:table-cell>
          <table:table-cell table:style-name="ce2" office:value-type="float" office:value="0.00000000379005404838039" calcext:value-type="float">
            <text:p>3.79E-09</text:p>
          </table:table-cell>
          <table:table-cell table:style-name="ce2" office:value-type="float" office:value="0.00000000406988398538032" calcext:value-type="float">
            <text:p>4.07E-09</text:p>
          </table:table-cell>
          <table:table-cell table:style-name="ce2" office:value-type="float" office:value="0.00000000398547062019361" calcext:value-type="float">
            <text:p>3.99E-09</text:p>
          </table:table-cell>
          <table:table-cell table:style-name="ce2" office:value-type="float" office:value="0.00000000439974900956485" calcext:value-type="float">
            <text:p>4.40E-09</text:p>
          </table:table-cell>
          <table:table-cell table:style-name="ce2" office:value-type="float" office:value="0.0000000025285107341233" calcext:value-type="float">
            <text:p>2.53E-09</text:p>
          </table:table-cell>
          <table:table-cell table:style-name="ce2" office:value-type="float" office:value="0.00000000292968160842121" calcext:value-type="float">
            <text:p>2.93E-09</text:p>
          </table:table-cell>
          <table:table-cell table:style-name="ce2" office:value-type="float" office:value="0.00000000277120637548478" calcext:value-type="float">
            <text:p>2.77E-09</text:p>
          </table:table-cell>
          <table:table-cell table:style-name="ce2" office:value-type="float" office:value="0.00000000234450614478021" calcext:value-type="float">
            <text:p>2.34E-09</text:p>
          </table:table-cell>
          <table:table-cell table:style-name="ce2" office:value-type="float" office:value="0.00000000225485607963094" calcext:value-type="float">
            <text:p>2.25E-09</text:p>
          </table:table-cell>
          <table:table-cell table:style-name="ce2" office:value-type="float" office:value="0.00000000241817676993605" calcext:value-type="float">
            <text:p>2.42E-09</text:p>
          </table:table-cell>
          <table:table-cell table:style-name="ce2" office:value-type="float" office:value="0.00000000203633621076448" calcext:value-type="float">
            <text:p>2.04E-09</text:p>
          </table:table-cell>
          <table:table-cell table:style-name="ce2" office:value-type="float" office:value="0.00000000179990367055182" calcext:value-type="float">
            <text:p>1.80E-09</text:p>
          </table:table-cell>
          <table:table-cell table:style-name="ce2" office:value-type="float" office:value="0.00000000258926347029841" calcext:value-type="float">
            <text:p>2.59E-09</text:p>
          </table:table-cell>
          <table:table-cell table:style-name="ce2" office:value-type="float" office:value="0.0000000015939413122723" calcext:value-type="float">
            <text:p>1.59E-09</text:p>
          </table:table-cell>
          <table:table-cell table:style-name="ce2" office:value-type="float" office:value="0.00000000134099409354604" calcext:value-type="float">
            <text:p>1.34E-09</text:p>
          </table:table-cell>
          <table:table-cell table:style-name="ce2" office:value-type="float" office:value="0.00000000177727532690852" calcext:value-type="float">
            <text:p>1.78E-09</text:p>
          </table:table-cell>
          <table:table-cell table:style-name="ce2" office:value-type="float" office:value="0.00000000169676928063466" calcext:value-type="float">
            <text:p>1.70E-09</text:p>
          </table:table-cell>
          <table:table-cell table:style-name="ce2" office:value-type="float" office:value="0.00000000165917801719928" calcext:value-type="float">
            <text:p>1.66E-09</text:p>
          </table:table-cell>
          <table:table-cell table:style-name="ce2" office:value-type="float" office:value="0.00000000155764312559369" calcext:value-type="float">
            <text:p>1.56E-09</text:p>
          </table:table-cell>
          <table:table-cell table:style-name="ce2" office:value-type="float" office:value="0.0000000025781041745887" calcext:value-type="float">
            <text:p>2.58E-09</text:p>
          </table:table-cell>
          <table:table-cell table:style-name="ce2" office:value-type="float" office:value="0.00000000133761512977059" calcext:value-type="float">
            <text:p>1.34E-09</text:p>
          </table:table-cell>
          <table:table-cell table:style-name="ce2" office:value-type="float" office:value="0.0000000012492218370852" calcext:value-type="float">
            <text:p>1.25E-09</text:p>
          </table:table-cell>
          <table:table-cell table:style-name="ce2" office:value-type="float" office:value="0.00000000132963395849117" calcext:value-type="float">
            <text:p>1.33E-09</text:p>
          </table:table-cell>
          <table:table-cell table:style-name="ce2" office:value-type="float" office:value="0.00000000145236977999729" calcext:value-type="float">
            <text:p>1.45E-09</text:p>
          </table:table-cell>
          <table:table-cell table:style-name="ce2" office:value-type="float" office:value="0.00000000140598488407306" calcext:value-type="float">
            <text:p>1.41E-09</text:p>
          </table:table-cell>
          <table:table-cell table:style-name="ce2" office:value-type="float" office:value="0.00000000120215015719793" calcext:value-type="float">
            <text:p>1.20E-09</text:p>
          </table:table-cell>
          <table:table-cell table:style-name="ce2" office:value-type="float" office:value="0.00000000108156872347109" calcext:value-type="float">
            <text:p>1.08E-09</text:p>
          </table:table-cell>
          <table:table-cell table:style-name="ce2" office:value-type="float" office:value="0.0000000014725860530973" calcext:value-type="float">
            <text:p>1.47E-09</text:p>
          </table:table-cell>
          <table:table-cell table:style-name="ce2" office:value-type="float" office:value="0.00000000104567043912595" calcext:value-type="float">
            <text:p>1.05E-09</text:p>
          </table:table-cell>
          <table:table-cell table:style-name="ce2" office:value-type="float" office:value="0.00000000111021802862154" calcext:value-type="float">
            <text:p>1.11E-09</text:p>
          </table:table-cell>
          <table:table-cell table:style-name="ce2" office:value-type="float" office:value="0.00000000106503050822936" calcext:value-type="float">
            <text:p>1.07E-09</text:p>
          </table:table-cell>
          <table:table-cell table:style-name="ce2" office:value-type="float" office:value="0.000000000914826436826388" calcext:value-type="float">
            <text:p>9.15E-10</text:p>
          </table:table-cell>
          <table:table-cell table:style-name="ce2" office:value-type="float" office:value="0.000000000991521975635123" calcext:value-type="float">
            <text:p>9.92E-10</text:p>
          </table:table-cell>
          <table:table-cell table:style-name="ce2" office:value-type="float" office:value="0.00000000096121577364272" calcext:value-type="float">
            <text:p>9.61E-10</text:p>
          </table:table-cell>
          <table:table-cell table:style-name="ce2" office:value-type="float" office:value="0.00000000104034392212071" calcext:value-type="float">
            <text:p>1.04E-09</text:p>
          </table:table-cell>
          <table:table-cell table:style-name="ce2" office:value-type="float" office:value="0.00000000111688847059809" calcext:value-type="float">
            <text:p>1.12E-09</text:p>
          </table:table-cell>
          <table:table-cell table:style-name="ce2" office:value-type="float" office:value="0.00000000103282116192815" calcext:value-type="float">
            <text:p>1.03E-09</text:p>
          </table:table-cell>
          <table:table-cell table:style-name="ce2" office:value-type="float" office:value="0.000000000930706012258752" calcext:value-type="float">
            <text:p>9.31E-10</text:p>
          </table:table-cell>
          <table:table-cell table:style-name="ce2" office:value-type="float" office:value="0.00000000105220598900501" calcext:value-type="float">
            <text:p>1.05E-09</text:p>
          </table:table-cell>
          <table:table-cell table:style-name="ce2" office:value-type="float" office:value="0.000000000867201421783647" calcext:value-type="float">
            <text:p>8.67E-10</text:p>
          </table:table-cell>
          <table:table-cell table:style-name="ce2" office:value-type="float" office:value="0.000000000807468703012403" calcext:value-type="float">
            <text:p>8.07E-10</text:p>
          </table:table-cell>
          <table:table-cell table:style-name="ce2" office:value-type="float" office:value="0.000000000830603141821484" calcext:value-type="float">
            <text:p>8.31E-10</text:p>
          </table:table-cell>
          <table:table-cell table:style-name="ce2" office:value-type="float" office:value="0.00000000348395645666244" calcext:value-type="float">
            <text:p>3.48E-09</text:p>
          </table:table-cell>
          <table:table-cell table:style-name="ce2" office:value-type="float" office:value="0.000000000715267289841392" calcext:value-type="float">
            <text:p>7.15E-10</text:p>
          </table:table-cell>
          <table:table-cell table:style-name="ce2" office:value-type="float" office:value="0.000000000788500542636683" calcext:value-type="float">
            <text:p>7.89E-10</text:p>
          </table:table-cell>
          <table:table-cell table:style-name="ce2" office:value-type="float" office:value="0.000000000613320561004826" calcext:value-type="float">
            <text:p>6.13E-10</text:p>
          </table:table-cell>
          <table:table-cell table:style-name="ce2" office:value-type="float" office:value="0.000000000753445861256807" calcext:value-type="float">
            <text:p>7.53E-10</text:p>
          </table:table-cell>
          <table:table-cell table:style-name="ce2" office:value-type="float" office:value="0.000000000582728920672792" calcext:value-type="float">
            <text:p>5.83E-10</text:p>
          </table:table-cell>
          <table:table-cell table:style-name="ce2" office:value-type="float" office:value="0.000000000845457870379817" calcext:value-type="float">
            <text:p>8.45E-10</text:p>
          </table:table-cell>
          <table:table-cell table:style-name="ce2" office:value-type="float" office:value="0.000000000583471215787057" calcext:value-type="float">
            <text:p>5.83E-10</text:p>
          </table:table-cell>
          <table:table-cell table:style-name="ce2" office:value-type="float" office:value="0.00000000056914384316542" calcext:value-type="float">
            <text:p>5.69E-10</text:p>
          </table:table-cell>
          <table:table-cell table:style-name="ce2" office:value-type="float" office:value="0.000000000513821429848349" calcext:value-type="float">
            <text:p>5.14E-10</text:p>
          </table:table-cell>
          <table:table-cell table:style-name="ce2" office:value-type="float" office:value="0.000000000624786167247037" calcext:value-type="float">
            <text:p>6.25E-10</text:p>
          </table:table-cell>
          <table:table-cell table:style-name="ce2" office:value-type="float" office:value="0.000000000605895555949587" calcext:value-type="float">
            <text:p>6.06E-10</text:p>
          </table:table-cell>
          <table:table-cell table:style-name="ce2" office:value-type="float" office:value="0.00000000051801035683141" calcext:value-type="float">
            <text:p>5.18E-10</text:p>
          </table:table-cell>
          <table:table-cell table:style-name="ce2" office:value-type="float" office:value="0.000000000537018263191413" calcext:value-type="float">
            <text:p>5.37E-10</text:p>
          </table:table-cell>
          <table:table-cell table:style-name="ce2" office:value-type="float" office:value="0.000000000547134504369495" calcext:value-type="float">
            <text:p>5.47E-10</text:p>
          </table:table-cell>
          <table:table-cell table:style-name="ce2" office:value-type="float" office:value="0.00000000580413050954575" calcext:value-type="float">
            <text:p>5.80E-09</text:p>
          </table:table-cell>
          <table:table-cell table:style-name="ce2" office:value-type="float" office:value="0.00000000964379065493403" calcext:value-type="float">
            <text:p>9.64E-09</text:p>
          </table:table-cell>
          <table:table-cell table:style-name="ce2" office:value-type="float" office:value="0.000000000465189636811302" calcext:value-type="float">
            <text:p>4.65E-10</text:p>
          </table:table-cell>
          <table:table-cell table:style-name="ce2" office:value-type="float" office:value="0.000000000492393015250058" calcext:value-type="float">
            <text:p>4.92E-10</text:p>
          </table:table-cell>
          <table:table-cell table:style-name="ce2" office:value-type="float" office:value="0.00000000045503256718149" calcext:value-type="float">
            <text:p>4.55E-10</text:p>
          </table:table-cell>
          <table:table-cell table:style-name="ce2" office:value-type="float" office:value="0.000000000440402381229887" calcext:value-type="float">
            <text:p>4.40E-10</text:p>
          </table:table-cell>
          <table:table-cell table:style-name="ce2" office:value-type="float" office:value="0.000000000502302477389804" calcext:value-type="float">
            <text:p>5.02E-10</text:p>
          </table:table-cell>
          <table:table-cell table:style-name="ce2" office:value-type="float" office:value="0.000000000564053026508304" calcext:value-type="float">
            <text:p>5.64E-10</text:p>
          </table:table-cell>
          <table:table-cell table:style-name="ce2" office:value-type="float" office:value="0.000000000453221432605843" calcext:value-type="float">
            <text:p>4.53E-10</text:p>
          </table:table-cell>
          <table:table-cell table:style-name="ce2" office:value-type="float" office:value="0.000000000469675631720178" calcext:value-type="float">
            <text:p>4.70E-10</text:p>
          </table:table-cell>
          <table:table-cell table:style-name="ce2" office:value-type="float" office:value="0.000000000448695414156929" calcext:value-type="float">
            <text:p>4.49E-10</text:p>
          </table:table-cell>
          <table:table-cell table:style-name="ce2" office:value-type="float" office:value="0.00000000100147767856384" calcext:value-type="float">
            <text:p>1.00E-09</text:p>
          </table:table-cell>
          <table:table-cell table:style-name="ce2" office:value-type="float" office:value="0.000000000449455417328437" calcext:value-type="float">
            <text:p>4.49E-10</text:p>
          </table:table-cell>
          <table:table-cell table:style-name="ce2" office:value-type="float" office:value="0.000000000558967927499765" calcext:value-type="float">
            <text:p>5.59E-10</text:p>
          </table:table-cell>
          <table:table-cell table:style-name="ce2" office:value-type="float" office:value="0.000000000461911953131277" calcext:value-type="float">
            <text:p>4.62E-10</text:p>
          </table:table-cell>
          <table:table-cell table:style-name="ce2" office:value-type="float" office:value="0.000000000449043857653208" calcext:value-type="float">
            <text:p>4.49E-10</text:p>
          </table:table-cell>
          <table:table-cell table:style-name="ce2" office:value-type="float" office:value="0.000000000428655888562445" calcext:value-type="float">
            <text:p>4.29E-10</text:p>
          </table:table-cell>
          <table:table-cell table:style-name="ce2" office:value-type="float" office:value="0.000000000444824344025818" calcext:value-type="float">
            <text:p>4.45E-10</text:p>
          </table:table-cell>
          <table:table-cell table:style-name="ce2" office:value-type="float" office:value="0.000000000556079515767748" calcext:value-type="float">
            <text:p>5.56E-10</text:p>
          </table:table-cell>
          <table:table-cell table:style-name="ce2" office:value-type="float" office:value="0.000000000449552811643272" calcext:value-type="float">
            <text:p>4.50E-10</text:p>
          </table:table-cell>
          <table:table-cell table:style-name="ce2" office:value-type="float" office:value="0.000000000391492782636504" calcext:value-type="float">
            <text:p>3.91E-10</text:p>
          </table:table-cell>
          <table:table-cell table:style-name="ce2" office:value-type="float" office:value="0.000000000356979085180952" calcext:value-type="float">
            <text:p>3.57E-10</text:p>
          </table:table-cell>
          <table:table-cell table:style-name="ce2" office:value-type="float" office:value="0.000000000382451903480074" calcext:value-type="float">
            <text:p>3.82E-10</text:p>
          </table:table-cell>
          <table:table-cell table:style-name="ce2" office:value-type="float" office:value="0.000000000338056860282875" calcext:value-type="float">
            <text:p>3.38E-10</text:p>
          </table:table-cell>
          <table:table-cell table:style-name="ce2" office:value-type="float" office:value="0.00000000036044939255575" calcext:value-type="float">
            <text:p>3.60E-10</text:p>
          </table:table-cell>
          <table:table-cell table:style-name="ce2" office:value-type="float" office:value="0.000000000524558341208347" calcext:value-type="float">
            <text:p>5.25E-10</text:p>
          </table:table-cell>
          <table:table-cell table:style-name="ce2" office:value-type="float" office:value="0.000000000350406870186503" calcext:value-type="float">
            <text:p>3.50E-10</text:p>
          </table:table-cell>
          <table:table-cell table:style-name="ce2" office:value-type="float" office:value="0.000000000408287792463823" calcext:value-type="float">
            <text:p>4.08E-10</text:p>
          </table:table-cell>
          <table:table-cell table:style-name="ce2" office:value-type="float" office:value="0.000000000433589442128123" calcext:value-type="float">
            <text:p>4.34E-10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245336377702187" calcext:value-type="float">
            <text:p>2.45E-05</text:p>
          </table:table-cell>
          <table:table-cell table:style-name="ce2" office:value-type="float" office:value="0.00000108911387997068" calcext:value-type="float">
            <text:p>1.09E-06</text:p>
          </table:table-cell>
          <table:table-cell table:style-name="ce2" office:value-type="float" office:value="0.000000182156441042025" calcext:value-type="float">
            <text:p>1.82E-07</text:p>
          </table:table-cell>
          <table:table-cell table:style-name="ce2" office:value-type="float" office:value="0.0000000883951400965088" calcext:value-type="float">
            <text:p>8.84E-08</text:p>
          </table:table-cell>
          <table:table-cell table:style-name="ce2" office:value-type="float" office:value="0.0000000422483523720984" calcext:value-type="float">
            <text:p>4.22E-08</text:p>
          </table:table-cell>
          <table:table-cell table:style-name="ce2" office:value-type="float" office:value="0.0000000225348983917683" calcext:value-type="float">
            <text:p>2.25E-08</text:p>
          </table:table-cell>
          <table:table-cell table:style-name="ce2" office:value-type="float" office:value="0.0000000183681070353713" calcext:value-type="float">
            <text:p>1.84E-08</text:p>
          </table:table-cell>
          <table:table-cell table:style-name="ce2" office:value-type="float" office:value="0.0000000128700090584743" calcext:value-type="float">
            <text:p>1.29E-08</text:p>
          </table:table-cell>
          <table:table-cell table:style-name="ce2" office:value-type="float" office:value="0.0000000115468798966844" calcext:value-type="float">
            <text:p>1.15E-08</text:p>
          </table:table-cell>
          <table:table-cell table:style-name="ce2" office:value-type="float" office:value="0.0000000145123095762755" calcext:value-type="float">
            <text:p>1.45E-08</text:p>
          </table:table-cell>
          <table:table-cell table:style-name="ce2" office:value-type="float" office:value="0.00000000828959656473671" calcext:value-type="float">
            <text:p>8.29E-09</text:p>
          </table:table-cell>
          <table:table-cell table:style-name="ce2" office:value-type="float" office:value="0.00000000884285356050895" calcext:value-type="float">
            <text:p>8.84E-09</text:p>
          </table:table-cell>
          <table:table-cell table:style-name="ce2" office:value-type="float" office:value="0.00000000819029999377107" calcext:value-type="float">
            <text:p>8.19E-09</text:p>
          </table:table-cell>
          <table:table-cell table:style-name="ce2" office:value-type="float" office:value="0.00000000792489363021786" calcext:value-type="float">
            <text:p>7.92E-09</text:p>
          </table:table-cell>
          <table:table-cell table:style-name="ce2" office:value-type="float" office:value="0.00000000620226092706843" calcext:value-type="float">
            <text:p>6.20E-09</text:p>
          </table:table-cell>
          <table:table-cell table:style-name="ce2" office:value-type="float" office:value="0.00000000709059033709991" calcext:value-type="float">
            <text:p>7.09E-09</text:p>
          </table:table-cell>
          <table:table-cell table:style-name="ce2" office:value-type="float" office:value="0.00000000655425225204453" calcext:value-type="float">
            <text:p>6.55E-09</text:p>
          </table:table-cell>
          <table:table-cell table:style-name="ce2" office:value-type="float" office:value="0.00000000716216952412196" calcext:value-type="float">
            <text:p>7.16E-09</text:p>
          </table:table-cell>
          <table:table-cell table:style-name="ce2" office:value-type="float" office:value="0.00000000611679951134647" calcext:value-type="float">
            <text:p>6.12E-09</text:p>
          </table:table-cell>
          <table:table-cell table:style-name="ce2" office:value-type="float" office:value="0.00000000620834228470812" calcext:value-type="float">
            <text:p>6.21E-09</text:p>
          </table:table-cell>
          <table:table-cell table:style-name="ce2" office:value-type="float" office:value="0.00000000527384980131273" calcext:value-type="float">
            <text:p>5.27E-09</text:p>
          </table:table-cell>
          <table:table-cell table:style-name="ce2" office:value-type="float" office:value="0.00000000380119935528" calcext:value-type="float">
            <text:p>3.80E-09</text:p>
          </table:table-cell>
          <table:table-cell table:style-name="ce2" office:value-type="float" office:value="0.00000000442453629290184" calcext:value-type="float">
            <text:p>4.42E-09</text:p>
          </table:table-cell>
          <table:table-cell table:style-name="ce2" office:value-type="float" office:value="0.00000000640364428150519" calcext:value-type="float">
            <text:p>6.40E-09</text:p>
          </table:table-cell>
          <table:table-cell table:style-name="ce2" office:value-type="float" office:value="0.00000000432642366376967" calcext:value-type="float">
            <text:p>4.33E-09</text:p>
          </table:table-cell>
          <table:table-cell table:style-name="ce2" office:value-type="float" office:value="0.00000000469381333800811" calcext:value-type="float">
            <text:p>4.69E-09</text:p>
          </table:table-cell>
          <table:table-cell table:style-name="ce2" office:value-type="float" office:value="0.00000000463862948052451" calcext:value-type="float">
            <text:p>4.64E-09</text:p>
          </table:table-cell>
          <table:table-cell table:style-name="ce2" office:value-type="float" office:value="0.00000000382122022912767" calcext:value-type="float">
            <text:p>3.82E-09</text:p>
          </table:table-cell>
          <table:table-cell table:style-name="ce2" office:value-type="float" office:value="0.0000000042555607926431" calcext:value-type="float">
            <text:p>4.26E-09</text:p>
          </table:table-cell>
          <table:table-cell table:style-name="ce2" office:value-type="float" office:value="0.00000000359973784114231" calcext:value-type="float">
            <text:p>3.60E-09</text:p>
          </table:table-cell>
          <table:table-cell table:style-name="ce2" office:value-type="float" office:value="0.00000000384817955279004" calcext:value-type="float">
            <text:p>3.85E-09</text:p>
          </table:table-cell>
          <table:table-cell table:style-name="ce2" office:value-type="float" office:value="0.00000000389731980021679" calcext:value-type="float">
            <text:p>3.90E-09</text:p>
          </table:table-cell>
          <table:table-cell table:style-name="ce2" office:value-type="float" office:value="0.00000000362834118305954" calcext:value-type="float">
            <text:p>3.63E-09</text:p>
          </table:table-cell>
          <table:table-cell table:style-name="ce2" office:value-type="float" office:value="0.00000000464299843017101" calcext:value-type="float">
            <text:p>4.64E-09</text:p>
          </table:table-cell>
          <table:table-cell table:style-name="ce2" office:value-type="float" office:value="0.00000000356901530551567" calcext:value-type="float">
            <text:p>3.57E-09</text:p>
          </table:table-cell>
          <table:table-cell table:style-name="ce2" office:value-type="float" office:value="0.00000000324894045000689" calcext:value-type="float">
            <text:p>3.25E-09</text:p>
          </table:table-cell>
          <table:table-cell table:style-name="ce2" office:value-type="float" office:value="0.00000000388432042086606" calcext:value-type="float">
            <text:p>3.88E-09</text:p>
          </table:table-cell>
          <table:table-cell table:style-name="ce2" office:value-type="float" office:value="0.0000000032608160616121" calcext:value-type="float">
            <text:p>3.26E-09</text:p>
          </table:table-cell>
          <table:table-cell table:style-name="ce2" office:value-type="float" office:value="0.00000000318751336436662" calcext:value-type="float">
            <text:p>3.19E-09</text:p>
          </table:table-cell>
          <table:table-cell table:style-name="ce2" office:value-type="float" office:value="0.00000000324805915496995" calcext:value-type="float">
            <text:p>3.25E-09</text:p>
          </table:table-cell>
          <table:table-cell table:style-name="ce2" office:value-type="float" office:value="0.00000000335870842249619" calcext:value-type="float">
            <text:p>3.36E-09</text:p>
          </table:table-cell>
          <table:table-cell table:style-name="ce2" office:value-type="float" office:value="0.00000000363610430653693" calcext:value-type="float">
            <text:p>3.64E-09</text:p>
          </table:table-cell>
          <table:table-cell table:style-name="ce2" office:value-type="float" office:value="0.00000000288886825572376" calcext:value-type="float">
            <text:p>2.89E-09</text:p>
          </table:table-cell>
          <table:table-cell table:style-name="ce2" office:value-type="float" office:value="0.00000000304554648167254" calcext:value-type="float">
            <text:p>3.05E-09</text:p>
          </table:table-cell>
          <table:table-cell table:style-name="ce2" office:value-type="float" office:value="0.00000000304194625044829" calcext:value-type="float">
            <text:p>3.04E-09</text:p>
          </table:table-cell>
          <table:table-cell table:style-name="ce2" office:value-type="float" office:value="0.00000000275065570320975" calcext:value-type="float">
            <text:p>2.75E-09</text:p>
          </table:table-cell>
          <table:table-cell table:style-name="ce2" office:value-type="float" office:value="0.00000000299943447856776" calcext:value-type="float">
            <text:p>3.00E-09</text:p>
          </table:table-cell>
          <table:table-cell table:style-name="ce2" office:value-type="float" office:value="0.00000000283340728657321" calcext:value-type="float">
            <text:p>2.83E-09</text:p>
          </table:table-cell>
          <table:table-cell table:style-name="ce2" office:value-type="float" office:value="0.00000000309121839237036" calcext:value-type="float">
            <text:p>3.09E-09</text:p>
          </table:table-cell>
          <table:table-cell table:style-name="ce2" office:value-type="float" office:value="0.00000000299319391494634" calcext:value-type="float">
            <text:p>2.99E-09</text:p>
          </table:table-cell>
          <table:table-cell table:style-name="ce2" office:value-type="float" office:value="0.00000000302561642406828" calcext:value-type="float">
            <text:p>3.03E-09</text:p>
          </table:table-cell>
          <table:table-cell table:style-name="ce2" office:value-type="float" office:value="0.00000000274348144202463" calcext:value-type="float">
            <text:p>2.74E-09</text:p>
          </table:table-cell>
          <table:table-cell table:style-name="ce2" office:value-type="float" office:value="0.00000000273159317387694" calcext:value-type="float">
            <text:p>2.73E-09</text:p>
          </table:table-cell>
          <table:table-cell table:style-name="ce2" office:value-type="float" office:value="0.00000000281147460867714" calcext:value-type="float">
            <text:p>2.81E-09</text:p>
          </table:table-cell>
          <table:table-cell table:style-name="ce2" office:value-type="float" office:value="0.00000000245449749414206" calcext:value-type="float">
            <text:p>2.45E-09</text:p>
          </table:table-cell>
          <table:table-cell table:style-name="ce2" office:value-type="float" office:value="0.00000000248695686266842" calcext:value-type="float">
            <text:p>2.49E-09</text:p>
          </table:table-cell>
          <table:table-cell table:style-name="ce2" office:value-type="float" office:value="0.00000000278800538211498" calcext:value-type="float">
            <text:p>2.79E-09</text:p>
          </table:table-cell>
          <table:table-cell table:style-name="ce2" office:value-type="float" office:value="0.00000000235278974081154" calcext:value-type="float">
            <text:p>2.35E-09</text:p>
          </table:table-cell>
          <table:table-cell table:style-name="ce2" office:value-type="float" office:value="0.00000000237675434888728" calcext:value-type="float">
            <text:p>2.38E-09</text:p>
          </table:table-cell>
          <table:table-cell table:style-name="ce2" office:value-type="float" office:value="0.00000000211361994573167" calcext:value-type="float">
            <text:p>2.11E-09</text:p>
          </table:table-cell>
          <table:table-cell table:style-name="ce2" office:value-type="float" office:value="0.00000000233753838507766" calcext:value-type="float">
            <text:p>2.34E-09</text:p>
          </table:table-cell>
          <table:table-cell table:style-name="ce2" office:value-type="float" office:value="0.00000000232157648660802" calcext:value-type="float">
            <text:p>2.32E-09</text:p>
          </table:table-cell>
          <table:table-cell table:style-name="ce2" office:value-type="float" office:value="0.00000000249041920419301" calcext:value-type="float">
            <text:p>2.49E-09</text:p>
          </table:table-cell>
          <table:table-cell table:style-name="ce2" office:value-type="float" office:value="0.0000000020108008591535" calcext:value-type="float">
            <text:p>2.01E-09</text:p>
          </table:table-cell>
          <table:table-cell table:style-name="ce2" office:value-type="float" office:value="0.00000000201498218110884" calcext:value-type="float">
            <text:p>2.01E-09</text:p>
          </table:table-cell>
          <table:table-cell table:style-name="ce2" office:value-type="float" office:value="0.00000000192379978614098" calcext:value-type="float">
            <text:p>1.92E-09</text:p>
          </table:table-cell>
          <table:table-cell table:style-name="ce2" office:value-type="float" office:value="0.00000000209873474155131" calcext:value-type="float">
            <text:p>2.10E-09</text:p>
          </table:table-cell>
          <table:table-cell table:style-name="ce2" office:value-type="float" office:value="0.00000000197445881866542" calcext:value-type="float">
            <text:p>1.97E-09</text:p>
          </table:table-cell>
          <table:table-cell table:style-name="ce2" office:value-type="float" office:value="0.00000000196085969683679" calcext:value-type="float">
            <text:p>1.96E-09</text:p>
          </table:table-cell>
          <table:table-cell table:style-name="ce2" office:value-type="float" office:value="0.00000000206865502505593" calcext:value-type="float">
            <text:p>2.07E-09</text:p>
          </table:table-cell>
          <table:table-cell table:style-name="ce2" office:value-type="float" office:value="0.00000000201297734037098" calcext:value-type="float">
            <text:p>2.01E-09</text:p>
          </table:table-cell>
          <table:table-cell table:style-name="ce2" office:value-type="float" office:value="0.0000000069772374544641" calcext:value-type="float">
            <text:p>6.98E-09</text:p>
          </table:table-cell>
          <table:table-cell table:style-name="ce2" office:value-type="float" office:value="0.00000000716267400946435" calcext:value-type="float">
            <text:p>7.16E-09</text:p>
          </table:table-cell>
          <table:table-cell table:style-name="ce2" office:value-type="float" office:value="0.00000000184185933171932" calcext:value-type="float">
            <text:p>1.84E-09</text:p>
          </table:table-cell>
          <table:table-cell table:style-name="ce2" office:value-type="float" office:value="0.00000000181680337441036" calcext:value-type="float">
            <text:p>1.82E-09</text:p>
          </table:table-cell>
          <table:table-cell table:style-name="ce2" office:value-type="float" office:value="0.00000000198095251313645" calcext:value-type="float">
            <text:p>1.98E-09</text:p>
          </table:table-cell>
          <table:table-cell table:style-name="ce2" office:value-type="float" office:value="0.00000000195332550134708" calcext:value-type="float">
            <text:p>1.95E-09</text:p>
          </table:table-cell>
          <table:table-cell table:style-name="ce2" office:value-type="float" office:value="0.00000000196464933210904" calcext:value-type="float">
            <text:p>1.96E-09</text:p>
          </table:table-cell>
          <table:table-cell table:style-name="ce2" office:value-type="float" office:value="0.00000000187397319884041" calcext:value-type="float">
            <text:p>1.87E-09</text:p>
          </table:table-cell>
          <table:table-cell table:style-name="ce2" office:value-type="float" office:value="0.00000000195420990500849" calcext:value-type="float">
            <text:p>1.95E-09</text:p>
          </table:table-cell>
          <table:table-cell table:style-name="ce2" office:value-type="float" office:value="0.00000000190084969986514" calcext:value-type="float">
            <text:p>1.90E-09</text:p>
          </table:table-cell>
          <table:table-cell table:style-name="ce2" office:value-type="float" office:value="0.00000000185634640992304" calcext:value-type="float">
            <text:p>1.86E-09</text:p>
          </table:table-cell>
          <table:table-cell table:style-name="ce2" office:value-type="float" office:value="0.00000000188697124592351" calcext:value-type="float">
            <text:p>1.89E-09</text:p>
          </table:table-cell>
          <table:table-cell table:style-name="ce2" office:value-type="float" office:value="0.00000000182726767050667" calcext:value-type="float">
            <text:p>1.83E-09</text:p>
          </table:table-cell>
          <table:table-cell table:style-name="ce2" office:value-type="float" office:value="0.00000000186141380087434" calcext:value-type="float">
            <text:p>1.86E-09</text:p>
          </table:table-cell>
          <table:table-cell table:style-name="ce2" office:value-type="float" office:value="0.0000000019232371251121" calcext:value-type="float">
            <text:p>1.92E-09</text:p>
          </table:table-cell>
          <table:table-cell table:style-name="ce2" office:value-type="float" office:value="0.0000000018906496368487" calcext:value-type="float">
            <text:p>1.89E-09</text:p>
          </table:table-cell>
          <table:table-cell table:style-name="ce2" office:value-type="float" office:value="0.00000000174640213401744" calcext:value-type="float">
            <text:p>1.75E-09</text:p>
          </table:table-cell>
          <table:table-cell table:style-name="ce2" office:value-type="float" office:value="0.00000000179332504401941" calcext:value-type="float">
            <text:p>1.79E-09</text:p>
          </table:table-cell>
          <table:table-cell table:style-name="ce2" office:value-type="float" office:value="0.00000000181046533320738" calcext:value-type="float">
            <text:p>1.81E-09</text:p>
          </table:table-cell>
          <table:table-cell table:style-name="ce2" office:value-type="float" office:value="0.00000000186330284535074" calcext:value-type="float">
            <text:p>1.86E-09</text:p>
          </table:table-cell>
          <table:table-cell table:style-name="ce2" office:value-type="float" office:value="0.00000000181455261927254" calcext:value-type="float">
            <text:p>1.81E-09</text:p>
          </table:table-cell>
          <table:table-cell table:style-name="ce2" office:value-type="float" office:value="0.00000000158721280563156" calcext:value-type="float">
            <text:p>1.59E-09</text:p>
          </table:table-cell>
          <table:table-cell table:style-name="ce2" office:value-type="float" office:value="0.00000000160899193968333" calcext:value-type="float">
            <text:p>1.61E-09</text:p>
          </table:table-cell>
          <table:table-cell table:style-name="ce2" office:value-type="float" office:value="0.00000000167797797878677" calcext:value-type="float">
            <text:p>1.68E-09</text:p>
          </table:table-cell>
          <table:table-cell table:style-name="ce2" office:value-type="float" office:value="0.00000000161345736771068" calcext:value-type="float">
            <text:p>1.61E-09</text:p>
          </table:table-cell>
          <table:table-cell table:style-name="ce2" office:value-type="float" office:value="0.00000000177919889932098" calcext:value-type="float">
            <text:p>1.78E-09</text:p>
          </table:table-cell>
          <table:table-cell table:style-name="ce2" office:value-type="float" office:value="0.00000000176959047415437" calcext:value-type="float">
            <text:p>1.77E-09</text:p>
          </table:table-cell>
          <table:table-cell table:style-name="ce2" office:value-type="float" office:value="0.00000000181875514648766" calcext:value-type="float">
            <text:p>1.82E-09</text:p>
          </table:table-cell>
          <table:table-cell table:style-name="ce2" office:value-type="float" office:value="0.00000000187320381428435" calcext:value-type="float">
            <text:p>1.87E-09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271159242402063" calcext:value-type="float">
            <text:p>2.71E-05</text:p>
          </table:table-cell>
          <table:table-cell table:style-name="ce2" office:value-type="float" office:value="0.00000329191038872522" calcext:value-type="float">
            <text:p>3.29E-06</text:p>
          </table:table-cell>
          <table:table-cell table:style-name="ce2" office:value-type="float" office:value="0.000000757449640786944" calcext:value-type="float">
            <text:p>7.57E-07</text:p>
          </table:table-cell>
          <table:table-cell table:style-name="ce2" office:value-type="float" office:value="0.0000000945950162645203" calcext:value-type="float">
            <text:p>9.46E-08</text:p>
          </table:table-cell>
          <table:table-cell table:style-name="ce2" office:value-type="float" office:value="0.0000000203015630972913" calcext:value-type="float">
            <text:p>2.03E-08</text:p>
          </table:table-cell>
          <table:table-cell table:style-name="ce2" office:value-type="float" office:value="0.0000000235454074015706" calcext:value-type="float">
            <text:p>2.35E-08</text:p>
          </table:table-cell>
          <table:table-cell table:style-name="ce2" office:value-type="float" office:value="0.00000000906913744103121" calcext:value-type="float">
            <text:p>9.07E-09</text:p>
          </table:table-cell>
          <table:table-cell table:style-name="ce2" office:value-type="float" office:value="0.0000000115296883151927" calcext:value-type="float">
            <text:p>1.15E-08</text:p>
          </table:table-cell>
          <table:table-cell table:style-name="ce2" office:value-type="float" office:value="0.00000000819799428342094" calcext:value-type="float">
            <text:p>8.20E-09</text:p>
          </table:table-cell>
          <table:table-cell table:style-name="ce2" office:value-type="float" office:value="0.00000000696282098644474" calcext:value-type="float">
            <text:p>6.96E-09</text:p>
          </table:table-cell>
          <table:table-cell table:style-name="ce2" office:value-type="float" office:value="0.00000000622989526632977" calcext:value-type="float">
            <text:p>6.23E-09</text:p>
          </table:table-cell>
          <table:table-cell table:style-name="ce2" office:value-type="float" office:value="0.00000000691335566571638" calcext:value-type="float">
            <text:p>6.91E-09</text:p>
          </table:table-cell>
          <table:table-cell table:style-name="ce2" office:value-type="float" office:value="0.000000005394851676499" calcext:value-type="float">
            <text:p>5.39E-09</text:p>
          </table:table-cell>
          <table:table-cell table:style-name="ce2" office:value-type="float" office:value="0.00000000458044535633916" calcext:value-type="float">
            <text:p>4.58E-09</text:p>
          </table:table-cell>
          <table:table-cell table:style-name="ce2" office:value-type="float" office:value="0.00000000326116689208788" calcext:value-type="float">
            <text:p>3.26E-09</text:p>
          </table:table-cell>
          <table:table-cell table:style-name="ce2" office:value-type="float" office:value="0.00000000282869105916461" calcext:value-type="float">
            <text:p>2.83E-09</text:p>
          </table:table-cell>
          <table:table-cell table:style-name="ce2" office:value-type="float" office:value="0.00000000274435252300975" calcext:value-type="float">
            <text:p>2.74E-09</text:p>
          </table:table-cell>
          <table:table-cell table:style-name="ce2" office:value-type="float" office:value="0.00000000288459278685593" calcext:value-type="float">
            <text:p>2.88E-09</text:p>
          </table:table-cell>
          <table:table-cell table:style-name="ce2" office:value-type="float" office:value="0.00000000340645156526875" calcext:value-type="float">
            <text:p>3.41E-09</text:p>
          </table:table-cell>
          <table:table-cell table:style-name="ce2" office:value-type="float" office:value="0.00000000175846825989367" calcext:value-type="float">
            <text:p>1.76E-09</text:p>
          </table:table-cell>
          <table:table-cell table:style-name="ce2" office:value-type="float" office:value="0.0000000021150732276709" calcext:value-type="float">
            <text:p>2.12E-09</text:p>
          </table:table-cell>
          <table:table-cell table:style-name="ce2" office:value-type="float" office:value="0.00000000231273977746582" calcext:value-type="float">
            <text:p>2.31E-09</text:p>
          </table:table-cell>
          <table:table-cell table:style-name="ce2" office:value-type="float" office:value="0.00000000184630366550919" calcext:value-type="float">
            <text:p>1.85E-09</text:p>
          </table:table-cell>
          <table:table-cell table:style-name="ce2" office:value-type="float" office:value="0.00000000147763734581474" calcext:value-type="float">
            <text:p>1.48E-09</text:p>
          </table:table-cell>
          <table:table-cell table:style-name="ce2" office:value-type="float" office:value="0.00000000292622237552109" calcext:value-type="float">
            <text:p>2.93E-09</text:p>
          </table:table-cell>
          <table:table-cell table:style-name="ce2" office:value-type="float" office:value="0.00000000242663000804554" calcext:value-type="float">
            <text:p>2.43E-09</text:p>
          </table:table-cell>
          <table:table-cell table:style-name="ce2" office:value-type="float" office:value="0.00000000169108149705721" calcext:value-type="float">
            <text:p>1.69E-09</text:p>
          </table:table-cell>
          <table:table-cell table:style-name="ce2" office:value-type="float" office:value="0.00000000118488052702758" calcext:value-type="float">
            <text:p>1.18E-09</text:p>
          </table:table-cell>
          <table:table-cell table:style-name="ce2" office:value-type="float" office:value="0.00000000142497980082367" calcext:value-type="float">
            <text:p>1.42E-09</text:p>
          </table:table-cell>
          <table:table-cell table:style-name="ce2" office:value-type="float" office:value="0.00000000149926482340134" calcext:value-type="float">
            <text:p>1.50E-09</text:p>
          </table:table-cell>
          <table:table-cell table:style-name="ce2" office:value-type="float" office:value="0.00000000133837241289569" calcext:value-type="float">
            <text:p>1.34E-09</text:p>
          </table:table-cell>
          <table:table-cell table:style-name="ce2" office:value-type="float" office:value="0.00000000182435044848716" calcext:value-type="float">
            <text:p>1.82E-09</text:p>
          </table:table-cell>
          <table:table-cell table:style-name="ce2" office:value-type="float" office:value="0.00000000116487930412745" calcext:value-type="float">
            <text:p>1.16E-09</text:p>
          </table:table-cell>
          <table:table-cell table:style-name="ce2" office:value-type="float" office:value="0.000000001734335564052" calcext:value-type="float">
            <text:p>1.73E-09</text:p>
          </table:table-cell>
          <table:table-cell table:style-name="ce2" office:value-type="float" office:value="0.00000000110633702199436" calcext:value-type="float">
            <text:p>1.11E-09</text:p>
          </table:table-cell>
          <table:table-cell table:style-name="ce2" office:value-type="float" office:value="0.00000000188134263723327" calcext:value-type="float">
            <text:p>1.88E-09</text:p>
          </table:table-cell>
          <table:table-cell table:style-name="ce2" office:value-type="float" office:value="0.000000000931658417080427" calcext:value-type="float">
            <text:p>9.32E-10</text:p>
          </table:table-cell>
          <table:table-cell table:style-name="ce2" office:value-type="float" office:value="0.00000000088937879283435" calcext:value-type="float">
            <text:p>8.89E-10</text:p>
          </table:table-cell>
          <table:table-cell table:style-name="ce2" office:value-type="float" office:value="0.00000000129321042763308" calcext:value-type="float">
            <text:p>1.29E-09</text:p>
          </table:table-cell>
          <table:table-cell table:style-name="ce2" office:value-type="float" office:value="0.00000000154719292932981" calcext:value-type="float">
            <text:p>1.55E-09</text:p>
          </table:table-cell>
          <table:table-cell table:style-name="ce2" office:value-type="float" office:value="0.00000000103947395135861" calcext:value-type="float">
            <text:p>1.04E-09</text:p>
          </table:table-cell>
          <table:table-cell table:style-name="ce2" office:value-type="float" office:value="0.00000000139210376559617" calcext:value-type="float">
            <text:p>1.39E-09</text:p>
          </table:table-cell>
          <table:table-cell table:style-name="ce2" office:value-type="float" office:value="0.0000000011281735545765" calcext:value-type="float">
            <text:p>1.13E-09</text:p>
          </table:table-cell>
          <table:table-cell table:style-name="ce2" office:value-type="float" office:value="0.000000000931664301262458" calcext:value-type="float">
            <text:p>9.32E-10</text:p>
          </table:table-cell>
          <table:table-cell table:style-name="ce2" office:value-type="float" office:value="0.000000000910393760378269" calcext:value-type="float">
            <text:p>9.10E-10</text:p>
          </table:table-cell>
          <table:table-cell table:style-name="ce2" office:value-type="float" office:value="0.00000000124069032825246" calcext:value-type="float">
            <text:p>1.24E-09</text:p>
          </table:table-cell>
          <table:table-cell table:style-name="ce2" office:value-type="float" office:value="0.00000000096764352086609" calcext:value-type="float">
            <text:p>9.68E-10</text:p>
          </table:table-cell>
          <table:table-cell table:style-name="ce2" office:value-type="float" office:value="0.000000000732044980189527" calcext:value-type="float">
            <text:p>7.32E-10</text:p>
          </table:table-cell>
          <table:table-cell table:style-name="ce2" office:value-type="float" office:value="0.00000000125410393181368" calcext:value-type="float">
            <text:p>1.25E-09</text:p>
          </table:table-cell>
          <table:table-cell table:style-name="ce2" office:value-type="float" office:value="0.00000000102636754650831" calcext:value-type="float">
            <text:p>1.03E-09</text:p>
          </table:table-cell>
          <table:table-cell table:style-name="ce2" office:value-type="float" office:value="0.000000000963485846661171" calcext:value-type="float">
            <text:p>9.63E-10</text:p>
          </table:table-cell>
          <table:table-cell table:style-name="ce2" office:value-type="float" office:value="0.000000000848556780397302" calcext:value-type="float">
            <text:p>8.49E-10</text:p>
          </table:table-cell>
          <table:table-cell table:style-name="ce2" office:value-type="float" office:value="0.00000000071590922079423" calcext:value-type="float">
            <text:p>7.16E-10</text:p>
          </table:table-cell>
          <table:table-cell table:style-name="ce2" office:value-type="float" office:value="0.00000000097349373007205" calcext:value-type="float">
            <text:p>9.73E-10</text:p>
          </table:table-cell>
          <table:table-cell table:style-name="ce2" office:value-type="float" office:value="0.000000000788598464307455" calcext:value-type="float">
            <text:p>7.89E-10</text:p>
          </table:table-cell>
          <table:table-cell table:style-name="ce2" office:value-type="float" office:value="0.000000000655171916719155" calcext:value-type="float">
            <text:p>6.55E-10</text:p>
          </table:table-cell>
          <table:table-cell table:style-name="ce2" office:value-type="float" office:value="0.000000000778278663737808" calcext:value-type="float">
            <text:p>7.78E-10</text:p>
          </table:table-cell>
          <table:table-cell table:style-name="ce2" office:value-type="float" office:value="0.000000000836703539786043" calcext:value-type="float">
            <text:p>8.37E-10</text:p>
          </table:table-cell>
          <table:table-cell table:style-name="ce2" office:value-type="float" office:value="0.00000000078282469395674" calcext:value-type="float">
            <text:p>7.83E-10</text:p>
          </table:table-cell>
          <table:table-cell table:style-name="ce2" office:value-type="float" office:value="0.000000000856492654577323" calcext:value-type="float">
            <text:p>8.56E-10</text:p>
          </table:table-cell>
          <table:table-cell table:style-name="ce2" office:value-type="float" office:value="0.000000000882300787985457" calcext:value-type="float">
            <text:p>8.82E-10</text:p>
          </table:table-cell>
          <table:table-cell table:style-name="ce2" office:value-type="float" office:value="0.000000000888998930026474" calcext:value-type="float">
            <text:p>8.89E-10</text:p>
          </table:table-cell>
          <table:table-cell table:style-name="ce2" office:value-type="float" office:value="0.000000000771647190589419" calcext:value-type="float">
            <text:p>7.72E-10</text:p>
          </table:table-cell>
          <table:table-cell table:style-name="ce2" office:value-type="float" office:value="0.000000000639259922774471" calcext:value-type="float">
            <text:p>6.39E-10</text:p>
          </table:table-cell>
          <table:table-cell table:style-name="ce2" office:value-type="float" office:value="0.000000000798616228703252" calcext:value-type="float">
            <text:p>7.99E-10</text:p>
          </table:table-cell>
          <table:table-cell table:style-name="ce2" office:value-type="float" office:value="0.000000000514193354561598" calcext:value-type="float">
            <text:p>5.14E-10</text:p>
          </table:table-cell>
          <table:table-cell table:style-name="ce2" office:value-type="float" office:value="0.000000000436786579127712" calcext:value-type="float">
            <text:p>4.37E-10</text:p>
          </table:table-cell>
          <table:table-cell table:style-name="ce2" office:value-type="float" office:value="0.000000000537448086035397" calcext:value-type="float">
            <text:p>5.37E-10</text:p>
          </table:table-cell>
          <table:table-cell table:style-name="ce2" office:value-type="float" office:value="0.000000000644124420468017" calcext:value-type="float">
            <text:p>6.44E-10</text:p>
          </table:table-cell>
          <table:table-cell table:style-name="ce2" office:value-type="float" office:value="0.000000000718550885459023" calcext:value-type="float">
            <text:p>7.19E-10</text:p>
          </table:table-cell>
          <table:table-cell table:style-name="ce2" office:value-type="float" office:value="0.000000000602421335038627" calcext:value-type="float">
            <text:p>6.02E-10</text:p>
          </table:table-cell>
          <table:table-cell table:style-name="ce2" office:value-type="float" office:value="0.000000000577647485400234" calcext:value-type="float">
            <text:p>5.78E-10</text:p>
          </table:table-cell>
          <table:table-cell table:style-name="ce2" office:value-type="float" office:value="0.000000000772928610004441" calcext:value-type="float">
            <text:p>7.73E-10</text:p>
          </table:table-cell>
          <table:table-cell table:style-name="ce2" office:value-type="float" office:value="0.000000000892913187833244" calcext:value-type="float">
            <text:p>8.93E-10</text:p>
          </table:table-cell>
          <table:table-cell table:style-name="ce2" office:value-type="float" office:value="0.000000000646879994015137" calcext:value-type="float">
            <text:p>6.47E-10</text:p>
          </table:table-cell>
          <table:table-cell table:style-name="ce2" office:value-type="float" office:value="0.000000000722454707169362" calcext:value-type="float">
            <text:p>7.22E-10</text:p>
          </table:table-cell>
          <table:table-cell table:style-name="ce2" office:value-type="float" office:value="0.000000000577323744366253" calcext:value-type="float">
            <text:p>5.77E-10</text:p>
          </table:table-cell>
          <table:table-cell table:style-name="ce2" office:value-type="float" office:value="0.00000000065192062859154" calcext:value-type="float">
            <text:p>6.52E-10</text:p>
          </table:table-cell>
          <table:table-cell table:style-name="ce2" office:value-type="float" office:value="0.000000000570977487512891" calcext:value-type="float">
            <text:p>5.71E-10</text:p>
          </table:table-cell>
          <table:table-cell table:style-name="ce2" office:value-type="float" office:value="0.000000000512510700545476" calcext:value-type="float">
            <text:p>5.13E-10</text:p>
          </table:table-cell>
          <table:table-cell table:style-name="ce2" office:value-type="float" office:value="0.000000000717718107168252" calcext:value-type="float">
            <text:p>7.18E-10</text:p>
          </table:table-cell>
          <table:table-cell table:style-name="ce2" office:value-type="float" office:value="0.000000000664861055099663" calcext:value-type="float">
            <text:p>6.65E-10</text:p>
          </table:table-cell>
          <table:table-cell table:style-name="ce2" office:value-type="float" office:value="0.00000000058800103674983" calcext:value-type="float">
            <text:p>5.88E-10</text:p>
          </table:table-cell>
          <table:table-cell table:style-name="ce2" office:value-type="float" office:value="0.000000000523424859011356" calcext:value-type="float">
            <text:p>5.23E-10</text:p>
          </table:table-cell>
          <table:table-cell table:style-name="ce2" office:value-type="float" office:value="0.000000000739786898407146" calcext:value-type="float">
            <text:p>7.40E-10</text:p>
          </table:table-cell>
          <table:table-cell table:style-name="ce2" office:value-type="float" office:value="0.000000000569836400288181" calcext:value-type="float">
            <text:p>5.70E-10</text:p>
          </table:table-cell>
          <table:table-cell table:style-name="ce2" office:value-type="float" office:value="0.000000000646868614229134" calcext:value-type="float">
            <text:p>6.47E-10</text:p>
          </table:table-cell>
          <table:table-cell table:style-name="ce2" office:value-type="float" office:value="0.000000000433435509705759" calcext:value-type="float">
            <text:p>4.33E-10</text:p>
          </table:table-cell>
          <table:table-cell table:style-name="ce2" office:value-type="float" office:value="0.000000000360456137160625" calcext:value-type="float">
            <text:p>3.60E-10</text:p>
          </table:table-cell>
          <table:table-cell table:style-name="ce2" office:value-type="float" office:value="0.000000000493138363477641" calcext:value-type="float">
            <text:p>4.93E-10</text:p>
          </table:table-cell>
          <table:table-cell table:style-name="ce2" office:value-type="float" office:value="0.00000000045827958095046" calcext:value-type="float">
            <text:p>4.58E-10</text:p>
          </table:table-cell>
          <table:table-cell table:style-name="ce2" office:value-type="float" office:value="0.000000000352930989988564" calcext:value-type="float">
            <text:p>3.53E-10</text:p>
          </table:table-cell>
          <table:table-cell table:style-name="ce2" office:value-type="float" office:value="0.000000000464927318866159" calcext:value-type="float">
            <text:p>4.65E-10</text:p>
          </table:table-cell>
          <table:table-cell table:style-name="ce2" office:value-type="float" office:value="0.000000000607731309720804" calcext:value-type="float">
            <text:p>6.08E-10</text:p>
          </table:table-cell>
          <table:table-cell table:style-name="ce2" office:value-type="float" office:value="0.000000000399134086892516" calcext:value-type="float">
            <text:p>3.99E-10</text:p>
          </table:table-cell>
          <table:table-cell table:style-name="ce2" office:value-type="float" office:value="0.000000000435886743366253" calcext:value-type="float">
            <text:p>4.36E-10</text:p>
          </table:table-cell>
          <table:table-cell table:style-name="ce2" office:value-type="float" office:value="0.000000000553310786077787" calcext:value-type="float">
            <text:p>5.53E-10</text:p>
          </table:table-cell>
          <table:table-cell table:style-name="ce2" office:value-type="float" office:value="0.000000000308161607343038" calcext:value-type="float">
            <text:p>3.08E-10</text:p>
          </table:table-cell>
          <table:table-cell table:style-name="ce2" office:value-type="float" office:value="0.000000000473984518301051" calcext:value-type="float">
            <text:p>4.74E-10</text:p>
          </table:table-cell>
          <table:table-cell table:style-name="ce2" office:value-type="float" office:value="0.000000000485383122583726" calcext:value-type="float">
            <text:p>4.85E-10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256086277659051" calcext:value-type="float">
            <text:p>2.56E-05</text:p>
          </table:table-cell>
          <table:table-cell table:style-name="ce2" office:value-type="float" office:value="0.00000263391166299697" calcext:value-type="float">
            <text:p>2.63E-06</text:p>
          </table:table-cell>
          <table:table-cell table:style-name="ce2" office:value-type="float" office:value="0.000000370529335214087" calcext:value-type="float">
            <text:p>3.71E-07</text:p>
          </table:table-cell>
          <table:table-cell table:style-name="ce2" office:value-type="float" office:value="0.000000112166965493543" calcext:value-type="float">
            <text:p>1.12E-07</text:p>
          </table:table-cell>
          <table:table-cell table:style-name="ce2" office:value-type="float" office:value="0.0000000387699081727532" calcext:value-type="float">
            <text:p>3.88E-08</text:p>
          </table:table-cell>
          <table:table-cell table:style-name="ce2" office:value-type="float" office:value="0.0000000257425334382332" calcext:value-type="float">
            <text:p>2.57E-08</text:p>
          </table:table-cell>
          <table:table-cell table:style-name="ce2" office:value-type="float" office:value="0.0000000200722354293247" calcext:value-type="float">
            <text:p>2.01E-08</text:p>
          </table:table-cell>
          <table:table-cell table:style-name="ce2" office:value-type="float" office:value="0.0000000133283073466827" calcext:value-type="float">
            <text:p>1.33E-08</text:p>
          </table:table-cell>
          <table:table-cell table:style-name="ce2" office:value-type="float" office:value="0.0000000121141017217496" calcext:value-type="float">
            <text:p>1.21E-08</text:p>
          </table:table-cell>
          <table:table-cell table:style-name="ce2" office:value-type="float" office:value="0.0000000110121787244565" calcext:value-type="float">
            <text:p>1.10E-08</text:p>
          </table:table-cell>
          <table:table-cell table:style-name="ce2" office:value-type="float" office:value="0.00000000879620909444156" calcext:value-type="float">
            <text:p>8.80E-09</text:p>
          </table:table-cell>
          <table:table-cell table:style-name="ce2" office:value-type="float" office:value="0.00000000579755310425866" calcext:value-type="float">
            <text:p>5.80E-09</text:p>
          </table:table-cell>
          <table:table-cell table:style-name="ce2" office:value-type="float" office:value="0.00000000719838100238234" calcext:value-type="float">
            <text:p>7.20E-09</text:p>
          </table:table-cell>
          <table:table-cell table:style-name="ce2" office:value-type="float" office:value="0.00000000537673550127237" calcext:value-type="float">
            <text:p>5.38E-09</text:p>
          </table:table-cell>
          <table:table-cell table:style-name="ce2" office:value-type="float" office:value="0.0000000066693077727109" calcext:value-type="float">
            <text:p>6.67E-09</text:p>
          </table:table-cell>
          <table:table-cell table:style-name="ce2" office:value-type="float" office:value="0.00000000898036311980377" calcext:value-type="float">
            <text:p>8.98E-09</text:p>
          </table:table-cell>
          <table:table-cell table:style-name="ce2" office:value-type="float" office:value="0.00000000659046950346464" calcext:value-type="float">
            <text:p>6.59E-09</text:p>
          </table:table-cell>
          <table:table-cell table:style-name="ce2" office:value-type="float" office:value="0.00000000433898605933791" calcext:value-type="float">
            <text:p>4.34E-09</text:p>
          </table:table-cell>
          <table:table-cell table:style-name="ce2" office:value-type="float" office:value="0.00000000625055252001516" calcext:value-type="float">
            <text:p>6.25E-09</text:p>
          </table:table-cell>
          <table:table-cell table:style-name="ce2" office:value-type="float" office:value="0.00000000429406865620762" calcext:value-type="float">
            <text:p>4.29E-09</text:p>
          </table:table-cell>
          <table:table-cell table:style-name="ce2" office:value-type="float" office:value="0.00000000450856418865441" calcext:value-type="float">
            <text:p>4.51E-09</text:p>
          </table:table-cell>
          <table:table-cell table:style-name="ce2" office:value-type="float" office:value="0.00000000372486264055282" calcext:value-type="float">
            <text:p>3.72E-09</text:p>
          </table:table-cell>
          <table:table-cell table:style-name="ce2" office:value-type="float" office:value="0.0000000045245371893543" calcext:value-type="float">
            <text:p>4.52E-09</text:p>
          </table:table-cell>
          <table:table-cell table:style-name="ce2" office:value-type="float" office:value="0.000000003614403665253" calcext:value-type="float">
            <text:p>3.61E-09</text:p>
          </table:table-cell>
          <table:table-cell table:style-name="ce2" office:value-type="float" office:value="0.00000000571182523501079" calcext:value-type="float">
            <text:p>5.71E-09</text:p>
          </table:table-cell>
          <table:table-cell table:style-name="ce2" office:value-type="float" office:value="0.00000000586553916548382" calcext:value-type="float">
            <text:p>5.87E-09</text:p>
          </table:table-cell>
          <table:table-cell table:style-name="ce2" office:value-type="float" office:value="0.0000000060562159731603" calcext:value-type="float">
            <text:p>6.06E-09</text:p>
          </table:table-cell>
          <table:table-cell table:style-name="ce2" office:value-type="float" office:value="0.00000000289853874235745" calcext:value-type="float">
            <text:p>2.90E-09</text:p>
          </table:table-cell>
          <table:table-cell table:style-name="ce2" office:value-type="float" office:value="0.00000000333145733222295" calcext:value-type="float">
            <text:p>3.33E-09</text:p>
          </table:table-cell>
          <table:table-cell table:style-name="ce2" office:value-type="float" office:value="0.00000000336919447896377" calcext:value-type="float">
            <text:p>3.37E-09</text:p>
          </table:table-cell>
          <table:table-cell table:style-name="ce2" office:value-type="float" office:value="0.00000000419301660059545" calcext:value-type="float">
            <text:p>4.19E-09</text:p>
          </table:table-cell>
          <table:table-cell table:style-name="ce2" office:value-type="float" office:value="0.0000000052353641422087" calcext:value-type="float">
            <text:p>5.24E-09</text:p>
          </table:table-cell>
          <table:table-cell table:style-name="ce2" office:value-type="float" office:value="0.00000000266453969999247" calcext:value-type="float">
            <text:p>2.66E-09</text:p>
          </table:table-cell>
          <table:table-cell table:style-name="ce2" office:value-type="float" office:value="0.00000000536064970191318" calcext:value-type="float">
            <text:p>5.36E-09</text:p>
          </table:table-cell>
          <table:table-cell table:style-name="ce2" office:value-type="float" office:value="0.00000000271679745367237" calcext:value-type="float">
            <text:p>2.72E-09</text:p>
          </table:table-cell>
          <table:table-cell table:style-name="ce2" office:value-type="float" office:value="0.00000000641526831657301" calcext:value-type="float">
            <text:p>6.42E-09</text:p>
          </table:table-cell>
          <table:table-cell table:style-name="ce2" office:value-type="float" office:value="0.00000000318331938586879" calcext:value-type="float">
            <text:p>3.18E-09</text:p>
          </table:table-cell>
          <table:table-cell table:style-name="ce2" office:value-type="float" office:value="0.00000000372722430697081" calcext:value-type="float">
            <text:p>3.73E-09</text:p>
          </table:table-cell>
          <table:table-cell table:style-name="ce2" office:value-type="float" office:value="0.00000000312866044183124" calcext:value-type="float">
            <text:p>3.13E-09</text:p>
          </table:table-cell>
          <table:table-cell table:style-name="ce2" office:value-type="float" office:value="0.00000000380345710482288" calcext:value-type="float">
            <text:p>3.80E-09</text:p>
          </table:table-cell>
          <table:table-cell table:style-name="ce2" office:value-type="float" office:value="0.00000000343765993449096" calcext:value-type="float">
            <text:p>3.44E-09</text:p>
          </table:table-cell>
          <table:table-cell table:style-name="ce2" office:value-type="float" office:value="0.00000000355588669620487" calcext:value-type="float">
            <text:p>3.56E-09</text:p>
          </table:table-cell>
          <table:table-cell table:style-name="ce2" office:value-type="float" office:value="0.00000000296385382902997" calcext:value-type="float">
            <text:p>2.96E-09</text:p>
          </table:table-cell>
          <table:table-cell table:style-name="ce2" office:value-type="float" office:value="0.00000000309644399010267" calcext:value-type="float">
            <text:p>3.10E-09</text:p>
          </table:table-cell>
          <table:table-cell table:style-name="ce2" office:value-type="float" office:value="0.00000000260268162577403" calcext:value-type="float">
            <text:p>2.60E-09</text:p>
          </table:table-cell>
          <table:table-cell table:style-name="ce2" office:value-type="float" office:value="0.0000000037986653822486" calcext:value-type="float">
            <text:p>3.80E-09</text:p>
          </table:table-cell>
          <table:table-cell table:style-name="ce2" office:value-type="float" office:value="0.00000000274424571955478" calcext:value-type="float">
            <text:p>2.74E-09</text:p>
          </table:table-cell>
          <table:table-cell table:style-name="ce2" office:value-type="float" office:value="0.0000000027752244946555" calcext:value-type="float">
            <text:p>2.78E-09</text:p>
          </table:table-cell>
          <table:table-cell table:style-name="ce2" office:value-type="float" office:value="0.00000000301268077151917" calcext:value-type="float">
            <text:p>3.01E-09</text:p>
          </table:table-cell>
          <table:table-cell table:style-name="ce2" office:value-type="float" office:value="0.00000000294935076361468" calcext:value-type="float">
            <text:p>2.95E-09</text:p>
          </table:table-cell>
          <table:table-cell table:style-name="ce2" office:value-type="float" office:value="0.00000000280230327831532" calcext:value-type="float">
            <text:p>2.80E-09</text:p>
          </table:table-cell>
          <table:table-cell table:style-name="ce2" office:value-type="float" office:value="0.00000000306533998184477" calcext:value-type="float">
            <text:p>3.07E-09</text:p>
          </table:table-cell>
          <table:table-cell table:style-name="ce2" office:value-type="float" office:value="0.00000000236068120607058" calcext:value-type="float">
            <text:p>2.36E-09</text:p>
          </table:table-cell>
          <table:table-cell table:style-name="ce2" office:value-type="float" office:value="0.00000000471026329051937" calcext:value-type="float">
            <text:p>4.71E-09</text:p>
          </table:table-cell>
          <table:table-cell table:style-name="ce2" office:value-type="float" office:value="0.00000000227750374115487" calcext:value-type="float">
            <text:p>2.28E-09</text:p>
          </table:table-cell>
          <table:table-cell table:style-name="ce2" office:value-type="float" office:value="0.00000000248066300834182" calcext:value-type="float">
            <text:p>2.48E-09</text:p>
          </table:table-cell>
          <table:table-cell table:style-name="ce2" office:value-type="float" office:value="0.00000000161113700158921" calcext:value-type="float">
            <text:p>1.61E-09</text:p>
          </table:table-cell>
          <table:table-cell table:style-name="ce2" office:value-type="float" office:value="0.00000000225907292872307" calcext:value-type="float">
            <text:p>2.26E-09</text:p>
          </table:table-cell>
          <table:table-cell table:style-name="ce2" office:value-type="float" office:value="0.0000000034166161011484" calcext:value-type="float">
            <text:p>3.42E-09</text:p>
          </table:table-cell>
          <table:table-cell table:style-name="ce2" office:value-type="float" office:value="0.00000000195316940398981" calcext:value-type="float">
            <text:p>1.95E-09</text:p>
          </table:table-cell>
          <table:table-cell table:style-name="ce2" office:value-type="float" office:value="0.00000000244879738708903" calcext:value-type="float">
            <text:p>2.45E-09</text:p>
          </table:table-cell>
          <table:table-cell table:style-name="ce2" office:value-type="float" office:value="0.00000000347620687790595" calcext:value-type="float">
            <text:p>3.48E-09</text:p>
          </table:table-cell>
          <table:table-cell table:style-name="ce2" office:value-type="float" office:value="0.0000000020452142202032" calcext:value-type="float">
            <text:p>2.05E-09</text:p>
          </table:table-cell>
          <table:table-cell table:style-name="ce2" office:value-type="float" office:value="0.00000000199036520598383" calcext:value-type="float">
            <text:p>1.99E-09</text:p>
          </table:table-cell>
          <table:table-cell table:style-name="ce2" office:value-type="float" office:value="0.00000000204930228342448" calcext:value-type="float">
            <text:p>2.05E-09</text:p>
          </table:table-cell>
          <table:table-cell table:style-name="ce2" office:value-type="float" office:value="0.00000000187632265280512" calcext:value-type="float">
            <text:p>1.88E-09</text:p>
          </table:table-cell>
          <table:table-cell table:style-name="ce2" office:value-type="float" office:value="0.00000000208511496957441" calcext:value-type="float">
            <text:p>2.09E-09</text:p>
          </table:table-cell>
          <table:table-cell table:style-name="ce2" office:value-type="float" office:value="0.00000000184955162296773" calcext:value-type="float">
            <text:p>1.85E-09</text:p>
          </table:table-cell>
          <table:table-cell table:style-name="ce2" office:value-type="float" office:value="0.00000000199376115617155" calcext:value-type="float">
            <text:p>1.99E-09</text:p>
          </table:table-cell>
          <table:table-cell table:style-name="ce2" office:value-type="float" office:value="0.0000000018995311990011" calcext:value-type="float">
            <text:p>1.90E-09</text:p>
          </table:table-cell>
          <table:table-cell table:style-name="ce2" office:value-type="float" office:value="0.00000000161554625233151" calcext:value-type="float">
            <text:p>1.62E-09</text:p>
          </table:table-cell>
          <table:table-cell table:style-name="ce2" office:value-type="float" office:value="0.00000000202592431719494" calcext:value-type="float">
            <text:p>2.03E-09</text:p>
          </table:table-cell>
          <table:table-cell table:style-name="ce2" office:value-type="float" office:value="0.00000000262317767507624" calcext:value-type="float">
            <text:p>2.62E-09</text:p>
          </table:table-cell>
          <table:table-cell table:style-name="ce2" office:value-type="float" office:value="0.00000000298113489449747" calcext:value-type="float">
            <text:p>2.98E-09</text:p>
          </table:table-cell>
          <table:table-cell table:style-name="ce2" office:value-type="float" office:value="0.00000000150298118395397" calcext:value-type="float">
            <text:p>1.50E-09</text:p>
          </table:table-cell>
          <table:table-cell table:style-name="ce2" office:value-type="float" office:value="0.00000000205524175456162" calcext:value-type="float">
            <text:p>2.06E-09</text:p>
          </table:table-cell>
          <table:table-cell table:style-name="ce2" office:value-type="float" office:value="0.00000000200161975882906" calcext:value-type="float">
            <text:p>2.00E-09</text:p>
          </table:table-cell>
          <table:table-cell table:style-name="ce2" office:value-type="float" office:value="0.0000000020284334212306" calcext:value-type="float">
            <text:p>2.03E-09</text:p>
          </table:table-cell>
          <table:table-cell table:style-name="ce2" office:value-type="float" office:value="0.00000000151300993955771" calcext:value-type="float">
            <text:p>1.51E-09</text:p>
          </table:table-cell>
          <table:table-cell table:style-name="ce2" office:value-type="float" office:value="0.00000000211310324793601" calcext:value-type="float">
            <text:p>2.11E-09</text:p>
          </table:table-cell>
          <table:table-cell table:style-name="ce2" office:value-type="float" office:value="0.00000000252016829627166" calcext:value-type="float">
            <text:p>2.52E-09</text:p>
          </table:table-cell>
          <table:table-cell table:style-name="ce2" office:value-type="float" office:value="0.00000000202407135496685" calcext:value-type="float">
            <text:p>2.02E-09</text:p>
          </table:table-cell>
          <table:table-cell table:style-name="ce2" office:value-type="float" office:value="0.00000000258557442123219" calcext:value-type="float">
            <text:p>2.59E-09</text:p>
          </table:table-cell>
          <table:table-cell table:style-name="ce2" office:value-type="float" office:value="0.00000000162434465877936" calcext:value-type="float">
            <text:p>1.62E-09</text:p>
          </table:table-cell>
          <table:table-cell table:style-name="ce2" office:value-type="float" office:value="0.00000000170189573545087" calcext:value-type="float">
            <text:p>1.70E-09</text:p>
          </table:table-cell>
          <table:table-cell table:style-name="ce2" office:value-type="float" office:value="0.00000000239704189830547" calcext:value-type="float">
            <text:p>2.40E-09</text:p>
          </table:table-cell>
          <table:table-cell table:style-name="ce2" office:value-type="float" office:value="0.00000000189170479281131" calcext:value-type="float">
            <text:p>1.89E-09</text:p>
          </table:table-cell>
          <table:table-cell table:style-name="ce2" office:value-type="float" office:value="0.00000000147516343584896" calcext:value-type="float">
            <text:p>1.48E-09</text:p>
          </table:table-cell>
          <table:table-cell table:style-name="ce2" office:value-type="float" office:value="0.00000000206331307595064" calcext:value-type="float">
            <text:p>2.06E-09</text:p>
          </table:table-cell>
          <table:table-cell table:style-name="ce2" office:value-type="float" office:value="0.00000000197382510336296" calcext:value-type="float">
            <text:p>1.97E-09</text:p>
          </table:table-cell>
          <table:table-cell table:style-name="ce2" office:value-type="float" office:value="0.00000000155897228459878" calcext:value-type="float">
            <text:p>1.56E-09</text:p>
          </table:table-cell>
          <table:table-cell table:style-name="ce2" office:value-type="float" office:value="0.00000000146553191804343" calcext:value-type="float">
            <text:p>1.47E-09</text:p>
          </table:table-cell>
          <table:table-cell table:style-name="ce2" office:value-type="float" office:value="0.00000000150340806470694" calcext:value-type="float">
            <text:p>1.50E-09</text:p>
          </table:table-cell>
          <table:table-cell table:style-name="ce2" office:value-type="float" office:value="0.00000000231391639182731" calcext:value-type="float">
            <text:p>2.31E-09</text:p>
          </table:table-cell>
          <table:table-cell table:style-name="ce2" office:value-type="float" office:value="0.0000000013311681756889" calcext:value-type="float">
            <text:p>1.33E-09</text:p>
          </table:table-cell>
          <table:table-cell table:style-name="ce2" office:value-type="float" office:value="0.00000000151511758694766" calcext:value-type="float">
            <text:p>1.52E-09</text:p>
          </table:table-cell>
          <table:table-cell table:style-name="ce2" office:value-type="float" office:value="0.0000000015940133657466" calcext:value-type="float">
            <text:p>1.59E-09</text:p>
          </table:table-cell>
          <table:table-cell table:style-name="ce2" office:value-type="float" office:value="0.00000000185332538205074" calcext:value-type="float">
            <text:p>1.85E-09</text:p>
          </table:table-cell>
          <table:table-cell table:style-name="ce2" office:value-type="float" office:value="0.000000001395869753118" calcext:value-type="float">
            <text:p>1.40E-09</text:p>
          </table:table-cell>
          <table:table-cell table:style-name="ce2" office:value-type="float" office:value="0.00000000170473157812267" calcext:value-type="float">
            <text:p>1.70E-09</text:p>
          </table:table-cell>
          <table:table-cell table:number-columns-repeated="92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number-columns-repeated="9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0.0000324413158523384" calcext:value-type="float">
            <text:p>3.24E-05</text:p>
          </table:table-cell>
          <table:table-cell table:style-name="ce2" office:value-type="float" office:value="0.00000240447366195439" calcext:value-type="float">
            <text:p>2.40E-06</text:p>
          </table:table-cell>
          <table:table-cell table:style-name="ce2" office:value-type="float" office:value="0.000000781061999077792" calcext:value-type="float">
            <text:p>7.81E-07</text:p>
          </table:table-cell>
          <table:table-cell table:style-name="ce2" office:value-type="float" office:value="0.000000101652162243226" calcext:value-type="float">
            <text:p>1.02E-07</text:p>
          </table:table-cell>
          <table:table-cell table:style-name="ce2" office:value-type="float" office:value="0.000000049987743722113" calcext:value-type="float">
            <text:p>5.00E-08</text:p>
          </table:table-cell>
          <table:table-cell table:style-name="ce2" office:value-type="float" office:value="0.0000000343236266076019" calcext:value-type="float">
            <text:p>3.43E-08</text:p>
          </table:table-cell>
          <table:table-cell table:style-name="ce2" office:value-type="float" office:value="0.0000000468639740347498" calcext:value-type="float">
            <text:p>4.69E-08</text:p>
          </table:table-cell>
          <table:table-cell table:style-name="ce2" office:value-type="float" office:value="0.0000000287956360978114" calcext:value-type="float">
            <text:p>2.88E-08</text:p>
          </table:table-cell>
          <table:table-cell table:style-name="ce2" office:value-type="float" office:value="0.0000000365224686049714" calcext:value-type="float">
            <text:p>3.65E-08</text:p>
          </table:table-cell>
          <table:table-cell table:style-name="ce2" office:value-type="float" office:value="0.0000000198785468086271" calcext:value-type="float">
            <text:p>1.99E-08</text:p>
          </table:table-cell>
          <table:table-cell table:style-name="ce2" office:value-type="float" office:value="0.0000000171519332070602" calcext:value-type="float">
            <text:p>1.72E-08</text:p>
          </table:table-cell>
          <table:table-cell table:style-name="ce2" office:value-type="float" office:value="0.0000000432592379695506" calcext:value-type="float">
            <text:p>4.33E-08</text:p>
          </table:table-cell>
          <table:table-cell table:style-name="ce2" office:value-type="float" office:value="0.0000000189697519914489" calcext:value-type="float">
            <text:p>1.90E-08</text:p>
          </table:table-cell>
          <table:table-cell table:style-name="ce2" office:value-type="float" office:value="0.0000000187236679494162" calcext:value-type="float">
            <text:p>1.87E-08</text:p>
          </table:table-cell>
          <table:table-cell table:style-name="ce2" office:value-type="float" office:value="0.0000000355018414666119" calcext:value-type="float">
            <text:p>3.55E-08</text:p>
          </table:table-cell>
          <table:table-cell table:style-name="ce2" office:value-type="float" office:value="0.0000000562473303489241" calcext:value-type="float">
            <text:p>5.62E-08</text:p>
          </table:table-cell>
          <table:table-cell table:style-name="ce2" office:value-type="float" office:value="0.0000000367215235996809" calcext:value-type="float">
            <text:p>3.67E-08</text:p>
          </table:table-cell>
          <table:table-cell table:style-name="ce2" office:value-type="float" office:value="0.00000000748660511362686" calcext:value-type="float">
            <text:p>7.49E-09</text:p>
          </table:table-cell>
          <table:table-cell table:style-name="ce2" office:value-type="float" office:value="0.00000000746439532406384" calcext:value-type="float">
            <text:p>7.46E-09</text:p>
          </table:table-cell>
          <table:table-cell table:style-name="ce2" office:value-type="float" office:value="0.0000000109361213418424" calcext:value-type="float">
            <text:p>1.09E-08</text:p>
          </table:table-cell>
          <table:table-cell table:style-name="ce2" office:value-type="float" office:value="0.00000000494972596243314" calcext:value-type="float">
            <text:p>4.95E-09</text:p>
          </table:table-cell>
          <table:table-cell table:style-name="ce2" office:value-type="float" office:value="0.0000000245546623034442" calcext:value-type="float">
            <text:p>2.46E-08</text:p>
          </table:table-cell>
          <table:table-cell table:style-name="ce2" office:value-type="float" office:value="0.0000000103680806162742" calcext:value-type="float">
            <text:p>1.04E-08</text:p>
          </table:table-cell>
          <table:table-cell table:style-name="ce2" office:value-type="float" office:value="0.0000000148540717503919" calcext:value-type="float">
            <text:p>1.49E-08</text:p>
          </table:table-cell>
          <table:table-cell table:style-name="ce2" office:value-type="float" office:value="0.00000000533064969943097" calcext:value-type="float">
            <text:p>5.33E-09</text:p>
          </table:table-cell>
          <table:table-cell table:style-name="ce2" office:value-type="float" office:value="0.00000000469744110276337" calcext:value-type="float">
            <text:p>4.70E-09</text:p>
          </table:table-cell>
          <table:table-cell table:style-name="ce2" office:value-type="float" office:value="0.00000000409308587023815" calcext:value-type="float">
            <text:p>4.09E-09</text:p>
          </table:table-cell>
          <table:table-cell table:style-name="ce2" office:value-type="float" office:value="0.0000000124514709654022" calcext:value-type="float">
            <text:p>1.25E-08</text:p>
          </table:table-cell>
          <table:table-cell table:style-name="ce2" office:value-type="float" office:value="0.00000000361498830869777" calcext:value-type="float">
            <text:p>3.61E-09</text:p>
          </table:table-cell>
          <table:table-cell table:style-name="ce2" office:value-type="float" office:value="0.0000000130412960430703" calcext:value-type="float">
            <text:p>1.30E-08</text:p>
          </table:table-cell>
          <table:table-cell table:style-name="ce2" office:value-type="float" office:value="0.00000000467961314143394" calcext:value-type="float">
            <text:p>4.68E-09</text:p>
          </table:table-cell>
          <table:table-cell table:style-name="ce2" office:value-type="float" office:value="0.00000000527160892715983" calcext:value-type="float">
            <text:p>5.27E-09</text:p>
          </table:table-cell>
          <table:table-cell table:style-name="ce2" office:value-type="float" office:value="0.00000000274679212708406" calcext:value-type="float">
            <text:p>2.75E-09</text:p>
          </table:table-cell>
          <table:table-cell table:style-name="ce2" office:value-type="float" office:value="0.00000000463092941771492" calcext:value-type="float">
            <text:p>4.63E-09</text:p>
          </table:table-cell>
          <table:table-cell table:style-name="ce2" office:value-type="float" office:value="0.00000000646094200362767" calcext:value-type="float">
            <text:p>6.46E-09</text:p>
          </table:table-cell>
          <table:table-cell table:style-name="ce2" office:value-type="float" office:value="0.00000000486052131876135" calcext:value-type="float">
            <text:p>4.86E-09</text:p>
          </table:table-cell>
          <table:table-cell table:style-name="ce2" office:value-type="float" office:value="0.00000000290796187130126" calcext:value-type="float">
            <text:p>2.91E-09</text:p>
          </table:table-cell>
          <table:table-cell table:style-name="ce2" office:value-type="float" office:value="0.00000000610005512768907" calcext:value-type="float">
            <text:p>6.10E-09</text:p>
          </table:table-cell>
          <table:table-cell table:style-name="ce2" office:value-type="float" office:value="0.00000000305704239700332" calcext:value-type="float">
            <text:p>3.06E-09</text:p>
          </table:table-cell>
          <table:table-cell table:style-name="ce2" office:value-type="float" office:value="0.00000000416665546509875" calcext:value-type="float">
            <text:p>4.17E-09</text:p>
          </table:table-cell>
          <table:table-cell table:style-name="ce2" office:value-type="float" office:value="0.00000000216895323923438" calcext:value-type="float">
            <text:p>2.17E-09</text:p>
          </table:table-cell>
          <table:table-cell table:style-name="ce2" office:value-type="float" office:value="0.00000000235145547478055" calcext:value-type="float">
            <text:p>2.35E-09</text:p>
          </table:table-cell>
          <table:table-cell table:style-name="ce2" office:value-type="float" office:value="0.0000000119619762983802" calcext:value-type="float">
            <text:p>1.20E-08</text:p>
          </table:table-cell>
          <table:table-cell table:style-name="ce2" office:value-type="float" office:value="0.00000000308670955462275" calcext:value-type="float">
            <text:p>3.09E-09</text:p>
          </table:table-cell>
          <table:table-cell table:style-name="ce2" office:value-type="float" office:value="0.00000000237628805521694" calcext:value-type="float">
            <text:p>2.38E-09</text:p>
          </table:table-cell>
          <table:table-cell table:style-name="ce2" office:value-type="float" office:value="0.00000000504786967781001" calcext:value-type="float">
            <text:p>5.05E-09</text:p>
          </table:table-cell>
          <table:table-cell table:style-name="ce2" office:value-type="float" office:value="0.0000000105763611202291" calcext:value-type="float">
            <text:p>1.06E-08</text:p>
          </table:table-cell>
          <table:table-cell table:style-name="ce2" office:value-type="float" office:value="0.00000000209050310395753" calcext:value-type="float">
            <text:p>2.09E-09</text:p>
          </table:table-cell>
          <table:table-cell table:style-name="ce2" office:value-type="float" office:value="0.00000000396412058734085" calcext:value-type="float">
            <text:p>3.96E-09</text:p>
          </table:table-cell>
          <table:table-cell table:style-name="ce2" office:value-type="float" office:value="0.00000000259259480550611" calcext:value-type="float">
            <text:p>2.59E-09</text:p>
          </table:table-cell>
          <table:table-cell table:style-name="ce2" office:value-type="float" office:value="0.00000000168236868880455" calcext:value-type="float">
            <text:p>1.68E-09</text:p>
          </table:table-cell>
          <table:table-cell table:style-name="ce2" office:value-type="float" office:value="0.00000000201939265309647" calcext:value-type="float">
            <text:p>2.02E-09</text:p>
          </table:table-cell>
          <table:table-cell table:style-name="ce2" office:value-type="float" office:value="0.0000000109863584896174" calcext:value-type="float">
            <text:p>1.10E-08</text:p>
          </table:table-cell>
          <table:table-cell table:style-name="ce2" office:value-type="float" office:value="0.00000000485711382225417" calcext:value-type="float">
            <text:p>4.86E-09</text:p>
          </table:table-cell>
          <table:table-cell table:style-name="ce2" office:value-type="float" office:value="0.000000007285704040072" calcext:value-type="float">
            <text:p>7.29E-09</text:p>
          </table:table-cell>
          <table:table-cell table:style-name="ce2" office:value-type="float" office:value="0.00000000392379728708647" calcext:value-type="float">
            <text:p>3.92E-09</text:p>
          </table:table-cell>
          <table:table-cell table:style-name="ce2" office:value-type="float" office:value="0.00000000235638419887607" calcext:value-type="float">
            <text:p>2.36E-09</text:p>
          </table:table-cell>
          <table:table-cell table:style-name="ce2" office:value-type="float" office:value="0.00000000177848669125069" calcext:value-type="float">
            <text:p>1.78E-09</text:p>
          </table:table-cell>
          <table:table-cell table:style-name="ce2" office:value-type="float" office:value="0.00000000251726817168673" calcext:value-type="float">
            <text:p>2.52E-09</text:p>
          </table:table-cell>
          <table:table-cell table:style-name="ce2" office:value-type="float" office:value="0.00000000191395876925071" calcext:value-type="float">
            <text:p>1.91E-09</text:p>
          </table:table-cell>
          <table:table-cell table:style-name="ce2" office:value-type="float" office:value="0.00000000199894611974116" calcext:value-type="float">
            <text:p>2.00E-09</text:p>
          </table:table-cell>
          <table:table-cell table:style-name="ce2" office:value-type="float" office:value="0.0000000100890300558376" calcext:value-type="float">
            <text:p>1.01E-08</text:p>
          </table:table-cell>
          <table:table-cell table:style-name="ce2" office:value-type="float" office:value="0.00000000239086439535185" calcext:value-type="float">
            <text:p>2.39E-09</text:p>
          </table:table-cell>
          <table:table-cell table:style-name="ce2" office:value-type="float" office:value="0.00000000175533987345488" calcext:value-type="float">
            <text:p>1.76E-09</text:p>
          </table:table-cell>
          <table:table-cell table:style-name="ce2" office:value-type="float" office:value="0.00000000486773066299406" calcext:value-type="float">
            <text:p>4.87E-09</text:p>
          </table:table-cell>
          <table:table-cell table:style-name="ce2" office:value-type="float" office:value="0.00000000446346870575098" calcext:value-type="float">
            <text:p>4.46E-09</text:p>
          </table:table-cell>
          <table:table-cell table:style-name="ce2" office:value-type="float" office:value="0.000000012270518823243" calcext:value-type="float">
            <text:p>1.23E-08</text:p>
          </table:table-cell>
          <table:table-cell table:style-name="ce2" office:value-type="float" office:value="0.00000000221530171984341" calcext:value-type="float">
            <text:p>2.22E-09</text:p>
          </table:table-cell>
          <table:table-cell table:style-name="ce2" office:value-type="float" office:value="0.00000000143288836351729" calcext:value-type="float">
            <text:p>1.43E-09</text:p>
          </table:table-cell>
          <table:table-cell table:style-name="ce2" office:value-type="float" office:value="0.00000000199144611912061" calcext:value-type="float">
            <text:p>1.99E-09</text:p>
          </table:table-cell>
          <table:table-cell table:style-name="ce2" office:value-type="float" office:value="0.00000000292496671328024" calcext:value-type="float">
            <text:p>2.92E-09</text:p>
          </table:table-cell>
          <table:table-cell table:style-name="ce2" office:value-type="float" office:value="0.00000000660686261255705" calcext:value-type="float">
            <text:p>6.61E-09</text:p>
          </table:table-cell>
          <table:table-cell table:style-name="ce2" office:value-type="float" office:value="0.000000000874078087687024" calcext:value-type="float">
            <text:p>8.74E-10</text:p>
          </table:table-cell>
          <table:table-cell table:style-name="ce2" office:value-type="float" office:value="0.0000000218682494335098" calcext:value-type="float">
            <text:p>2.19E-08</text:p>
          </table:table-cell>
          <table:table-cell table:style-name="ce2" office:value-type="float" office:value="0.00000000135091171582502" calcext:value-type="float">
            <text:p>1.35E-09</text:p>
          </table:table-cell>
          <table:table-cell table:style-name="ce2" office:value-type="float" office:value="0.00000000350071682753139" calcext:value-type="float">
            <text:p>3.50E-09</text:p>
          </table:table-cell>
          <table:table-cell table:style-name="ce2" office:value-type="float" office:value="0.00000000137071021200085" calcext:value-type="float">
            <text:p>1.37E-09</text:p>
          </table:table-cell>
          <table:table-cell table:style-name="ce2" office:value-type="float" office:value="0.00000000187180981825463" calcext:value-type="float">
            <text:p>1.87E-09</text:p>
          </table:table-cell>
          <table:table-cell table:style-name="ce2" office:value-type="float" office:value="0.00000000389923560106808" calcext:value-type="float">
            <text:p>3.90E-09</text:p>
          </table:table-cell>
          <table:table-cell table:style-name="ce2" office:value-type="float" office:value="0.00000000148535161947904" calcext:value-type="float">
            <text:p>1.49E-09</text:p>
          </table:table-cell>
          <table:table-cell table:style-name="ce2" office:value-type="float" office:value="0.0000000061442126941813" calcext:value-type="float">
            <text:p>6.14E-09</text:p>
          </table:table-cell>
          <table:table-cell table:style-name="ce2" office:value-type="float" office:value="0.0000000107664943627128" calcext:value-type="float">
            <text:p>1.08E-08</text:p>
          </table:table-cell>
          <table:table-cell table:style-name="ce2" office:value-type="float" office:value="0.00000000133044930628045" calcext:value-type="float">
            <text:p>1.33E-09</text:p>
          </table:table-cell>
          <table:table-cell table:style-name="ce2" office:value-type="float" office:value="0.00000000740164196599835" calcext:value-type="float">
            <text:p>7.40E-09</text:p>
          </table:table-cell>
          <table:table-cell table:style-name="ce2" office:value-type="float" office:value="0.00000000207307038202486" calcext:value-type="float">
            <text:p>2.07E-09</text:p>
          </table:table-cell>
          <table:table-cell table:style-name="ce2" office:value-type="float" office:value="0.00000000519974419077584" calcext:value-type="float">
            <text:p>5.20E-09</text:p>
          </table:table-cell>
          <table:table-cell table:style-name="ce2" office:value-type="float" office:value="0.00000000144939371615748" calcext:value-type="float">
            <text:p>1.45E-09</text:p>
          </table:table-cell>
          <table:table-cell table:style-name="ce2" office:value-type="float" office:value="0.000000006872401758784" calcext:value-type="float">
            <text:p>6.87E-09</text:p>
          </table:table-cell>
          <table:table-cell table:style-name="ce2" office:value-type="float" office:value="0.00000000368257691008011" calcext:value-type="float">
            <text:p>3.68E-09</text:p>
          </table:table-cell>
          <table:table-cell table:style-name="ce2" office:value-type="float" office:value="0.00000000617139050973492" calcext:value-type="float">
            <text:p>6.17E-09</text:p>
          </table:table-cell>
          <table:table-cell table:style-name="ce2" office:value-type="float" office:value="0.00000000412717460207545" calcext:value-type="float">
            <text:p>4.13E-09</text:p>
          </table:table-cell>
          <table:table-cell table:style-name="ce2" office:value-type="float" office:value="0.00000000192054727676804" calcext:value-type="float">
            <text:p>1.92E-09</text:p>
          </table:table-cell>
          <table:table-cell table:style-name="ce2" office:value-type="float" office:value="0.00000000325909965681603" calcext:value-type="float">
            <text:p>3.26E-09</text:p>
          </table:table-cell>
          <table:table-cell table:style-name="ce2" office:value-type="float" office:value="0.00000000119899534745115" calcext:value-type="float">
            <text:p>1.20E-09</text:p>
          </table:table-cell>
          <table:table-cell table:style-name="ce2" office:value-type="float" office:value="0.00000000271389177797232" calcext:value-type="float">
            <text:p>2.71E-09</text:p>
          </table:table-cell>
          <table:table-cell table:style-name="ce2" office:value-type="float" office:value="0.00000000351287976485537" calcext:value-type="float">
            <text:p>3.51E-09</text:p>
          </table:table-cell>
          <table:table-cell table:style-name="ce2" office:value-type="float" office:value="0.00000000110104481088058" calcext:value-type="float">
            <text:p>1.10E-09</text:p>
          </table:table-cell>
          <table:table-cell table:style-name="ce2" office:value-type="float" office:value="0.00000000127231869484489" calcext:value-type="float">
            <text:p>1.27E-09</text:p>
          </table:table-cell>
          <table:table-cell table:style-name="ce2" office:value-type="float" office:value="0.0000000307659071552279" calcext:value-type="float">
            <text:p>3.08E-08</text:p>
          </table:table-cell>
          <table:table-cell table:style-name="ce2" office:value-type="float" office:value="0.0000000159354449635884" calcext:value-type="float">
            <text:p>1.59E-08</text:p>
          </table:table-cell>
          <table:table-cell table:number-columns-repeated="9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.0000394314920413307" calcext:value-type="float">
            <text:p>3.94E-05</text:p>
          </table:table-cell>
          <table:table-cell table:style-name="ce2" office:value-type="float" office:value="0.0000011042241112591" calcext:value-type="float">
            <text:p>1.10E-06</text:p>
          </table:table-cell>
          <table:table-cell table:style-name="ce2" office:value-type="float" office:value="0.000000265415906142152" calcext:value-type="float">
            <text:p>2.65E-07</text:p>
          </table:table-cell>
          <table:table-cell table:style-name="ce2" office:value-type="float" office:value="0.0000000700566147315839" calcext:value-type="float">
            <text:p>7.01E-08</text:p>
          </table:table-cell>
          <table:table-cell table:style-name="ce2" office:value-type="float" office:value="0.0000000543381553086419" calcext:value-type="float">
            <text:p>5.43E-08</text:p>
          </table:table-cell>
          <table:table-cell table:style-name="ce2" office:value-type="float" office:value="0.000000151918172264231" calcext:value-type="float">
            <text:p>1.52E-07</text:p>
          </table:table-cell>
          <table:table-cell table:style-name="ce2" office:value-type="float" office:value="0.0000000464838372238318" calcext:value-type="float">
            <text:p>4.65E-08</text:p>
          </table:table-cell>
          <table:table-cell table:style-name="ce2" office:value-type="float" office:value="0.0000000242331879007906" calcext:value-type="float">
            <text:p>2.42E-08</text:p>
          </table:table-cell>
          <table:table-cell table:style-name="ce2" office:value-type="float" office:value="0.0000000413246645791787" calcext:value-type="float">
            <text:p>4.13E-08</text:p>
          </table:table-cell>
          <table:table-cell table:style-name="ce2" office:value-type="float" office:value="0.0000000363728389629613" calcext:value-type="float">
            <text:p>3.64E-08</text:p>
          </table:table-cell>
          <table:table-cell table:style-name="ce2" office:value-type="float" office:value="0.0000000242575630693409" calcext:value-type="float">
            <text:p>2.43E-08</text:p>
          </table:table-cell>
          <table:table-cell table:style-name="ce2" office:value-type="float" office:value="0.0000000326143805295942" calcext:value-type="float">
            <text:p>3.26E-08</text:p>
          </table:table-cell>
          <table:table-cell table:style-name="ce2" office:value-type="float" office:value="0.00000002010578015188" calcext:value-type="float">
            <text:p>2.01E-08</text:p>
          </table:table-cell>
          <table:table-cell table:style-name="ce2" office:value-type="float" office:value="0.0000000184781470125017" calcext:value-type="float">
            <text:p>1.85E-08</text:p>
          </table:table-cell>
          <table:table-cell table:style-name="ce2" office:value-type="float" office:value="0.0000000267909854301251" calcext:value-type="float">
            <text:p>2.68E-08</text:p>
          </table:table-cell>
          <table:table-cell table:style-name="ce2" office:value-type="float" office:value="0.0000000195905851541056" calcext:value-type="float">
            <text:p>1.96E-08</text:p>
          </table:table-cell>
          <table:table-cell table:style-name="ce2" office:value-type="float" office:value="0.0000000115131175704163" calcext:value-type="float">
            <text:p>1.15E-08</text:p>
          </table:table-cell>
          <table:table-cell table:style-name="ce2" office:value-type="float" office:value="0.00000000863197868739007" calcext:value-type="float">
            <text:p>8.63E-09</text:p>
          </table:table-cell>
          <table:table-cell table:style-name="ce2" office:value-type="float" office:value="0.0000000123057333212273" calcext:value-type="float">
            <text:p>1.23E-08</text:p>
          </table:table-cell>
          <table:table-cell table:style-name="ce2" office:value-type="float" office:value="0.0000000281725913708896" calcext:value-type="float">
            <text:p>2.82E-08</text:p>
          </table:table-cell>
          <table:table-cell table:style-name="ce2" office:value-type="float" office:value="0.00000000544229283860886" calcext:value-type="float">
            <text:p>5.44E-09</text:p>
          </table:table-cell>
          <table:table-cell table:style-name="ce2" office:value-type="float" office:value="0.0000000357474014833769" calcext:value-type="float">
            <text:p>3.57E-08</text:p>
          </table:table-cell>
          <table:table-cell table:style-name="ce2" office:value-type="float" office:value="0.0000000076149229144562" calcext:value-type="float">
            <text:p>7.61E-09</text:p>
          </table:table-cell>
          <table:table-cell table:style-name="ce2" office:value-type="float" office:value="0.00000000608403993851425" calcext:value-type="float">
            <text:p>6.08E-09</text:p>
          </table:table-cell>
          <table:table-cell table:style-name="ce2" office:value-type="float" office:value="0.00000000407843714356204" calcext:value-type="float">
            <text:p>4.08E-09</text:p>
          </table:table-cell>
          <table:table-cell table:style-name="ce2" office:value-type="float" office:value="0.00000000961489732276277" calcext:value-type="float">
            <text:p>9.61E-09</text:p>
          </table:table-cell>
          <table:table-cell table:style-name="ce2" office:value-type="float" office:value="0.00000000903538399654735" calcext:value-type="float">
            <text:p>9.04E-09</text:p>
          </table:table-cell>
          <table:table-cell table:style-name="ce2" office:value-type="float" office:value="0.0000000077342221516119" calcext:value-type="float">
            <text:p>7.73E-09</text:p>
          </table:table-cell>
          <table:table-cell table:style-name="ce2" office:value-type="float" office:value="0.00000000579813796974804" calcext:value-type="float">
            <text:p>5.80E-09</text:p>
          </table:table-cell>
          <table:table-cell table:style-name="ce2" office:value-type="float" office:value="0.00000000700755364846372" calcext:value-type="float">
            <text:p>7.01E-09</text:p>
          </table:table-cell>
          <table:table-cell table:style-name="ce2" office:value-type="float" office:value="0.00000000593480953270386" calcext:value-type="float">
            <text:p>5.93E-09</text:p>
          </table:table-cell>
          <table:table-cell table:style-name="ce2" office:value-type="float" office:value="0.0000000146802419109803" calcext:value-type="float">
            <text:p>1.47E-08</text:p>
          </table:table-cell>
          <table:table-cell table:style-name="ce2" office:value-type="float" office:value="0.00000000474984673815015" calcext:value-type="float">
            <text:p>4.75E-09</text:p>
          </table:table-cell>
          <table:table-cell table:style-name="ce2" office:value-type="float" office:value="0.00000000482677542379406" calcext:value-type="float">
            <text:p>4.83E-09</text:p>
          </table:table-cell>
          <table:table-cell table:style-name="ce2" office:value-type="float" office:value="0.00000000393906063322901" calcext:value-type="float">
            <text:p>3.94E-09</text:p>
          </table:table-cell>
          <table:table-cell table:style-name="ce2" office:value-type="float" office:value="0.00000000385152176818337" calcext:value-type="float">
            <text:p>3.85E-09</text:p>
          </table:table-cell>
          <table:table-cell table:style-name="ce2" office:value-type="float" office:value="0.00000000521123633134834" calcext:value-type="float">
            <text:p>5.21E-09</text:p>
          </table:table-cell>
          <table:table-cell table:style-name="ce2" office:value-type="float" office:value="0.00000000403593691800097" calcext:value-type="float">
            <text:p>4.04E-09</text:p>
          </table:table-cell>
          <table:table-cell table:style-name="ce2" office:value-type="float" office:value="0.000000013122120279263" calcext:value-type="float">
            <text:p>1.31E-08</text:p>
          </table:table-cell>
          <table:table-cell table:style-name="ce2" office:value-type="float" office:value="0.00000000309188075142685" calcext:value-type="float">
            <text:p>3.09E-09</text:p>
          </table:table-cell>
          <table:table-cell table:style-name="ce2" office:value-type="float" office:value="0.00000000575258463086925" calcext:value-type="float">
            <text:p>5.75E-09</text:p>
          </table:table-cell>
          <table:table-cell table:style-name="ce2" office:value-type="float" office:value="0.0000000139554661160445" calcext:value-type="float">
            <text:p>1.40E-08</text:p>
          </table:table-cell>
          <table:table-cell table:style-name="ce2" office:value-type="float" office:value="0.00000000336561711833383" calcext:value-type="float">
            <text:p>3.37E-09</text:p>
          </table:table-cell>
          <table:table-cell table:style-name="ce2" office:value-type="float" office:value="0.00000000287284396272013" calcext:value-type="float">
            <text:p>2.87E-09</text:p>
          </table:table-cell>
          <table:table-cell table:style-name="ce2" office:value-type="float" office:value="0.00000000488154272559882" calcext:value-type="float">
            <text:p>4.88E-09</text:p>
          </table:table-cell>
          <table:table-cell table:style-name="ce2" office:value-type="float" office:value="0.0000000117185550152498" calcext:value-type="float">
            <text:p>1.17E-08</text:p>
          </table:table-cell>
          <table:table-cell table:style-name="ce2" office:value-type="float" office:value="0.00000000925420717834413" calcext:value-type="float">
            <text:p>9.25E-09</text:p>
          </table:table-cell>
          <table:table-cell table:style-name="ce2" office:value-type="float" office:value="0.00000000353540685615882" calcext:value-type="float">
            <text:p>3.54E-09</text:p>
          </table:table-cell>
          <table:table-cell table:style-name="ce2" office:value-type="float" office:value="0.00000000415717327229003" calcext:value-type="float">
            <text:p>4.16E-09</text:p>
          </table:table-cell>
          <table:table-cell table:style-name="ce2" office:value-type="float" office:value="0.00000000242365127967048" calcext:value-type="float">
            <text:p>2.42E-09</text:p>
          </table:table-cell>
          <table:table-cell table:style-name="ce2" office:value-type="float" office:value="0.00000000249148901509954" calcext:value-type="float">
            <text:p>2.49E-09</text:p>
          </table:table-cell>
          <table:table-cell table:style-name="ce2" office:value-type="float" office:value="0.0000000121117782470037" calcext:value-type="float">
            <text:p>1.21E-08</text:p>
          </table:table-cell>
          <table:table-cell table:style-name="ce2" office:value-type="float" office:value="0.0000000164928444235101" calcext:value-type="float">
            <text:p>1.65E-08</text:p>
          </table:table-cell>
          <table:table-cell table:style-name="ce2" office:value-type="float" office:value="0.0000000168505707165422" calcext:value-type="float">
            <text:p>1.69E-08</text:p>
          </table:table-cell>
          <table:table-cell table:style-name="ce2" office:value-type="float" office:value="0.0000000428851443246003" calcext:value-type="float">
            <text:p>4.29E-08</text:p>
          </table:table-cell>
          <table:table-cell table:style-name="ce2" office:value-type="float" office:value="0.00000000320817883370239" calcext:value-type="float">
            <text:p>3.21E-09</text:p>
          </table:table-cell>
          <table:table-cell table:style-name="ce2" office:value-type="float" office:value="0.00000000737198968536745" calcext:value-type="float">
            <text:p>7.37E-09</text:p>
          </table:table-cell>
          <table:table-cell table:style-name="ce2" office:value-type="float" office:value="0.0000000030153017860357" calcext:value-type="float">
            <text:p>3.02E-09</text:p>
          </table:table-cell>
          <table:table-cell table:style-name="ce2" office:value-type="float" office:value="0.00000000945638412019889" calcext:value-type="float">
            <text:p>9.46E-09</text:p>
          </table:table-cell>
          <table:table-cell table:style-name="ce2" office:value-type="float" office:value="0.00000000161508995066839" calcext:value-type="float">
            <text:p>1.62E-09</text:p>
          </table:table-cell>
          <table:table-cell table:style-name="ce2" office:value-type="float" office:value="0.00000000232715202663769" calcext:value-type="float">
            <text:p>2.33E-09</text:p>
          </table:table-cell>
          <table:table-cell table:style-name="ce2" office:value-type="float" office:value="0.000000017583271727517" calcext:value-type="float">
            <text:p>1.76E-08</text:p>
          </table:table-cell>
          <table:table-cell table:style-name="ce2" office:value-type="float" office:value="0.00000000343105166500379" calcext:value-type="float">
            <text:p>3.43E-09</text:p>
          </table:table-cell>
          <table:table-cell table:style-name="ce2" office:value-type="float" office:value="0.00000000230397478873101" calcext:value-type="float">
            <text:p>2.30E-09</text:p>
          </table:table-cell>
          <table:table-cell table:style-name="ce2" office:value-type="float" office:value="0.0000000181577739510885" calcext:value-type="float">
            <text:p>1.82E-08</text:p>
          </table:table-cell>
          <table:table-cell table:style-name="ce2" office:value-type="float" office:value="0.0000000036837619621366" calcext:value-type="float">
            <text:p>3.68E-09</text:p>
          </table:table-cell>
          <table:table-cell table:style-name="ce2" office:value-type="float" office:value="0.0000000128202479743322" calcext:value-type="float">
            <text:p>1.28E-08</text:p>
          </table:table-cell>
          <table:table-cell table:style-name="ce2" office:value-type="float" office:value="0.0000000129916895019732" calcext:value-type="float">
            <text:p>1.30E-08</text:p>
          </table:table-cell>
          <table:table-cell table:style-name="ce2" office:value-type="float" office:value="0.00000000154163115606564" calcext:value-type="float">
            <text:p>1.54E-09</text:p>
          </table:table-cell>
          <table:table-cell table:style-name="ce2" office:value-type="float" office:value="0.00000000841403924312089" calcext:value-type="float">
            <text:p>8.41E-09</text:p>
          </table:table-cell>
          <table:table-cell table:style-name="ce2" office:value-type="float" office:value="0.00000000634305719060535" calcext:value-type="float">
            <text:p>6.34E-09</text:p>
          </table:table-cell>
          <table:table-cell table:style-name="ce2" office:value-type="float" office:value="0.0000000232199255378873" calcext:value-type="float">
            <text:p>2.32E-08</text:p>
          </table:table-cell>
          <table:table-cell table:style-name="ce2" office:value-type="float" office:value="0.00000000226914442791326" calcext:value-type="float">
            <text:p>2.27E-09</text:p>
          </table:table-cell>
          <table:table-cell table:style-name="ce2" office:value-type="float" office:value="0.00000000674523770172186" calcext:value-type="float">
            <text:p>6.75E-09</text:p>
          </table:table-cell>
          <table:table-cell table:style-name="ce2" office:value-type="float" office:value="0.00000000167548130924899" calcext:value-type="float">
            <text:p>1.68E-09</text:p>
          </table:table-cell>
          <table:table-cell table:style-name="ce2" office:value-type="float" office:value="0.00000000331019212040928" calcext:value-type="float">
            <text:p>3.31E-09</text:p>
          </table:table-cell>
          <table:table-cell table:style-name="ce2" office:value-type="float" office:value="0.00000000182765425016384" calcext:value-type="float">
            <text:p>1.83E-09</text:p>
          </table:table-cell>
          <table:table-cell table:style-name="ce2" office:value-type="float" office:value="0.00000000175922143519358" calcext:value-type="float">
            <text:p>1.76E-09</text:p>
          </table:table-cell>
          <table:table-cell table:style-name="ce2" office:value-type="float" office:value="0.00000000730138616233944" calcext:value-type="float">
            <text:p>7.30E-09</text:p>
          </table:table-cell>
          <table:table-cell table:style-name="ce2" office:value-type="float" office:value="0.00000000662870025536221" calcext:value-type="float">
            <text:p>6.63E-09</text:p>
          </table:table-cell>
          <table:table-cell table:style-name="ce2" office:value-type="float" office:value="0.00000000314795789435606" calcext:value-type="float">
            <text:p>3.15E-09</text:p>
          </table:table-cell>
          <table:table-cell table:style-name="ce2" office:value-type="float" office:value="0.0000000164359885701514" calcext:value-type="float">
            <text:p>1.64E-08</text:p>
          </table:table-cell>
          <table:table-cell table:style-name="ce2" office:value-type="float" office:value="0.00000000563952173848747" calcext:value-type="float">
            <text:p>5.64E-09</text:p>
          </table:table-cell>
          <table:table-cell table:style-name="ce2" office:value-type="float" office:value="0.00000000206519201739752" calcext:value-type="float">
            <text:p>2.07E-09</text:p>
          </table:table-cell>
          <table:table-cell table:style-name="ce2" office:value-type="float" office:value="0.00000000222869322996643" calcext:value-type="float">
            <text:p>2.23E-09</text:p>
          </table:table-cell>
          <table:table-cell table:style-name="ce2" office:value-type="float" office:value="0.00000000579559555902164" calcext:value-type="float">
            <text:p>5.80E-09</text:p>
          </table:table-cell>
          <table:table-cell table:style-name="ce2" office:value-type="float" office:value="0.00000000189101889702669" calcext:value-type="float">
            <text:p>1.89E-09</text:p>
          </table:table-cell>
          <table:table-cell table:style-name="ce2" office:value-type="float" office:value="0.0000000205424104393614" calcext:value-type="float">
            <text:p>2.05E-08</text:p>
          </table:table-cell>
          <table:table-cell table:style-name="ce2" office:value-type="float" office:value="0.00000000860602789032327" calcext:value-type="float">
            <text:p>8.61E-09</text:p>
          </table:table-cell>
          <table:table-cell table:style-name="ce2" office:value-type="float" office:value="0.0000000213394386605614" calcext:value-type="float">
            <text:p>2.13E-08</text:p>
          </table:table-cell>
          <table:table-cell table:style-name="ce2" office:value-type="float" office:value="0.0000000332225837951227" calcext:value-type="float">
            <text:p>3.32E-08</text:p>
          </table:table-cell>
          <table:table-cell table:style-name="ce2" office:value-type="float" office:value="0.00000000150122103637073" calcext:value-type="float">
            <text:p>1.50E-09</text:p>
          </table:table-cell>
          <table:table-cell table:style-name="ce2" office:value-type="float" office:value="0.00000000997723947904205" calcext:value-type="float">
            <text:p>9.98E-09</text:p>
          </table:table-cell>
          <table:table-cell table:style-name="ce2" office:value-type="float" office:value="0.00000000243327935578463" calcext:value-type="float">
            <text:p>2.43E-09</text:p>
          </table:table-cell>
          <table:table-cell table:style-name="ce2" office:value-type="float" office:value="0.00000000923438392419484" calcext:value-type="float">
            <text:p>9.23E-09</text:p>
          </table:table-cell>
          <table:table-cell table:style-name="ce2" office:value-type="float" office:value="0.0000000132047972556392" calcext:value-type="float">
            <text:p>1.32E-08</text:p>
          </table:table-cell>
          <table:table-cell table:style-name="ce2" office:value-type="float" office:value="0.0000000140302116591328" calcext:value-type="float">
            <text:p>1.40E-08</text:p>
          </table:table-cell>
          <table:table-cell table:style-name="ce2" office:value-type="float" office:value="0.0000000035593952230073" calcext:value-type="float">
            <text:p>3.56E-09</text:p>
          </table:table-cell>
          <table:table-cell table:style-name="ce2" office:value-type="float" office:value="0.0000000210598276595419" calcext:value-type="float">
            <text:p>2.11E-08</text:p>
          </table:table-cell>
          <table:table-cell table:style-name="ce2" office:value-type="float" office:value="0.00000000367052344074636" calcext:value-type="float">
            <text:p>3.67E-09</text:p>
          </table:table-cell>
          <table:table-cell table:number-columns-repeated="9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verage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9800" calcext:value-type="float">
            <text:p>9800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Training Loss</text:p>
          </table:table-cell>
          <table:table-cell table:style-name="ce3" table:formula="of:=AVERAGE([.B2];[.B5];[.B8];[.B11];[.B14];[.B17];[.B20])" office:value-type="float" office:value="0.0000279268559617256" calcext:value-type="float">
            <text:p>2.79E-05</text:p>
          </table:table-cell>
          <table:table-cell table:style-name="ce3" table:formula="of:=AVERAGE([.C2];[.C5];[.C8];[.C11];[.C14];[.C17];[.C20])" office:value-type="float" office:value="0.0000031083294840885" calcext:value-type="float">
            <text:p>3.11E-06</text:p>
          </table:table-cell>
          <table:table-cell table:style-name="ce3" table:formula="of:=AVERAGE([.D2];[.D5];[.D8];[.D11];[.D14];[.D17];[.D20])" office:value-type="float" office:value="0.000000591422966473535" calcext:value-type="float">
            <text:p>5.91E-07</text:p>
          </table:table-cell>
          <table:table-cell table:style-name="ce3" table:formula="of:=AVERAGE([.E2];[.E5];[.E8];[.E11];[.E14];[.E17];[.E20])" office:value-type="float" office:value="0.000000176224998784034" calcext:value-type="float">
            <text:p>1.76E-07</text:p>
          </table:table-cell>
          <table:table-cell table:style-name="ce3" table:formula="of:=AVERAGE([.F2];[.F5];[.F8];[.F11];[.F14];[.F17];[.F20])" office:value-type="float" office:value="0.0000000609550957010792" calcext:value-type="float">
            <text:p>6.10E-08</text:p>
          </table:table-cell>
          <table:table-cell table:style-name="ce3" table:formula="of:=AVERAGE([.G2];[.G5];[.G8];[.G11];[.G14];[.G17];[.G20])" office:value-type="float" office:value="0.0000000530318680398116" calcext:value-type="float">
            <text:p>5.30E-08</text:p>
          </table:table-cell>
          <table:table-cell table:style-name="ce3" table:formula="of:=AVERAGE([.H2];[.H5];[.H8];[.H11];[.H14];[.H17];[.H20])" office:value-type="float" office:value="0.0000000570793812215696" calcext:value-type="float">
            <text:p>5.71E-08</text:p>
          </table:table-cell>
          <table:table-cell table:style-name="ce3" table:formula="of:=AVERAGE([.I2];[.I5];[.I8];[.I11];[.I14];[.I17];[.I20])" office:value-type="float" office:value="0.0000000352537662554449" calcext:value-type="float">
            <text:p>3.53E-08</text:p>
          </table:table-cell>
          <table:table-cell table:style-name="ce3" table:formula="of:=AVERAGE([.J2];[.J5];[.J8];[.J11];[.J14];[.J17];[.J20])" office:value-type="float" office:value="0.0000000312649567188064" calcext:value-type="float">
            <text:p>3.13E-08</text:p>
          </table:table-cell>
          <table:table-cell table:style-name="ce3" table:formula="of:=AVERAGE([.K2];[.K5];[.K8];[.K11];[.K14];[.K17];[.K20])" office:value-type="float" office:value="0.0000000235265509930725" calcext:value-type="float">
            <text:p>2.35E-08</text:p>
          </table:table-cell>
          <table:table-cell table:style-name="ce3" table:formula="of:=AVERAGE([.L2];[.L5];[.L8];[.L11];[.L14];[.L17];[.L20])" office:value-type="float" office:value="0.0000000125374898399652" calcext:value-type="float">
            <text:p>1.25E-08</text:p>
          </table:table-cell>
          <table:table-cell table:style-name="ce3" table:formula="of:=AVERAGE([.M2];[.M5];[.M8];[.M11];[.M14];[.M17];[.M20])" office:value-type="float" office:value="0.0000000150905004682654" calcext:value-type="float">
            <text:p>1.51E-08</text:p>
          </table:table-cell>
          <table:table-cell table:style-name="ce3" table:formula="of:=AVERAGE([.N2];[.N5];[.N8];[.N11];[.N14];[.N17];[.N20])" office:value-type="float" office:value="0.00000000949773859559853" calcext:value-type="float">
            <text:p>9.50E-09</text:p>
          </table:table-cell>
          <table:table-cell table:style-name="ce3" table:formula="of:=AVERAGE([.O2];[.O5];[.O8];[.O11];[.O14];[.O17];[.O20])" office:value-type="float" office:value="0.0000000212070446283162" calcext:value-type="float">
            <text:p>2.12E-08</text:p>
          </table:table-cell>
          <table:table-cell table:style-name="ce3" table:formula="of:=AVERAGE([.P2];[.P5];[.P8];[.P11];[.P14];[.P17];[.P20])" office:value-type="float" office:value="0.000000010924411978205" calcext:value-type="float">
            <text:p>1.09E-08</text:p>
          </table:table-cell>
          <table:table-cell table:style-name="ce3" table:formula="of:=AVERAGE([.Q2];[.Q5];[.Q8];[.Q11];[.Q14];[.Q17];[.Q20])" office:value-type="float" office:value="0.0000000209726587842494" calcext:value-type="float">
            <text:p>2.10E-08</text:p>
          </table:table-cell>
          <table:table-cell table:style-name="ce3" table:formula="of:=AVERAGE([.R2];[.R5];[.R8];[.R11];[.R14];[.R17];[.R20])" office:value-type="float" office:value="0.0000000102945923214597" calcext:value-type="float">
            <text:p>1.03E-08</text:p>
          </table:table-cell>
          <table:table-cell table:style-name="ce3" table:formula="of:=AVERAGE([.S2];[.S5];[.S8];[.S11];[.S14];[.S17];[.S20])" office:value-type="float" office:value="0.0000000097593622389829" calcext:value-type="float">
            <text:p>9.76E-09</text:p>
          </table:table-cell>
          <table:table-cell table:style-name="ce3" table:formula="of:=AVERAGE([.T2];[.T5];[.T8];[.T11];[.T14];[.T17];[.T20])" office:value-type="float" office:value="0.0000000239885401384246" calcext:value-type="float">
            <text:p>2.40E-08</text:p>
          </table:table-cell>
          <table:table-cell table:style-name="ce3" table:formula="of:=AVERAGE([.U2];[.U5];[.U8];[.U11];[.U14];[.U17];[.U20])" office:value-type="float" office:value="0.00000000622027997364072" calcext:value-type="float">
            <text:p>6.22E-09</text:p>
          </table:table-cell>
          <table:table-cell table:style-name="ce3" table:formula="of:=AVERAGE([.V2];[.V5];[.V8];[.V11];[.V14];[.V17];[.V20])" office:value-type="float" office:value="0.00000000929212037473599" calcext:value-type="float">
            <text:p>9.29E-09</text:p>
          </table:table-cell>
          <table:table-cell table:style-name="ce3" table:formula="of:=AVERAGE([.W2];[.W5];[.W8];[.W11];[.W14];[.W17];[.W20])" office:value-type="float" office:value="0.00000000824622176891814" calcext:value-type="float">
            <text:p>8.25E-09</text:p>
          </table:table-cell>
          <table:table-cell table:style-name="ce3" table:formula="of:=AVERAGE([.X2];[.X5];[.X8];[.X11];[.X14];[.X17];[.X20])" office:value-type="float" office:value="0.00000000573086548058145" calcext:value-type="float">
            <text:p>5.73E-09</text:p>
          </table:table-cell>
          <table:table-cell table:style-name="ce3" table:formula="of:=AVERAGE([.Y2];[.Y5];[.Y8];[.Y11];[.Y14];[.Y17];[.Y20])" office:value-type="float" office:value="0.00000000908179839268336" calcext:value-type="float">
            <text:p>9.08E-09</text:p>
          </table:table-cell>
          <table:table-cell table:style-name="ce3" table:formula="of:=AVERAGE([.Z2];[.Z5];[.Z8];[.Z11];[.Z14];[.Z17];[.Z20])" office:value-type="float" office:value="0.00000000757860396660702" calcext:value-type="float">
            <text:p>7.58E-09</text:p>
          </table:table-cell>
          <table:table-cell table:style-name="ce3" table:formula="of:=AVERAGE([.AA2];[.AA5];[.AA8];[.AA11];[.AA14];[.AA17];[.AA20])" office:value-type="float" office:value="0.00000000542703017446044" calcext:value-type="float">
            <text:p>5.43E-09</text:p>
          </table:table-cell>
          <table:table-cell table:style-name="ce3" table:formula="of:=AVERAGE([.AB2];[.AB5];[.AB8];[.AB11];[.AB14];[.AB17];[.AB20])" office:value-type="float" office:value="0.0000000035166820566701" calcext:value-type="float">
            <text:p>3.52E-09</text:p>
          </table:table-cell>
          <table:table-cell table:style-name="ce3" table:formula="of:=AVERAGE([.AC2];[.AC5];[.AC8];[.AC11];[.AC14];[.AC17];[.AC20])" office:value-type="float" office:value="0.0000000338113049621771" calcext:value-type="float">
            <text:p>3.38E-08</text:p>
          </table:table-cell>
          <table:table-cell table:style-name="ce3" table:formula="of:=AVERAGE([.AD2];[.AD5];[.AD8];[.AD11];[.AD14];[.AD17];[.AD20])" office:value-type="float" office:value="0.00000000317217623597392" calcext:value-type="float">
            <text:p>3.17E-09</text:p>
          </table:table-cell>
          <table:table-cell table:style-name="ce3" table:formula="of:=AVERAGE([.AE2];[.AE5];[.AE8];[.AE11];[.AE14];[.AE17];[.AE20])" office:value-type="float" office:value="0.0000000167092856059473" calcext:value-type="float">
            <text:p>1.67E-08</text:p>
          </table:table-cell>
          <table:table-cell table:style-name="ce3" table:formula="of:=AVERAGE([.AF2];[.AF5];[.AF8];[.AF11];[.AF14];[.AF17];[.AF20])" office:value-type="float" office:value="0.00000000337125778087405" calcext:value-type="float">
            <text:p>3.37E-09</text:p>
          </table:table-cell>
          <table:table-cell table:style-name="ce3" table:formula="of:=AVERAGE([.AG2];[.AG5];[.AG8];[.AG11];[.AG14];[.AG17];[.AG20])" office:value-type="float" office:value="0.00000000594186041639028" calcext:value-type="float">
            <text:p>5.94E-09</text:p>
          </table:table-cell>
          <table:table-cell table:style-name="ce3" table:formula="of:=AVERAGE([.AH2];[.AH5];[.AH8];[.AH11];[.AH14];[.AH17];[.AH20])" office:value-type="float" office:value="0.0000000050498354386974" calcext:value-type="float">
            <text:p>5.05E-09</text:p>
          </table:table-cell>
          <table:table-cell table:style-name="ce3" table:formula="of:=AVERAGE([.AI2];[.AI5];[.AI8];[.AI11];[.AI14];[.AI17];[.AI20])" office:value-type="float" office:value="0.00000000578188836491172" calcext:value-type="float">
            <text:p>5.78E-09</text:p>
          </table:table-cell>
          <table:table-cell table:style-name="ce3" table:formula="of:=AVERAGE([.AJ2];[.AJ5];[.AJ8];[.AJ11];[.AJ14];[.AJ17];[.AJ20])" office:value-type="float" office:value="0.00000000376242100966602" calcext:value-type="float">
            <text:p>3.76E-09</text:p>
          </table:table-cell>
          <table:table-cell table:style-name="ce3" table:formula="of:=AVERAGE([.AK2];[.AK5];[.AK8];[.AK11];[.AK14];[.AK17];[.AK20])" office:value-type="float" office:value="0.00000000377864763288572" calcext:value-type="float">
            <text:p>3.78E-09</text:p>
          </table:table-cell>
          <table:table-cell table:style-name="ce3" table:formula="of:=AVERAGE([.AL2];[.AL5];[.AL8];[.AL11];[.AL14];[.AL17];[.AL20])" office:value-type="float" office:value="0.00000000241900750224439" calcext:value-type="float">
            <text:p>2.42E-09</text:p>
          </table:table-cell>
          <table:table-cell table:style-name="ce3" table:formula="of:=AVERAGE([.AM2];[.AM5];[.AM8];[.AM11];[.AM14];[.AM17];[.AM20])" office:value-type="float" office:value="0.00000000454302598714865" calcext:value-type="float">
            <text:p>4.54E-09</text:p>
          </table:table-cell>
          <table:table-cell table:style-name="ce3" table:formula="of:=AVERAGE([.AN2];[.AN5];[.AN8];[.AN11];[.AN14];[.AN17];[.AN20])" office:value-type="float" office:value="0.00000000301715966496577" calcext:value-type="float">
            <text:p>3.02E-09</text:p>
          </table:table-cell>
          <table:table-cell table:style-name="ce3" table:formula="of:=AVERAGE([.AO2];[.AO5];[.AO8];[.AO11];[.AO14];[.AO17];[.AO20])" office:value-type="float" office:value="0.00000000265029606197738" calcext:value-type="float">
            <text:p>2.65E-09</text:p>
          </table:table-cell>
          <table:table-cell table:style-name="ce3" table:formula="of:=AVERAGE([.AP2];[.AP5];[.AP8];[.AP11];[.AP14];[.AP17];[.AP20])" office:value-type="float" office:value="0.00000000292811251436018" calcext:value-type="float">
            <text:p>2.93E-09</text:p>
          </table:table-cell>
          <table:table-cell table:style-name="ce3" table:formula="of:=AVERAGE([.AQ2];[.AQ5];[.AQ8];[.AQ11];[.AQ14];[.AQ17];[.AQ20])" office:value-type="float" office:value="0.00000000245690409287188" calcext:value-type="float">
            <text:p>2.46E-09</text:p>
          </table:table-cell>
          <table:table-cell table:style-name="ce3" table:formula="of:=AVERAGE([.AR2];[.AR5];[.AR8];[.AR11];[.AR14];[.AR17];[.AR20])" office:value-type="float" office:value="0.00000000334795813294874" calcext:value-type="float">
            <text:p>3.35E-09</text:p>
          </table:table-cell>
          <table:table-cell table:style-name="ce3" table:formula="of:=AVERAGE([.AS2];[.AS5];[.AS8];[.AS11];[.AS14];[.AS17];[.AS20])" office:value-type="float" office:value="0.0000000024974189303885" calcext:value-type="float">
            <text:p>2.50E-09</text:p>
          </table:table-cell>
          <table:table-cell table:style-name="ce3" table:formula="of:=AVERAGE([.AT2];[.AT5];[.AT8];[.AT11];[.AT14];[.AT17];[.AT20])" office:value-type="float" office:value="0.000000008994130313538" calcext:value-type="float">
            <text:p>8.99E-09</text:p>
          </table:table-cell>
          <table:table-cell table:style-name="ce3" table:formula="of:=AVERAGE([.AU2];[.AU5];[.AU8];[.AU11];[.AU14];[.AU17];[.AU20])" office:value-type="float" office:value="0.0000000027503993685737" calcext:value-type="float">
            <text:p>2.75E-09</text:p>
          </table:table-cell>
          <table:table-cell table:style-name="ce3" table:formula="of:=AVERAGE([.AV2];[.AV5];[.AV8];[.AV11];[.AV14];[.AV17];[.AV20])" office:value-type="float" office:value="0.0000000037583702420082" calcext:value-type="float">
            <text:p>3.76E-09</text:p>
          </table:table-cell>
          <table:table-cell table:style-name="ce3" table:formula="of:=AVERAGE([.AW2];[.AW5];[.AW8];[.AW11];[.AW14];[.AW17];[.AW20])" office:value-type="float" office:value="0.00000000222665532044276" calcext:value-type="float">
            <text:p>2.23E-09</text:p>
          </table:table-cell>
          <table:table-cell table:style-name="ce3" table:formula="of:=AVERAGE([.AX2];[.AX5];[.AX8];[.AX11];[.AX14];[.AX17];[.AX20])" office:value-type="float" office:value="0.00000000248694308004258" calcext:value-type="float">
            <text:p>2.49E-09</text:p>
          </table:table-cell>
          <table:table-cell table:style-name="ce3" table:formula="of:=AVERAGE([.AY2];[.AY5];[.AY8];[.AY11];[.AY14];[.AY17];[.AY20])" office:value-type="float" office:value="0.00000000450499810471833" calcext:value-type="float">
            <text:p>4.50E-09</text:p>
          </table:table-cell>
          <table:table-cell table:style-name="ce3" table:formula="of:=AVERAGE([.AZ2];[.AZ5];[.AZ8];[.AZ11];[.AZ14];[.AZ17];[.AZ20])" office:value-type="float" office:value="0.00000000170057005778799" calcext:value-type="float">
            <text:p>1.70E-09</text:p>
          </table:table-cell>
          <table:table-cell table:style-name="ce3" table:formula="of:=AVERAGE([.BA2];[.BA5];[.BA8];[.BA11];[.BA14];[.BA17];[.BA20])" office:value-type="float" office:value="0.00000000160776215356912" calcext:value-type="float">
            <text:p>1.61E-09</text:p>
          </table:table-cell>
          <table:table-cell table:style-name="ce3" table:formula="of:=AVERAGE([.BB2];[.BB5];[.BB8];[.BB11];[.BB14];[.BB17];[.BB20])" office:value-type="float" office:value="0.00000000558686254402218" calcext:value-type="float">
            <text:p>5.59E-09</text:p>
          </table:table-cell>
          <table:table-cell table:style-name="ce3" table:formula="of:=AVERAGE([.BC2];[.BC5];[.BC8];[.BC11];[.BC14];[.BC17];[.BC20])" office:value-type="float" office:value="0.00000000319270718592992" calcext:value-type="float">
            <text:p>3.19E-09</text:p>
          </table:table-cell>
          <table:table-cell table:style-name="ce3" table:formula="of:=AVERAGE([.BD2];[.BD5];[.BD8];[.BD11];[.BD14];[.BD17];[.BD20])" office:value-type="float" office:value="0.00000000416353324832792" calcext:value-type="float">
            <text:p>4.16E-09</text:p>
          </table:table-cell>
          <table:table-cell table:style-name="ce3" table:formula="of:=AVERAGE([.BE2];[.BE5];[.BE8];[.BE11];[.BE14];[.BE17];[.BE20])" office:value-type="float" office:value="0.00000000187586379762905" calcext:value-type="float">
            <text:p>1.88E-09</text:p>
          </table:table-cell>
          <table:table-cell table:style-name="ce3" table:formula="of:=AVERAGE([.BF2];[.BF5];[.BF8];[.BF11];[.BF14];[.BF17];[.BF20])" office:value-type="float" office:value="0.0000000027407734891151" calcext:value-type="float">
            <text:p>2.74E-09</text:p>
          </table:table-cell>
          <table:table-cell table:style-name="ce3" table:formula="of:=AVERAGE([.BG2];[.BG5];[.BG8];[.BG11];[.BG14];[.BG17];[.BG20])" office:value-type="float" office:value="0.00000000452938195679866" calcext:value-type="float">
            <text:p>4.53E-09</text:p>
          </table:table-cell>
          <table:table-cell table:style-name="ce3" table:formula="of:=AVERAGE([.BH2];[.BH5];[.BH8];[.BH11];[.BH14];[.BH17];[.BH20])" office:value-type="float" office:value="0.00000000280907313283356" calcext:value-type="float">
            <text:p>2.81E-09</text:p>
          </table:table-cell>
          <table:table-cell table:style-name="ce3" table:formula="of:=AVERAGE([.BI2];[.BI5];[.BI8];[.BI11];[.BI14];[.BI17];[.BI20])" office:value-type="float" office:value="0.00000000165615734618437" calcext:value-type="float">
            <text:p>1.66E-09</text:p>
          </table:table-cell>
          <table:table-cell table:style-name="ce3" table:formula="of:=AVERAGE([.BJ2];[.BJ5];[.BJ8];[.BJ11];[.BJ14];[.BJ17];[.BJ20])" office:value-type="float" office:value="0.00000000310945980075415" calcext:value-type="float">
            <text:p>3.11E-09</text:p>
          </table:table-cell>
          <table:table-cell table:style-name="ce3" table:formula="of:=AVERAGE([.BK2];[.BK5];[.BK8];[.BK11];[.BK14];[.BK17];[.BK20])" office:value-type="float" office:value="0.00000000317495337956838" calcext:value-type="float">
            <text:p>3.17E-09</text:p>
          </table:table-cell>
          <table:table-cell table:style-name="ce3" table:formula="of:=AVERAGE([.BL2];[.BL5];[.BL8];[.BL11];[.BL14];[.BL17];[.BL20])" office:value-type="float" office:value="0.00000000686878024299832" calcext:value-type="float">
            <text:p>6.87E-09</text:p>
          </table:table-cell>
          <table:table-cell table:style-name="ce3" table:formula="of:=AVERAGE([.BM2];[.BM5];[.BM8];[.BM11];[.BM14];[.BM17];[.BM20])" office:value-type="float" office:value="0.00000000174459411203134" calcext:value-type="float">
            <text:p>1.74E-09</text:p>
          </table:table-cell>
          <table:table-cell table:style-name="ce3" table:formula="of:=AVERAGE([.BN2];[.BN5];[.BN8];[.BN11];[.BN14];[.BN17];[.BN20])" office:value-type="float" office:value="0.00000000182164347891803" calcext:value-type="float">
            <text:p>1.82E-09</text:p>
          </table:table-cell>
          <table:table-cell table:style-name="ce3" table:formula="of:=AVERAGE([.BO2];[.BO5];[.BO8];[.BO11];[.BO14];[.BO17];[.BO20])" office:value-type="float" office:value="0.0000000057598450612214" calcext:value-type="float">
            <text:p>5.76E-09</text:p>
          </table:table-cell>
          <table:table-cell table:style-name="ce3" table:formula="of:=AVERAGE([.BP2];[.BP5];[.BP8];[.BP11];[.BP14];[.BP17];[.BP20])" office:value-type="float" office:value="0.00000000329704321384254" calcext:value-type="float">
            <text:p>3.30E-09</text:p>
          </table:table-cell>
          <table:table-cell table:style-name="ce3" table:formula="of:=AVERAGE([.BQ2];[.BQ5];[.BQ8];[.BQ11];[.BQ14];[.BQ17];[.BQ20])" office:value-type="float" office:value="0.00000000157021261865913" calcext:value-type="float">
            <text:p>1.57E-09</text:p>
          </table:table-cell>
          <table:table-cell table:style-name="ce3" table:formula="of:=AVERAGE([.BR2];[.BR5];[.BR8];[.BR11];[.BR14];[.BR17];[.BR20])" office:value-type="float" office:value="0.00000000440238089633687" calcext:value-type="float">
            <text:p>4.40E-09</text:p>
          </table:table-cell>
          <table:table-cell table:style-name="ce3" table:formula="of:=AVERAGE([.BS2];[.BS5];[.BS8];[.BS11];[.BS14];[.BS17];[.BS20])" office:value-type="float" office:value="0.00000000121733666401193" calcext:value-type="float">
            <text:p>1.22E-09</text:p>
          </table:table-cell>
          <table:table-cell table:style-name="ce3" table:formula="of:=AVERAGE([.BT2];[.BT5];[.BT8];[.BT11];[.BT14];[.BT17];[.BT20])" office:value-type="float" office:value="0.00000000177677420395586" calcext:value-type="float">
            <text:p>1.78E-09</text:p>
          </table:table-cell>
          <table:table-cell table:style-name="ce3" table:formula="of:=AVERAGE([.BU2];[.BU5];[.BU8];[.BU11];[.BU14];[.BU17];[.BU20])" office:value-type="float" office:value="0.00000000317348068458654" calcext:value-type="float">
            <text:p>3.17E-09</text:p>
          </table:table-cell>
          <table:table-cell table:style-name="ce3" table:formula="of:=AVERAGE([.BV2];[.BV5];[.BV8];[.BV11];[.BV14];[.BV17];[.BV20])" office:value-type="float" office:value="0.00000000426103654741335" calcext:value-type="float">
            <text:p>4.26E-09</text:p>
          </table:table-cell>
          <table:table-cell table:style-name="ce3" table:formula="of:=AVERAGE([.BW2];[.BW5];[.BW8];[.BW11];[.BW14];[.BW17];[.BW20])" office:value-type="float" office:value="0.00000000717478473062042" calcext:value-type="float">
            <text:p>7.17E-09</text:p>
          </table:table-cell>
          <table:table-cell table:style-name="ce3" table:formula="of:=AVERAGE([.BX2];[.BX5];[.BX8];[.BX11];[.BX14];[.BX17];[.BX20])" office:value-type="float" office:value="0.00000000229401451802756" calcext:value-type="float">
            <text:p>2.29E-09</text:p>
          </table:table-cell>
          <table:table-cell table:style-name="ce3" table:formula="of:=AVERAGE([.BY2];[.BY5];[.BY8];[.BY11];[.BY14];[.BY17];[.BY20])" office:value-type="float" office:value="0.00000000155851354837517" calcext:value-type="float">
            <text:p>1.56E-09</text:p>
          </table:table-cell>
          <table:table-cell table:style-name="ce3" table:formula="of:=AVERAGE([.BZ2];[.BZ5];[.BZ8];[.BZ11];[.BZ14];[.BZ17];[.BZ20])" office:value-type="float" office:value="0.00000000176395731354972" calcext:value-type="float">
            <text:p>1.76E-09</text:p>
          </table:table-cell>
          <table:table-cell table:style-name="ce3" table:formula="of:=AVERAGE([.CA2];[.CA5];[.CA8];[.CA11];[.CA14];[.CA17];[.CA20])" office:value-type="float" office:value="0.00000000219804223235341" calcext:value-type="float">
            <text:p>2.20E-09</text:p>
          </table:table-cell>
          <table:table-cell table:style-name="ce3" table:formula="of:=AVERAGE([.CB2];[.CB5];[.CB8];[.CB11];[.CB14];[.CB17];[.CB20])" office:value-type="float" office:value="0.00000000620659147092844" calcext:value-type="float">
            <text:p>6.21E-09</text:p>
          </table:table-cell>
          <table:table-cell table:style-name="ce3" table:formula="of:=AVERAGE([.CC2];[.CC5];[.CC8];[.CC11];[.CC14];[.CC17];[.CC20])" office:value-type="float" office:value="0.00000000148649253620522" calcext:value-type="float">
            <text:p>1.49E-09</text:p>
          </table:table-cell>
          <table:table-cell table:style-name="ce3" table:formula="of:=AVERAGE([.CD2];[.CD5];[.CD8];[.CD11];[.CD14];[.CD17];[.CD20])" office:value-type="float" office:value="0.00000000224225013952964" calcext:value-type="float">
            <text:p>2.24E-09</text:p>
          </table:table-cell>
          <table:table-cell table:style-name="ce3" table:formula="of:=AVERAGE([.CE2];[.CE5];[.CE8];[.CE11];[.CE14];[.CE17];[.CE20])" office:value-type="float" office:value="0.0000000025454647596084" calcext:value-type="float">
            <text:p>2.55E-09</text:p>
          </table:table-cell>
          <table:table-cell table:style-name="ce3" table:formula="of:=AVERAGE([.CF2];[.CF5];[.CF8];[.CF11];[.CF14];[.CF17];[.CF20])" office:value-type="float" office:value="0.00000000484620505630012" calcext:value-type="float">
            <text:p>4.85E-09</text:p>
          </table:table-cell>
          <table:table-cell table:style-name="ce3" table:formula="of:=AVERAGE([.CG2];[.CG5];[.CG8];[.CG11];[.CG14];[.CG17];[.CG20])" office:value-type="float" office:value="0.00000000354600878818952" calcext:value-type="float">
            <text:p>3.55E-09</text:p>
          </table:table-cell>
          <table:table-cell table:style-name="ce3" table:formula="of:=AVERAGE([.CH2];[.CH5];[.CH8];[.CH11];[.CH14];[.CH17];[.CH20])" office:value-type="float" office:value="0.00000000183687637322904" calcext:value-type="float">
            <text:p>1.84E-09</text:p>
          </table:table-cell>
          <table:table-cell table:style-name="ce3" table:formula="of:=AVERAGE([.CI2];[.CI5];[.CI8];[.CI11];[.CI14];[.CI17];[.CI20])" office:value-type="float" office:value="0.00000000292517978093899" calcext:value-type="float">
            <text:p>2.93E-09</text:p>
          </table:table-cell>
          <table:table-cell table:style-name="ce3" table:formula="of:=AVERAGE([.CJ2];[.CJ5];[.CJ8];[.CJ11];[.CJ14];[.CJ17];[.CJ20])" office:value-type="float" office:value="0.00000000132396035404777" calcext:value-type="float">
            <text:p>1.32E-09</text:p>
          </table:table-cell>
          <table:table-cell table:style-name="ce3" table:formula="of:=AVERAGE([.CK2];[.CK5];[.CK8];[.CK11];[.CK14];[.CK17];[.CK20])" office:value-type="float" office:value="0.00000000629432771776753" calcext:value-type="float">
            <text:p>6.29E-09</text:p>
          </table:table-cell>
          <table:table-cell table:style-name="ce3" table:formula="of:=AVERAGE([.CL2];[.CL5];[.CL8];[.CL11];[.CL14];[.CL17];[.CL20])" office:value-type="float" office:value="0.00000000126728704910991" calcext:value-type="float">
            <text:p>1.27E-09</text:p>
          </table:table-cell>
          <table:table-cell table:style-name="ce3" table:formula="of:=AVERAGE([.CM2];[.CM5];[.CM8];[.CM11];[.CM14];[.CM17];[.CM20])" office:value-type="float" office:value="0.00000000735727154992688" calcext:value-type="float">
            <text:p>7.36E-09</text:p>
          </table:table-cell>
          <table:table-cell table:style-name="ce3" table:formula="of:=AVERAGE([.CN2];[.CN5];[.CN8];[.CN11];[.CN14];[.CN17];[.CN20])" office:value-type="float" office:value="0.00000000241948775696927" calcext:value-type="float">
            <text:p>2.42E-09</text:p>
          </table:table-cell>
          <table:table-cell table:style-name="ce3" table:formula="of:=AVERAGE([.CO2];[.CO5];[.CO8];[.CO11];[.CO14];[.CO17];[.CO20])" office:value-type="float" office:value="0.00000000100677115453886" calcext:value-type="float">
            <text:p>1.01E-09</text:p>
          </table:table-cell>
          <table:table-cell table:style-name="ce3" table:formula="of:=AVERAGE([.CP2];[.CP5];[.CP8];[.CP11];[.CP14];[.CP17];[.CP20])" office:value-type="float" office:value="0.00000000297306104735106" calcext:value-type="float">
            <text:p>2.97E-09</text:p>
          </table:table-cell>
          <table:table-cell table:style-name="ce3" table:formula="of:=AVERAGE([.CQ2];[.CQ5];[.CQ8];[.CQ11];[.CQ14];[.CQ17];[.CQ20])" office:value-type="float" office:value="0.0000000018604231647298" calcext:value-type="float">
            <text:p>1.86E-09</text:p>
          </table:table-cell>
          <table:table-cell table:style-name="ce3" table:formula="of:=AVERAGE([.CR2];[.CR5];[.CR8];[.CR11];[.CR14];[.CR17];[.CR20])" office:value-type="float" office:value="0.00000000208693056090249" calcext:value-type="float">
            <text:p>2.09E-09</text:p>
          </table:table-cell>
          <table:table-cell table:style-name="ce3" table:formula="of:=AVERAGE([.CS2];[.CS5];[.CS8];[.CS11];[.CS14];[.CS17];[.CS20])" office:value-type="float" office:value="0.00000000419166963440607" calcext:value-type="float">
            <text:p>4.19E-09</text:p>
          </table:table-cell>
          <table:table-cell table:style-name="ce3" table:formula="of:=AVERAGE([.CT2];[.CT5];[.CT8];[.CT11];[.CT14];[.CT17];[.CT20])" office:value-type="float" office:value="0.000000000974815878811747" calcext:value-type="float">
            <text:p>9.75E-10</text:p>
          </table:table-cell>
          <table:table-cell table:style-name="ce3" table:formula="of:=AVERAGE([.CU2];[.CU5];[.CU8];[.CU11];[.CU14];[.CU17];[.CU20])" office:value-type="float" office:value="0.00000000248077526378485" calcext:value-type="float">
            <text:p>2.48E-09</text:p>
          </table:table-cell>
          <table:table-cell table:style-name="ce3" table:formula="of:=AVERAGE([.CV2];[.CV5];[.CV8];[.CV11];[.CV14];[.CV17];[.CV20])" office:value-type="float" office:value="0.0000000107989203769674" calcext:value-type="float">
            <text:p>1.08E-08</text:p>
          </table:table-cell>
          <table:table-cell table:style-name="ce3" table:formula="of:=AVERAGE([.CW2];[.CW5];[.CW8];[.CW11];[.CW14];[.CW17];[.CW20])" office:value-type="float" office:value="0.00000000516722061963798" calcext:value-type="float">
            <text:p>5.17E-0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Testing Loss</text:p>
          </table:table-cell>
          <table:table-cell table:formula="of:=AVERAGE([.B3];[.B6];[.B9];[.B12];[.B15];[.B18];[.B21])" office:value-type="float" office:value="0.0000613852519433877" calcext:value-type="float">
            <text:p>6.13852519433877E-05</text:p>
          </table:table-cell>
          <table:table-cell table:style-name="ce3" table:formula="of:=AVERAGE([.C3];[.C6];[.C9];[.C12];[.C15];[.C18];[.C21])" office:value-type="float" office:value="0.00000461086147294865" calcext:value-type="float">
            <text:p>4.61E-06</text:p>
          </table:table-cell>
          <table:table-cell table:style-name="ce3" table:formula="of:=AVERAGE([.D3];[.D6];[.D9];[.D12];[.D15];[.D18];[.D21])" office:value-type="float" office:value="0.000000722657087440632" calcext:value-type="float">
            <text:p>7.23E-07</text:p>
          </table:table-cell>
          <table:table-cell table:style-name="ce3" table:formula="of:=AVERAGE([.E3];[.E6];[.E9];[.E12];[.E15];[.E18];[.E21])" office:value-type="float" office:value="0.000000242841292471699" calcext:value-type="float">
            <text:p>2.43E-07</text:p>
          </table:table-cell>
          <table:table-cell table:style-name="ce3" table:formula="of:=AVERAGE([.F3];[.F6];[.F9];[.F12];[.F15];[.F18];[.F21])" office:value-type="float" office:value="0.000000171807133345477" calcext:value-type="float">
            <text:p>1.72E-07</text:p>
          </table:table-cell>
          <table:table-cell table:style-name="ce3" table:formula="of:=AVERAGE([.G3];[.G6];[.G9];[.G12];[.G15];[.G18];[.G21])" office:value-type="float" office:value="0.00000012796685006882" calcext:value-type="float">
            <text:p>1.28E-07</text:p>
          </table:table-cell>
          <table:table-cell table:style-name="ce3" table:formula="of:=AVERAGE([.H3];[.H6];[.H9];[.H12];[.H15];[.H18];[.H21])" office:value-type="float" office:value="0.000000111411914107049" calcext:value-type="float">
            <text:p>1.11E-07</text:p>
          </table:table-cell>
          <table:table-cell table:style-name="ce3" table:formula="of:=AVERAGE([.I3];[.I6];[.I9];[.I12];[.I15];[.I18];[.I21])" office:value-type="float" office:value="0.00000009225703654993" calcext:value-type="float">
            <text:p>9.23E-08</text:p>
          </table:table-cell>
          <table:table-cell table:style-name="ce3" table:formula="of:=AVERAGE([.J3];[.J6];[.J9];[.J12];[.J15];[.J18];[.J21])" office:value-type="float" office:value="0.0000000863634092494537" calcext:value-type="float">
            <text:p>8.64E-08</text:p>
          </table:table-cell>
          <table:table-cell table:style-name="ce3" table:formula="of:=AVERAGE([.K3];[.K6];[.K9];[.K12];[.K15];[.K18];[.K21])" office:value-type="float" office:value="0.0000000831336532312677" calcext:value-type="float">
            <text:p>8.31E-08</text:p>
          </table:table-cell>
          <table:table-cell table:style-name="ce3" table:formula="of:=AVERAGE([.L3];[.L6];[.L9];[.L12];[.L15];[.L18];[.L21])" office:value-type="float" office:value="0.0000000756875713849222" calcext:value-type="float">
            <text:p>7.57E-08</text:p>
          </table:table-cell>
          <table:table-cell table:style-name="ce3" table:formula="of:=AVERAGE([.M3];[.M6];[.M9];[.M12];[.M15];[.M18];[.M21])" office:value-type="float" office:value="0.0000000881796163072172" calcext:value-type="float">
            <text:p>8.82E-08</text:p>
          </table:table-cell>
          <table:table-cell table:style-name="ce3" table:formula="of:=AVERAGE([.N3];[.N6];[.N9];[.N12];[.N15];[.N18];[.N21])" office:value-type="float" office:value="0.0000000873611624311162" calcext:value-type="float">
            <text:p>8.74E-08</text:p>
          </table:table-cell>
          <table:table-cell table:style-name="ce3" table:formula="of:=AVERAGE([.O3];[.O6];[.O9];[.O12];[.O15];[.O18];[.O21])" office:value-type="float" office:value="0.0000001036813981971" calcext:value-type="float">
            <text:p>1.04E-07</text:p>
          </table:table-cell>
          <table:table-cell table:style-name="ce3" table:formula="of:=AVERAGE([.P3];[.P6];[.P9];[.P12];[.P15];[.P18];[.P21])" office:value-type="float" office:value="0.0000000858417517386149" calcext:value-type="float">
            <text:p>8.58E-08</text:p>
          </table:table-cell>
          <table:table-cell table:style-name="ce3" table:formula="of:=AVERAGE([.Q3];[.Q6];[.Q9];[.Q12];[.Q15];[.Q18];[.Q21])" office:value-type="float" office:value="0.0000000933039145627794" calcext:value-type="float">
            <text:p>9.33E-08</text:p>
          </table:table-cell>
          <table:table-cell table:style-name="ce3" table:formula="of:=AVERAGE([.R3];[.R6];[.R9];[.R12];[.R15];[.R18];[.R21])" office:value-type="float" office:value="0.0000000817447695565321" calcext:value-type="float">
            <text:p>8.17E-08</text:p>
          </table:table-cell>
          <table:table-cell table:style-name="ce3" table:formula="of:=AVERAGE([.S3];[.S6];[.S9];[.S12];[.S15];[.S18];[.S21])" office:value-type="float" office:value="0.0000000942810709503304" calcext:value-type="float">
            <text:p>9.43E-08</text:p>
          </table:table-cell>
          <table:table-cell table:style-name="ce3" table:formula="of:=AVERAGE([.T3];[.T6];[.T9];[.T12];[.T15];[.T18];[.T21])" office:value-type="float" office:value="0.000000105970675853431" calcext:value-type="float">
            <text:p>1.06E-07</text:p>
          </table:table-cell>
          <table:table-cell table:style-name="ce3" table:formula="of:=AVERAGE([.U3];[.U6];[.U9];[.U12];[.U15];[.U18];[.U21])" office:value-type="float" office:value="0.0000000968092428443866" calcext:value-type="float">
            <text:p>9.68E-08</text:p>
          </table:table-cell>
          <table:table-cell table:style-name="ce3" table:formula="of:=AVERAGE([.V3];[.V6];[.V9];[.V12];[.V15];[.V18];[.V21])" office:value-type="float" office:value="0.0000000999493856568278" calcext:value-type="float">
            <text:p>9.99E-08</text:p>
          </table:table-cell>
          <table:table-cell table:style-name="ce3" table:formula="of:=AVERAGE([.W3];[.W6];[.W9];[.W12];[.W15];[.W18];[.W21])" office:value-type="float" office:value="0.000000096173695102968" calcext:value-type="float">
            <text:p>9.62E-08</text:p>
          </table:table-cell>
          <table:table-cell table:style-name="ce3" table:formula="of:=AVERAGE([.X3];[.X6];[.X9];[.X12];[.X15];[.X18];[.X21])" office:value-type="float" office:value="0.0000000975439264599181" calcext:value-type="float">
            <text:p>9.75E-08</text:p>
          </table:table-cell>
          <table:table-cell table:style-name="ce3" table:formula="of:=AVERAGE([.Y3];[.Y6];[.Y9];[.Y12];[.Y15];[.Y18];[.Y21])" office:value-type="float" office:value="0.000000099017059345436" calcext:value-type="float">
            <text:p>9.90E-08</text:p>
          </table:table-cell>
          <table:table-cell table:style-name="ce3" table:formula="of:=AVERAGE([.Z3];[.Z6];[.Z9];[.Z12];[.Z15];[.Z18];[.Z21])" office:value-type="float" office:value="0.0000000960574458070643" calcext:value-type="float">
            <text:p>9.61E-08</text:p>
          </table:table-cell>
          <table:table-cell table:style-name="ce3" table:formula="of:=AVERAGE([.AA3];[.AA6];[.AA9];[.AA12];[.AA15];[.AA18];[.AA21])" office:value-type="float" office:value="0.0000000959258583677068" calcext:value-type="float">
            <text:p>9.59E-08</text:p>
          </table:table-cell>
          <table:table-cell table:style-name="ce3" table:formula="of:=AVERAGE([.AB3];[.AB6];[.AB9];[.AB12];[.AB15];[.AB18];[.AB21])" office:value-type="float" office:value="0.0000000974565232324054" calcext:value-type="float">
            <text:p>9.75E-08</text:p>
          </table:table-cell>
          <table:table-cell table:style-name="ce3" table:formula="of:=AVERAGE([.AC3];[.AC6];[.AC9];[.AC12];[.AC15];[.AC18];[.AC21])" office:value-type="float" office:value="0.000000122727164684834" calcext:value-type="float">
            <text:p>1.23E-07</text:p>
          </table:table-cell>
          <table:table-cell table:style-name="ce3" table:formula="of:=AVERAGE([.AD3];[.AD6];[.AD9];[.AD12];[.AD15];[.AD18];[.AD21])" office:value-type="float" office:value="0.0000000879896353873324" calcext:value-type="float">
            <text:p>8.80E-08</text:p>
          </table:table-cell>
          <table:table-cell table:style-name="ce3" table:formula="of:=AVERAGE([.AE3];[.AE6];[.AE9];[.AE12];[.AE15];[.AE18];[.AE21])" office:value-type="float" office:value="0.0000000981854336564881" calcext:value-type="float">
            <text:p>9.82E-08</text:p>
          </table:table-cell>
          <table:table-cell table:style-name="ce3" table:formula="of:=AVERAGE([.AF3];[.AF6];[.AF9];[.AF12];[.AF15];[.AF18];[.AF21])" office:value-type="float" office:value="0.0000000919207943412506" calcext:value-type="float">
            <text:p>9.19E-08</text:p>
          </table:table-cell>
          <table:table-cell table:style-name="ce3" table:formula="of:=AVERAGE([.AG3];[.AG6];[.AG9];[.AG12];[.AG15];[.AG18];[.AG21])" office:value-type="float" office:value="0.0000000954065843470985" calcext:value-type="float">
            <text:p>9.54E-08</text:p>
          </table:table-cell>
          <table:table-cell table:style-name="ce3" table:formula="of:=AVERAGE([.AH3];[.AH6];[.AH9];[.AH12];[.AH15];[.AH18];[.AH21])" office:value-type="float" office:value="0.0000000923782847043037" calcext:value-type="float">
            <text:p>9.24E-08</text:p>
          </table:table-cell>
          <table:table-cell table:style-name="ce3" table:formula="of:=AVERAGE([.AI3];[.AI6];[.AI9];[.AI12];[.AI15];[.AI18];[.AI21])" office:value-type="float" office:value="0.0000000935119999846886" calcext:value-type="float">
            <text:p>9.35E-08</text:p>
          </table:table-cell>
          <table:table-cell table:style-name="ce3" table:formula="of:=AVERAGE([.AJ3];[.AJ6];[.AJ9];[.AJ12];[.AJ15];[.AJ18];[.AJ21])" office:value-type="float" office:value="0.0000000894476977565869" calcext:value-type="float">
            <text:p>8.94E-08</text:p>
          </table:table-cell>
          <table:table-cell table:style-name="ce3" table:formula="of:=AVERAGE([.AK3];[.AK6];[.AK9];[.AK12];[.AK15];[.AK18];[.AK21])" office:value-type="float" office:value="0.0000000935651215236023" calcext:value-type="float">
            <text:p>9.36E-08</text:p>
          </table:table-cell>
          <table:table-cell table:style-name="ce3" table:formula="of:=AVERAGE([.AL3];[.AL6];[.AL9];[.AL12];[.AL15];[.AL18];[.AL21])" office:value-type="float" office:value="0.0000000917051020518247" calcext:value-type="float">
            <text:p>9.17E-08</text:p>
          </table:table-cell>
          <table:table-cell table:style-name="ce3" table:formula="of:=AVERAGE([.AM3];[.AM6];[.AM9];[.AM12];[.AM15];[.AM18];[.AM21])" office:value-type="float" office:value="0.000000089808267616271" calcext:value-type="float">
            <text:p>8.98E-08</text:p>
          </table:table-cell>
          <table:table-cell table:style-name="ce3" table:formula="of:=AVERAGE([.AN3];[.AN6];[.AN9];[.AN12];[.AN15];[.AN18];[.AN21])" office:value-type="float" office:value="0.0000000939348688991765" calcext:value-type="float">
            <text:p>9.39E-08</text:p>
          </table:table-cell>
          <table:table-cell table:style-name="ce3" table:formula="of:=AVERAGE([.AO3];[.AO6];[.AO9];[.AO12];[.AO15];[.AO18];[.AO21])" office:value-type="float" office:value="0.0000000896788955793781" calcext:value-type="float">
            <text:p>8.97E-08</text:p>
          </table:table-cell>
          <table:table-cell table:style-name="ce3" table:formula="of:=AVERAGE([.AP3];[.AP6];[.AP9];[.AP12];[.AP15];[.AP18];[.AP21])" office:value-type="float" office:value="0.0000000915795835990503" calcext:value-type="float">
            <text:p>9.16E-08</text:p>
          </table:table-cell>
          <table:table-cell table:style-name="ce3" table:formula="of:=AVERAGE([.AQ3];[.AQ6];[.AQ9];[.AQ12];[.AQ15];[.AQ18];[.AQ21])" office:value-type="float" office:value="0.0000000967599837713756" calcext:value-type="float">
            <text:p>9.68E-08</text:p>
          </table:table-cell>
          <table:table-cell table:style-name="ce3" table:formula="of:=AVERAGE([.AR3];[.AR6];[.AR9];[.AR12];[.AR15];[.AR18];[.AR21])" office:value-type="float" office:value="0.0000000954142259487357" calcext:value-type="float">
            <text:p>9.54E-08</text:p>
          </table:table-cell>
          <table:table-cell table:style-name="ce3" table:formula="of:=AVERAGE([.AS3];[.AS6];[.AS9];[.AS12];[.AS15];[.AS18];[.AS21])" office:value-type="float" office:value="0.0000000929032537566598" calcext:value-type="float">
            <text:p>9.29E-08</text:p>
          </table:table-cell>
          <table:table-cell table:style-name="ce3" table:formula="of:=AVERAGE([.AT3];[.AT6];[.AT9];[.AT12];[.AT15];[.AT18];[.AT21])" office:value-type="float" office:value="0.0000000947886846474382" calcext:value-type="float">
            <text:p>9.48E-08</text:p>
          </table:table-cell>
          <table:table-cell table:style-name="ce3" table:formula="of:=AVERAGE([.AU3];[.AU6];[.AU9];[.AU12];[.AU15];[.AU18];[.AU21])" office:value-type="float" office:value="0.0000000976711377173191" calcext:value-type="float">
            <text:p>9.77E-08</text:p>
          </table:table-cell>
          <table:table-cell table:style-name="ce3" table:formula="of:=AVERAGE([.AV3];[.AV6];[.AV9];[.AV12];[.AV15];[.AV18];[.AV21])" office:value-type="float" office:value="0.000000100599386535346" calcext:value-type="float">
            <text:p>1.01E-07</text:p>
          </table:table-cell>
          <table:table-cell table:style-name="ce3" table:formula="of:=AVERAGE([.AW3];[.AW6];[.AW9];[.AW12];[.AW15];[.AW18];[.AW21])" office:value-type="float" office:value="0.00000009785236189584" calcext:value-type="float">
            <text:p>9.79E-08</text:p>
          </table:table-cell>
          <table:table-cell table:style-name="ce3" table:formula="of:=AVERAGE([.AX3];[.AX6];[.AX9];[.AX12];[.AX15];[.AX18];[.AX21])" office:value-type="float" office:value="0.0000000955018392621654" calcext:value-type="float">
            <text:p>9.55E-08</text:p>
          </table:table-cell>
          <table:table-cell table:style-name="ce3" table:formula="of:=AVERAGE([.AY3];[.AY6];[.AY9];[.AY12];[.AY15];[.AY18];[.AY21])" office:value-type="float" office:value="0.00000009608199819893" calcext:value-type="float">
            <text:p>9.61E-08</text:p>
          </table:table-cell>
          <table:table-cell table:style-name="ce3" table:formula="of:=AVERAGE([.AZ3];[.AZ6];[.AZ9];[.AZ12];[.AZ15];[.AZ18];[.AZ21])" office:value-type="float" office:value="0.0000000966067816219963" calcext:value-type="float">
            <text:p>9.66E-08</text:p>
          </table:table-cell>
          <table:table-cell table:style-name="ce3" table:formula="of:=AVERAGE([.BA3];[.BA6];[.BA9];[.BA12];[.BA15];[.BA18];[.BA21])" office:value-type="float" office:value="0.0000000950627312423789" calcext:value-type="float">
            <text:p>9.51E-08</text:p>
          </table:table-cell>
          <table:table-cell table:style-name="ce3" table:formula="of:=AVERAGE([.BB3];[.BB6];[.BB9];[.BB12];[.BB15];[.BB18];[.BB21])" office:value-type="float" office:value="0.0000000919067591555386" calcext:value-type="float">
            <text:p>9.19E-08</text:p>
          </table:table-cell>
          <table:table-cell table:style-name="ce3" table:formula="of:=AVERAGE([.BC3];[.BC6];[.BC9];[.BC12];[.BC15];[.BC18];[.BC21])" office:value-type="float" office:value="0.0000000978992090251903" calcext:value-type="float">
            <text:p>9.79E-08</text:p>
          </table:table-cell>
          <table:table-cell table:style-name="ce3" table:formula="of:=AVERAGE([.BD3];[.BD6];[.BD9];[.BD12];[.BD15];[.BD18];[.BD21])" office:value-type="float" office:value="0.0000000987515142357253" calcext:value-type="float">
            <text:p>9.88E-08</text:p>
          </table:table-cell>
          <table:table-cell table:style-name="ce3" table:formula="of:=AVERAGE([.BE3];[.BE6];[.BE9];[.BE12];[.BE15];[.BE18];[.BE21])" office:value-type="float" office:value="0.0000000937034522355668" calcext:value-type="float">
            <text:p>9.37E-08</text:p>
          </table:table-cell>
          <table:table-cell table:style-name="ce3" table:formula="of:=AVERAGE([.BF3];[.BF6];[.BF9];[.BF12];[.BF15];[.BF18];[.BF21])" office:value-type="float" office:value="0.000000097289454714655" calcext:value-type="float">
            <text:p>9.73E-08</text:p>
          </table:table-cell>
          <table:table-cell table:style-name="ce3" table:formula="of:=AVERAGE([.BG3];[.BG6];[.BG9];[.BG12];[.BG15];[.BG18];[.BG21])" office:value-type="float" office:value="0.000000105291462310879" calcext:value-type="float">
            <text:p>1.05E-07</text:p>
          </table:table-cell>
          <table:table-cell table:style-name="ce3" table:formula="of:=AVERAGE([.BH3];[.BH6];[.BH9];[.BH12];[.BH15];[.BH18];[.BH21])" office:value-type="float" office:value="0.0000000997442064498697" calcext:value-type="float">
            <text:p>9.97E-08</text:p>
          </table:table-cell>
          <table:table-cell table:style-name="ce3" table:formula="of:=AVERAGE([.BI3];[.BI6];[.BI9];[.BI12];[.BI15];[.BI18];[.BI21])" office:value-type="float" office:value="0.0000000994975663605654" calcext:value-type="float">
            <text:p>9.95E-08</text:p>
          </table:table-cell>
          <table:table-cell table:style-name="ce3" table:formula="of:=AVERAGE([.BJ3];[.BJ6];[.BJ9];[.BJ12];[.BJ15];[.BJ18];[.BJ21])" office:value-type="float" office:value="0.000000100452857682803" calcext:value-type="float">
            <text:p>1.00E-07</text:p>
          </table:table-cell>
          <table:table-cell table:style-name="ce3" table:formula="of:=AVERAGE([.BK3];[.BK6];[.BK9];[.BK12];[.BK15];[.BK18];[.BK21])" office:value-type="float" office:value="0.0000000973314993681283" calcext:value-type="float">
            <text:p>9.73E-08</text:p>
          </table:table-cell>
          <table:table-cell table:style-name="ce3" table:formula="of:=AVERAGE([.BL3];[.BL6];[.BL9];[.BL12];[.BL15];[.BL18];[.BL21])" office:value-type="float" office:value="0.0000000960456153973966" calcext:value-type="float">
            <text:p>9.60E-08</text:p>
          </table:table-cell>
          <table:table-cell table:style-name="ce3" table:formula="of:=AVERAGE([.BM3];[.BM6];[.BM9];[.BM12];[.BM15];[.BM18];[.BM21])" office:value-type="float" office:value="0.000000102188018301165" calcext:value-type="float">
            <text:p>1.02E-07</text:p>
          </table:table-cell>
          <table:table-cell table:style-name="ce3" table:formula="of:=AVERAGE([.BN3];[.BN6];[.BN9];[.BN12];[.BN15];[.BN18];[.BN21])" office:value-type="float" office:value="0.000000104474448616086" calcext:value-type="float">
            <text:p>1.04E-07</text:p>
          </table:table-cell>
          <table:table-cell table:style-name="ce3" table:formula="of:=AVERAGE([.BO3];[.BO6];[.BO9];[.BO12];[.BO15];[.BO18];[.BO21])" office:value-type="float" office:value="0.000000103836190281013" calcext:value-type="float">
            <text:p>1.04E-07</text:p>
          </table:table-cell>
          <table:table-cell table:style-name="ce3" table:formula="of:=AVERAGE([.BP3];[.BP6];[.BP9];[.BP12];[.BP15];[.BP18];[.BP21])" office:value-type="float" office:value="0.000000103294585139326" calcext:value-type="float">
            <text:p>1.03E-07</text:p>
          </table:table-cell>
          <table:table-cell table:style-name="ce3" table:formula="of:=AVERAGE([.BQ3];[.BQ6];[.BQ9];[.BQ12];[.BQ15];[.BQ18];[.BQ21])" office:value-type="float" office:value="0.000000103849009899396" calcext:value-type="float">
            <text:p>1.04E-07</text:p>
          </table:table-cell>
          <table:table-cell table:style-name="ce3" table:formula="of:=AVERAGE([.BR3];[.BR6];[.BR9];[.BR12];[.BR15];[.BR18];[.BR21])" office:value-type="float" office:value="0.000000104021816255922" calcext:value-type="float">
            <text:p>1.04E-07</text:p>
          </table:table-cell>
          <table:table-cell table:style-name="ce3" table:formula="of:=AVERAGE([.BS3];[.BS6];[.BS9];[.BS12];[.BS15];[.BS18];[.BS21])" office:value-type="float" office:value="0.000000100613246432703" calcext:value-type="float">
            <text:p>1.01E-07</text:p>
          </table:table-cell>
          <table:table-cell table:style-name="ce3" table:formula="of:=AVERAGE([.BT3];[.BT6];[.BT9];[.BT12];[.BT15];[.BT18];[.BT21])" office:value-type="float" office:value="0.0000000934781146298491" calcext:value-type="float">
            <text:p>9.35E-08</text:p>
          </table:table-cell>
          <table:table-cell table:style-name="ce3" table:formula="of:=AVERAGE([.BU3];[.BU6];[.BU9];[.BU12];[.BU15];[.BU18];[.BU21])" office:value-type="float" office:value="0.000000104516210479894" calcext:value-type="float">
            <text:p>1.05E-07</text:p>
          </table:table-cell>
          <table:table-cell table:style-name="ce3" table:formula="of:=AVERAGE([.BV3];[.BV6];[.BV9];[.BV12];[.BV15];[.BV18];[.BV21])" office:value-type="float" office:value="0.000000111461113291459" calcext:value-type="float">
            <text:p>1.11E-07</text:p>
          </table:table-cell>
          <table:table-cell table:style-name="ce3" table:formula="of:=AVERAGE([.BW3];[.BW6];[.BW9];[.BW12];[.BW15];[.BW18];[.BW21])" office:value-type="float" office:value="0.000000100859422179157" calcext:value-type="float">
            <text:p>1.01E-07</text:p>
          </table:table-cell>
          <table:table-cell table:style-name="ce3" table:formula="of:=AVERAGE([.BX3];[.BX6];[.BX9];[.BX12];[.BX15];[.BX18];[.BX21])" office:value-type="float" office:value="0.000000100775440421102" calcext:value-type="float">
            <text:p>1.01E-07</text:p>
          </table:table-cell>
          <table:table-cell table:style-name="ce3" table:formula="of:=AVERAGE([.BY3];[.BY6];[.BY9];[.BY12];[.BY15];[.BY18];[.BY21])" office:value-type="float" office:value="0.000000100877445539739" calcext:value-type="float">
            <text:p>1.01E-07</text:p>
          </table:table-cell>
          <table:table-cell table:style-name="ce3" table:formula="of:=AVERAGE([.BZ3];[.BZ6];[.BZ9];[.BZ12];[.BZ15];[.BZ18];[.BZ21])" office:value-type="float" office:value="0.000000101718661335174" calcext:value-type="float">
            <text:p>1.02E-07</text:p>
          </table:table-cell>
          <table:table-cell table:style-name="ce3" table:formula="of:=AVERAGE([.CA3];[.CA6];[.CA9];[.CA12];[.CA15];[.CA18];[.CA21])" office:value-type="float" office:value="0.000000103790148697769" calcext:value-type="float">
            <text:p>1.04E-07</text:p>
          </table:table-cell>
          <table:table-cell table:style-name="ce3" table:formula="of:=AVERAGE([.CB3];[.CB6];[.CB9];[.CB12];[.CB15];[.CB18];[.CB21])" office:value-type="float" office:value="0.000000111294057461971" calcext:value-type="float">
            <text:p>1.11E-07</text:p>
          </table:table-cell>
          <table:table-cell table:style-name="ce3" table:formula="of:=AVERAGE([.CC3];[.CC6];[.CC9];[.CC12];[.CC15];[.CC18];[.CC21])" office:value-type="float" office:value="0.0000000988448937937797" calcext:value-type="float">
            <text:p>9.88E-08</text:p>
          </table:table-cell>
          <table:table-cell table:style-name="ce3" table:formula="of:=AVERAGE([.CD3];[.CD6];[.CD9];[.CD12];[.CD15];[.CD18];[.CD21])" office:value-type="float" office:value="0.000000112164023624572" calcext:value-type="float">
            <text:p>1.12E-07</text:p>
          </table:table-cell>
          <table:table-cell table:style-name="ce3" table:formula="of:=AVERAGE([.CE3];[.CE6];[.CE9];[.CE12];[.CE15];[.CE18];[.CE21])" office:value-type="float" office:value="0.000000103939395122511" calcext:value-type="float">
            <text:p>1.04E-07</text:p>
          </table:table-cell>
          <table:table-cell table:style-name="ce3" table:formula="of:=AVERAGE([.CF3];[.CF6];[.CF9];[.CF12];[.CF15];[.CF18];[.CF21])" office:value-type="float" office:value="0.000000106074988063095" calcext:value-type="float">
            <text:p>1.06E-07</text:p>
          </table:table-cell>
          <table:table-cell table:style-name="ce3" table:formula="of:=AVERAGE([.CG3];[.CG6];[.CG9];[.CG12];[.CG15];[.CG18];[.CG21])" office:value-type="float" office:value="0.000000108227065309663" calcext:value-type="float">
            <text:p>1.08E-07</text:p>
          </table:table-cell>
          <table:table-cell table:style-name="ce3" table:formula="of:=AVERAGE([.CH3];[.CH6];[.CH9];[.CH12];[.CH15];[.CH18];[.CH21])" office:value-type="float" office:value="0.000000101450842314245" calcext:value-type="float">
            <text:p>1.01E-07</text:p>
          </table:table-cell>
          <table:table-cell table:style-name="ce3" table:formula="of:=AVERAGE([.CI3];[.CI6];[.CI9];[.CI12];[.CI15];[.CI18];[.CI21])" office:value-type="float" office:value="0.00000011076460475807" calcext:value-type="float">
            <text:p>1.11E-07</text:p>
          </table:table-cell>
          <table:table-cell table:style-name="ce3" table:formula="of:=AVERAGE([.CJ3];[.CJ6];[.CJ9];[.CJ12];[.CJ15];[.CJ18];[.CJ21])" office:value-type="float" office:value="0.000000105479035379068" calcext:value-type="float">
            <text:p>1.05E-07</text:p>
          </table:table-cell>
          <table:table-cell table:style-name="ce3" table:formula="of:=AVERAGE([.CK3];[.CK6];[.CK9];[.CK12];[.CK15];[.CK18];[.CK21])" office:value-type="float" office:value="0.000000116701806583487" calcext:value-type="float">
            <text:p>1.17E-07</text:p>
          </table:table-cell>
          <table:table-cell table:style-name="ce3" table:formula="of:=AVERAGE([.CL3];[.CL6];[.CL9];[.CL12];[.CL15];[.CL18];[.CL21])" office:value-type="float" office:value="0.0000001074915430951" calcext:value-type="float">
            <text:p>1.07E-07</text:p>
          </table:table-cell>
          <table:table-cell table:style-name="ce3" table:formula="of:=AVERAGE([.CM3];[.CM6];[.CM9];[.CM12];[.CM15];[.CM18];[.CM21])" office:value-type="float" office:value="0.000000111950589243293" calcext:value-type="float">
            <text:p>1.12E-07</text:p>
          </table:table-cell>
          <table:table-cell table:style-name="ce3" table:formula="of:=AVERAGE([.CN3];[.CN6];[.CN9];[.CN12];[.CN15];[.CN18];[.CN21])" office:value-type="float" office:value="0.000000113597014620278" calcext:value-type="float">
            <text:p>1.14E-07</text:p>
          </table:table-cell>
          <table:table-cell table:style-name="ce3" table:formula="of:=AVERAGE([.CO3];[.CO6];[.CO9];[.CO12];[.CO15];[.CO18];[.CO21])" office:value-type="float" office:value="0.000000105813350304018" calcext:value-type="float">
            <text:p>1.06E-07</text:p>
          </table:table-cell>
          <table:table-cell table:style-name="ce3" table:formula="of:=AVERAGE([.CP3];[.CP6];[.CP9];[.CP12];[.CP15];[.CP18];[.CP21])" office:value-type="float" office:value="0.000000106551004083347" calcext:value-type="float">
            <text:p>1.07E-07</text:p>
          </table:table-cell>
          <table:table-cell table:style-name="ce3" table:formula="of:=AVERAGE([.CQ3];[.CQ6];[.CQ9];[.CQ12];[.CQ15];[.CQ18];[.CQ21])" office:value-type="float" office:value="0.000000106297391507962" calcext:value-type="float">
            <text:p>1.06E-07</text:p>
          </table:table-cell>
          <table:table-cell table:style-name="ce3" table:formula="of:=AVERAGE([.CR3];[.CR6];[.CR9];[.CR12];[.CR15];[.CR18];[.CR21])" office:value-type="float" office:value="0.000000116025916604581" calcext:value-type="float">
            <text:p>1.16E-07</text:p>
          </table:table-cell>
          <table:table-cell table:style-name="ce3" table:formula="of:=AVERAGE([.CS3];[.CS6];[.CS9];[.CS12];[.CS15];[.CS18];[.CS21])" office:value-type="float" office:value="0.000000114775687620749" calcext:value-type="float">
            <text:p>1.15E-07</text:p>
          </table:table-cell>
          <table:table-cell table:style-name="ce3" table:formula="of:=AVERAGE([.CT3];[.CT6];[.CT9];[.CT12];[.CT15];[.CT18];[.CT21])" office:value-type="float" office:value="0.000000114705057753715" calcext:value-type="float">
            <text:p>1.15E-07</text:p>
          </table:table-cell>
          <table:table-cell table:style-name="ce3" table:formula="of:=AVERAGE([.CU3];[.CU6];[.CU9];[.CU12];[.CU15];[.CU18];[.CU21])" office:value-type="float" office:value="0.000000114809497702468" calcext:value-type="float">
            <text:p>1.15E-07</text:p>
          </table:table-cell>
          <table:table-cell table:style-name="ce3" table:formula="of:=AVERAGE([.CV3];[.CV6];[.CV9];[.CV12];[.CV15];[.CV18];[.CV21])" office:value-type="float" office:value="0.000000121995016485624" calcext:value-type="float">
            <text:p>1.22E-07</text:p>
          </table:table-cell>
          <table:table-cell table:style-name="ce3" table:formula="of:=AVERAGE([.CW3];[.CW6];[.CW9];[.CW12];[.CW15];[.CW18];[.CW21])" office:value-type="float" office:value="0.000000125820728391623" calcext:value-type="float">
            <text:p>1.26E-07</text:p>
          </table:table-cell>
          <table:table-cell table:number-columns-repeated="9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d-0-results" style:display-name="PageStyle_fold-0-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17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62cm" svg:y="4.36cm" style:legend-expansion="high" chart:style-name="ch2"/>
        <chart:plot-area chart:style-name="ch3" table:cell-range-address="'fold-0-results'.A23:'fold-0-results'.CW25" chart:data-source-has-labels="both" svg:x="1.377cm" svg:y="0.196cm" svg:width="11.468cm" svg:height="8.394cm">
          <chartooo:coordinate-region svg:x="2.395cm" svg:y="0.196cm" svg:width="10.45cm" svg:height="7.215cm"/>
          <chart:axis chart:dimension="x" chart:name="primary-x" chart:style-name="ch4" chartooo:axis-type="text">
            <chart:title svg:x="6.531cm" svg:y="8.787cm" chart:style-name="ch5">
              <text:p>Epochs</text:p>
            </chart:title>
            <chart:categories table:cell-range-address="'fold-0-results'.B23:'fold-0-results'.CW23"/>
          </chart:axis>
          <chart:axis chart:dimension="y" chart:name="primary-y" chart:style-name="ch6">
            <chart:title svg:x="0.451cm" svg:y="6.256cm" chart:style-name="ch7">
              <text:p>Mean Squared Error Loss</text:p>
            </chart:title>
            <chart:grid chart:style-name="ch8" chart:class="major"/>
          </chart:axis>
          <chart:series chart:style-name="ch9" chart:values-cell-range-address="'fold-0-results'.B24:'fold-0-results'.CW24" chart:label-cell-address="'fold-0-results'.A24:'fold-0-results'.A24" chart:class="chart:line">
            <chart:data-point chart:repeated="100"/>
          </chart:series>
          <chart:series chart:style-name="ch9" chart:values-cell-range-address="'fold-0-results'.B25:'fold-0-results'.CW25" chart:label-cell-address="'fold-0-results'.A25:'fold-0-results'.A2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fold-0-results'.B23:'fold-0-results'.CW2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Training Loss</text:p>
                <draw:g>
                  <svg:desc>'fold-0-results'.A24:'fold-0-results'.A24</svg:desc>
                </draw:g>
              </table:table-cell>
              <table:table-cell office:value-type="float" office:value="0.0000279268559617256">
                <text:p>0.0000279268559617256</text:p>
                <draw:g>
                  <svg:desc>'fold-0-results'.B24:'fold-0-results'.CW24</svg:desc>
                </draw:g>
              </table:table-cell>
              <table:table-cell office:value-type="float" office:value="0.0000031083294840885">
                <text:p>0.0000031083294840885</text:p>
              </table:table-cell>
              <table:table-cell office:value-type="float" office:value="0.000000591422966473535">
                <text:p>0.000000591422966473535</text:p>
              </table:table-cell>
              <table:table-cell office:value-type="float" office:value="0.000000176224998784034">
                <text:p>0.000000176224998784034</text:p>
              </table:table-cell>
              <table:table-cell office:value-type="float" office:value="0.0000000609550957010792">
                <text:p>0.0000000609550957010792</text:p>
              </table:table-cell>
              <table:table-cell office:value-type="float" office:value="0.0000000530318680398116">
                <text:p>0.0000000530318680398116</text:p>
              </table:table-cell>
              <table:table-cell office:value-type="float" office:value="0.0000000570793812215696">
                <text:p>0.0000000570793812215696</text:p>
              </table:table-cell>
              <table:table-cell office:value-type="float" office:value="0.0000000352537662554449">
                <text:p>0.0000000352537662554449</text:p>
              </table:table-cell>
              <table:table-cell office:value-type="float" office:value="0.0000000312649567188064">
                <text:p>0.0000000312649567188064</text:p>
              </table:table-cell>
              <table:table-cell office:value-type="float" office:value="0.0000000235265509930725">
                <text:p>0.0000000235265509930725</text:p>
              </table:table-cell>
              <table:table-cell office:value-type="float" office:value="0.0000000125374898399652">
                <text:p>0.0000000125374898399652</text:p>
              </table:table-cell>
              <table:table-cell office:value-type="float" office:value="0.0000000150905004682654">
                <text:p>0.0000000150905004682654</text:p>
              </table:table-cell>
              <table:table-cell office:value-type="float" office:value="0.00000000949773859559853">
                <text:p>0.00000000949773859559853</text:p>
              </table:table-cell>
              <table:table-cell office:value-type="float" office:value="0.0000000212070446283162">
                <text:p>0.0000000212070446283162</text:p>
              </table:table-cell>
              <table:table-cell office:value-type="float" office:value="0.000000010924411978205">
                <text:p>0.000000010924411978205</text:p>
              </table:table-cell>
              <table:table-cell office:value-type="float" office:value="0.0000000209726587842494">
                <text:p>0.0000000209726587842494</text:p>
              </table:table-cell>
              <table:table-cell office:value-type="float" office:value="0.0000000102945923214597">
                <text:p>0.0000000102945923214597</text:p>
              </table:table-cell>
              <table:table-cell office:value-type="float" office:value="0.0000000097593622389829">
                <text:p>0.0000000097593622389829</text:p>
              </table:table-cell>
              <table:table-cell office:value-type="float" office:value="0.0000000239885401384246">
                <text:p>0.0000000239885401384246</text:p>
              </table:table-cell>
              <table:table-cell office:value-type="float" office:value="0.00000000622027997364072">
                <text:p>0.00000000622027997364072</text:p>
              </table:table-cell>
              <table:table-cell office:value-type="float" office:value="0.00000000929212037473599">
                <text:p>0.00000000929212037473599</text:p>
              </table:table-cell>
              <table:table-cell office:value-type="float" office:value="0.00000000824622176891814">
                <text:p>0.00000000824622176891814</text:p>
              </table:table-cell>
              <table:table-cell office:value-type="float" office:value="0.00000000573086548058145">
                <text:p>0.00000000573086548058145</text:p>
              </table:table-cell>
              <table:table-cell office:value-type="float" office:value="0.00000000908179839268336">
                <text:p>0.00000000908179839268336</text:p>
              </table:table-cell>
              <table:table-cell office:value-type="float" office:value="0.00000000757860396660702">
                <text:p>0.00000000757860396660702</text:p>
              </table:table-cell>
              <table:table-cell office:value-type="float" office:value="0.00000000542703017446044">
                <text:p>0.00000000542703017446044</text:p>
              </table:table-cell>
              <table:table-cell office:value-type="float" office:value="0.0000000035166820566701">
                <text:p>0.0000000035166820566701</text:p>
              </table:table-cell>
              <table:table-cell office:value-type="float" office:value="0.0000000338113049621771">
                <text:p>0.0000000338113049621771</text:p>
              </table:table-cell>
              <table:table-cell office:value-type="float" office:value="0.00000000317217623597392">
                <text:p>0.00000000317217623597392</text:p>
              </table:table-cell>
              <table:table-cell office:value-type="float" office:value="0.0000000167092856059473">
                <text:p>0.0000000167092856059473</text:p>
              </table:table-cell>
              <table:table-cell office:value-type="float" office:value="0.00000000337125778087405">
                <text:p>0.00000000337125778087405</text:p>
              </table:table-cell>
              <table:table-cell office:value-type="float" office:value="0.00000000594186041639028">
                <text:p>0.00000000594186041639028</text:p>
              </table:table-cell>
              <table:table-cell office:value-type="float" office:value="0.0000000050498354386974">
                <text:p>0.0000000050498354386974</text:p>
              </table:table-cell>
              <table:table-cell office:value-type="float" office:value="0.00000000578188836491172">
                <text:p>0.00000000578188836491172</text:p>
              </table:table-cell>
              <table:table-cell office:value-type="float" office:value="0.00000000376242100966602">
                <text:p>0.00000000376242100966602</text:p>
              </table:table-cell>
              <table:table-cell office:value-type="float" office:value="0.00000000377864763288572">
                <text:p>0.00000000377864763288572</text:p>
              </table:table-cell>
              <table:table-cell office:value-type="float" office:value="0.00000000241900750224439">
                <text:p>0.00000000241900750224439</text:p>
              </table:table-cell>
              <table:table-cell office:value-type="float" office:value="0.00000000454302598714865">
                <text:p>0.00000000454302598714865</text:p>
              </table:table-cell>
              <table:table-cell office:value-type="float" office:value="0.00000000301715966496577">
                <text:p>0.00000000301715966496577</text:p>
              </table:table-cell>
              <table:table-cell office:value-type="float" office:value="0.00000000265029606197738">
                <text:p>0.00000000265029606197738</text:p>
              </table:table-cell>
              <table:table-cell office:value-type="float" office:value="0.00000000292811251436018">
                <text:p>0.00000000292811251436018</text:p>
              </table:table-cell>
              <table:table-cell office:value-type="float" office:value="0.00000000245690409287188">
                <text:p>0.00000000245690409287188</text:p>
              </table:table-cell>
              <table:table-cell office:value-type="float" office:value="0.00000000334795813294874">
                <text:p>0.00000000334795813294874</text:p>
              </table:table-cell>
              <table:table-cell office:value-type="float" office:value="0.0000000024974189303885">
                <text:p>0.0000000024974189303885</text:p>
              </table:table-cell>
              <table:table-cell office:value-type="float" office:value="0.000000008994130313538">
                <text:p>0.000000008994130313538</text:p>
              </table:table-cell>
              <table:table-cell office:value-type="float" office:value="0.0000000027503993685737">
                <text:p>0.0000000027503993685737</text:p>
              </table:table-cell>
              <table:table-cell office:value-type="float" office:value="0.0000000037583702420082">
                <text:p>0.0000000037583702420082</text:p>
              </table:table-cell>
              <table:table-cell office:value-type="float" office:value="0.00000000222665532044276">
                <text:p>0.00000000222665532044276</text:p>
              </table:table-cell>
              <table:table-cell office:value-type="float" office:value="0.00000000248694308004258">
                <text:p>0.00000000248694308004258</text:p>
              </table:table-cell>
              <table:table-cell office:value-type="float" office:value="0.00000000450499810471833">
                <text:p>0.00000000450499810471833</text:p>
              </table:table-cell>
              <table:table-cell office:value-type="float" office:value="0.00000000170057005778799">
                <text:p>0.00000000170057005778799</text:p>
              </table:table-cell>
              <table:table-cell office:value-type="float" office:value="0.00000000160776215356912">
                <text:p>0.00000000160776215356912</text:p>
              </table:table-cell>
              <table:table-cell office:value-type="float" office:value="0.00000000558686254402218">
                <text:p>0.00000000558686254402218</text:p>
              </table:table-cell>
              <table:table-cell office:value-type="float" office:value="0.00000000319270718592992">
                <text:p>0.00000000319270718592992</text:p>
              </table:table-cell>
              <table:table-cell office:value-type="float" office:value="0.00000000416353324832792">
                <text:p>0.00000000416353324832792</text:p>
              </table:table-cell>
              <table:table-cell office:value-type="float" office:value="0.00000000187586379762905">
                <text:p>0.00000000187586379762905</text:p>
              </table:table-cell>
              <table:table-cell office:value-type="float" office:value="0.0000000027407734891151">
                <text:p>0.0000000027407734891151</text:p>
              </table:table-cell>
              <table:table-cell office:value-type="float" office:value="0.00000000452938195679866">
                <text:p>0.00000000452938195679866</text:p>
              </table:table-cell>
              <table:table-cell office:value-type="float" office:value="0.00000000280907313283356">
                <text:p>0.00000000280907313283356</text:p>
              </table:table-cell>
              <table:table-cell office:value-type="float" office:value="0.00000000165615734618437">
                <text:p>0.00000000165615734618437</text:p>
              </table:table-cell>
              <table:table-cell office:value-type="float" office:value="0.00000000310945980075415">
                <text:p>0.00000000310945980075415</text:p>
              </table:table-cell>
              <table:table-cell office:value-type="float" office:value="0.00000000317495337956838">
                <text:p>0.00000000317495337956838</text:p>
              </table:table-cell>
              <table:table-cell office:value-type="float" office:value="0.00000000686878024299832">
                <text:p>0.00000000686878024299832</text:p>
              </table:table-cell>
              <table:table-cell office:value-type="float" office:value="0.00000000174459411203134">
                <text:p>0.00000000174459411203134</text:p>
              </table:table-cell>
              <table:table-cell office:value-type="float" office:value="0.00000000182164347891803">
                <text:p>0.00000000182164347891803</text:p>
              </table:table-cell>
              <table:table-cell office:value-type="float" office:value="0.0000000057598450612214">
                <text:p>0.0000000057598450612214</text:p>
              </table:table-cell>
              <table:table-cell office:value-type="float" office:value="0.00000000329704321384254">
                <text:p>0.00000000329704321384254</text:p>
              </table:table-cell>
              <table:table-cell office:value-type="float" office:value="0.00000000157021261865913">
                <text:p>0.00000000157021261865913</text:p>
              </table:table-cell>
              <table:table-cell office:value-type="float" office:value="0.00000000440238089633687">
                <text:p>0.00000000440238089633687</text:p>
              </table:table-cell>
              <table:table-cell office:value-type="float" office:value="0.00000000121733666401193">
                <text:p>0.00000000121733666401193</text:p>
              </table:table-cell>
              <table:table-cell office:value-type="float" office:value="0.00000000177677420395586">
                <text:p>0.00000000177677420395586</text:p>
              </table:table-cell>
              <table:table-cell office:value-type="float" office:value="0.00000000317348068458654">
                <text:p>0.00000000317348068458654</text:p>
              </table:table-cell>
              <table:table-cell office:value-type="float" office:value="0.00000000426103654741335">
                <text:p>0.00000000426103654741335</text:p>
              </table:table-cell>
              <table:table-cell office:value-type="float" office:value="0.00000000717478473062042">
                <text:p>0.00000000717478473062042</text:p>
              </table:table-cell>
              <table:table-cell office:value-type="float" office:value="0.00000000229401451802756">
                <text:p>0.00000000229401451802756</text:p>
              </table:table-cell>
              <table:table-cell office:value-type="float" office:value="0.00000000155851354837517">
                <text:p>0.00000000155851354837517</text:p>
              </table:table-cell>
              <table:table-cell office:value-type="float" office:value="0.00000000176395731354972">
                <text:p>0.00000000176395731354972</text:p>
              </table:table-cell>
              <table:table-cell office:value-type="float" office:value="0.00000000219804223235341">
                <text:p>0.00000000219804223235341</text:p>
              </table:table-cell>
              <table:table-cell office:value-type="float" office:value="0.00000000620659147092844">
                <text:p>0.00000000620659147092844</text:p>
              </table:table-cell>
              <table:table-cell office:value-type="float" office:value="0.00000000148649253620522">
                <text:p>0.00000000148649253620522</text:p>
              </table:table-cell>
              <table:table-cell office:value-type="float" office:value="0.00000000224225013952964">
                <text:p>0.00000000224225013952964</text:p>
              </table:table-cell>
              <table:table-cell office:value-type="float" office:value="0.0000000025454647596084">
                <text:p>0.0000000025454647596084</text:p>
              </table:table-cell>
              <table:table-cell office:value-type="float" office:value="0.00000000484620505630012">
                <text:p>0.00000000484620505630012</text:p>
              </table:table-cell>
              <table:table-cell office:value-type="float" office:value="0.00000000354600878818952">
                <text:p>0.00000000354600878818952</text:p>
              </table:table-cell>
              <table:table-cell office:value-type="float" office:value="0.00000000183687637322904">
                <text:p>0.00000000183687637322904</text:p>
              </table:table-cell>
              <table:table-cell office:value-type="float" office:value="0.00000000292517978093899">
                <text:p>0.00000000292517978093899</text:p>
              </table:table-cell>
              <table:table-cell office:value-type="float" office:value="0.00000000132396035404777">
                <text:p>0.00000000132396035404777</text:p>
              </table:table-cell>
              <table:table-cell office:value-type="float" office:value="0.00000000629432771776753">
                <text:p>0.00000000629432771776753</text:p>
              </table:table-cell>
              <table:table-cell office:value-type="float" office:value="0.00000000126728704910991">
                <text:p>0.00000000126728704910991</text:p>
              </table:table-cell>
              <table:table-cell office:value-type="float" office:value="0.00000000735727154992688">
                <text:p>0.00000000735727154992688</text:p>
              </table:table-cell>
              <table:table-cell office:value-type="float" office:value="0.00000000241948775696927">
                <text:p>0.00000000241948775696927</text:p>
              </table:table-cell>
              <table:table-cell office:value-type="float" office:value="0.00000000100677115453886">
                <text:p>0.00000000100677115453886</text:p>
              </table:table-cell>
              <table:table-cell office:value-type="float" office:value="0.00000000297306104735106">
                <text:p>0.00000000297306104735106</text:p>
              </table:table-cell>
              <table:table-cell office:value-type="float" office:value="0.0000000018604231647298">
                <text:p>0.0000000018604231647298</text:p>
              </table:table-cell>
              <table:table-cell office:value-type="float" office:value="0.00000000208693056090249">
                <text:p>0.00000000208693056090249</text:p>
              </table:table-cell>
              <table:table-cell office:value-type="float" office:value="0.00000000419166963440607">
                <text:p>0.00000000419166963440607</text:p>
              </table:table-cell>
              <table:table-cell office:value-type="float" office:value="0.000000000974815878811747">
                <text:p>0.000000000974815878811747</text:p>
              </table:table-cell>
              <table:table-cell office:value-type="float" office:value="0.00000000248077526378485">
                <text:p>0.00000000248077526378485</text:p>
              </table:table-cell>
              <table:table-cell office:value-type="float" office:value="0.0000000107989203769674">
                <text:p>0.0000000107989203769674</text:p>
              </table:table-cell>
              <table:table-cell office:value-type="float" office:value="0.00000000516722061963798">
                <text:p>0.00000000516722061963798</text:p>
              </table:table-cell>
            </table:table-row>
            <table:table-row>
              <table:table-cell office:value-type="string">
                <text:p>Testing Loss</text:p>
                <draw:g>
                  <svg:desc>'fold-0-results'.A25:'fold-0-results'.A25</svg:desc>
                </draw:g>
              </table:table-cell>
              <table:table-cell office:value-type="float" office:value="0.0000613852519433877">
                <text:p>0.0000613852519433877</text:p>
                <draw:g>
                  <svg:desc>'fold-0-results'.B25:'fold-0-results'.CW25</svg:desc>
                </draw:g>
              </table:table-cell>
              <table:table-cell office:value-type="float" office:value="0.00000461086147294865">
                <text:p>0.00000461086147294865</text:p>
              </table:table-cell>
              <table:table-cell office:value-type="float" office:value="0.000000722657087440632">
                <text:p>0.000000722657087440632</text:p>
              </table:table-cell>
              <table:table-cell office:value-type="float" office:value="0.000000242841292471699">
                <text:p>0.000000242841292471699</text:p>
              </table:table-cell>
              <table:table-cell office:value-type="float" office:value="0.000000171807133345477">
                <text:p>0.000000171807133345477</text:p>
              </table:table-cell>
              <table:table-cell office:value-type="float" office:value="0.00000012796685006882">
                <text:p>0.00000012796685006882</text:p>
              </table:table-cell>
              <table:table-cell office:value-type="float" office:value="0.000000111411914107049">
                <text:p>0.000000111411914107049</text:p>
              </table:table-cell>
              <table:table-cell office:value-type="float" office:value="0.00000009225703654993">
                <text:p>0.00000009225703654993</text:p>
              </table:table-cell>
              <table:table-cell office:value-type="float" office:value="0.0000000863634092494537">
                <text:p>0.0000000863634092494537</text:p>
              </table:table-cell>
              <table:table-cell office:value-type="float" office:value="0.0000000831336532312677">
                <text:p>0.0000000831336532312677</text:p>
              </table:table-cell>
              <table:table-cell office:value-type="float" office:value="0.0000000756875713849222">
                <text:p>0.0000000756875713849222</text:p>
              </table:table-cell>
              <table:table-cell office:value-type="float" office:value="0.0000000881796163072172">
                <text:p>0.0000000881796163072172</text:p>
              </table:table-cell>
              <table:table-cell office:value-type="float" office:value="0.0000000873611624311162">
                <text:p>0.0000000873611624311162</text:p>
              </table:table-cell>
              <table:table-cell office:value-type="float" office:value="0.0000001036813981971">
                <text:p>0.0000001036813981971</text:p>
              </table:table-cell>
              <table:table-cell office:value-type="float" office:value="0.0000000858417517386149">
                <text:p>0.0000000858417517386149</text:p>
              </table:table-cell>
              <table:table-cell office:value-type="float" office:value="0.0000000933039145627794">
                <text:p>0.0000000933039145627794</text:p>
              </table:table-cell>
              <table:table-cell office:value-type="float" office:value="0.0000000817447695565321">
                <text:p>0.0000000817447695565321</text:p>
              </table:table-cell>
              <table:table-cell office:value-type="float" office:value="0.0000000942810709503304">
                <text:p>0.0000000942810709503304</text:p>
              </table:table-cell>
              <table:table-cell office:value-type="float" office:value="0.000000105970675853431">
                <text:p>0.000000105970675853431</text:p>
              </table:table-cell>
              <table:table-cell office:value-type="float" office:value="0.0000000968092428443866">
                <text:p>0.0000000968092428443866</text:p>
              </table:table-cell>
              <table:table-cell office:value-type="float" office:value="0.0000000999493856568278">
                <text:p>0.0000000999493856568278</text:p>
              </table:table-cell>
              <table:table-cell office:value-type="float" office:value="0.000000096173695102968">
                <text:p>0.000000096173695102968</text:p>
              </table:table-cell>
              <table:table-cell office:value-type="float" office:value="0.0000000975439264599181">
                <text:p>0.0000000975439264599181</text:p>
              </table:table-cell>
              <table:table-cell office:value-type="float" office:value="0.000000099017059345436">
                <text:p>0.000000099017059345436</text:p>
              </table:table-cell>
              <table:table-cell office:value-type="float" office:value="0.0000000960574458070643">
                <text:p>0.0000000960574458070643</text:p>
              </table:table-cell>
              <table:table-cell office:value-type="float" office:value="0.0000000959258583677068">
                <text:p>0.0000000959258583677068</text:p>
              </table:table-cell>
              <table:table-cell office:value-type="float" office:value="0.0000000974565232324054">
                <text:p>0.0000000974565232324054</text:p>
              </table:table-cell>
              <table:table-cell office:value-type="float" office:value="0.000000122727164684834">
                <text:p>0.000000122727164684834</text:p>
              </table:table-cell>
              <table:table-cell office:value-type="float" office:value="0.0000000879896353873324">
                <text:p>0.0000000879896353873324</text:p>
              </table:table-cell>
              <table:table-cell office:value-type="float" office:value="0.0000000981854336564881">
                <text:p>0.0000000981854336564881</text:p>
              </table:table-cell>
              <table:table-cell office:value-type="float" office:value="0.0000000919207943412506">
                <text:p>0.0000000919207943412506</text:p>
              </table:table-cell>
              <table:table-cell office:value-type="float" office:value="0.0000000954065843470985">
                <text:p>0.0000000954065843470985</text:p>
              </table:table-cell>
              <table:table-cell office:value-type="float" office:value="0.0000000923782847043037">
                <text:p>0.0000000923782847043037</text:p>
              </table:table-cell>
              <table:table-cell office:value-type="float" office:value="0.0000000935119999846886">
                <text:p>0.0000000935119999846886</text:p>
              </table:table-cell>
              <table:table-cell office:value-type="float" office:value="0.0000000894476977565869">
                <text:p>0.0000000894476977565869</text:p>
              </table:table-cell>
              <table:table-cell office:value-type="float" office:value="0.0000000935651215236023">
                <text:p>0.0000000935651215236023</text:p>
              </table:table-cell>
              <table:table-cell office:value-type="float" office:value="0.0000000917051020518247">
                <text:p>0.0000000917051020518247</text:p>
              </table:table-cell>
              <table:table-cell office:value-type="float" office:value="0.000000089808267616271">
                <text:p>0.000000089808267616271</text:p>
              </table:table-cell>
              <table:table-cell office:value-type="float" office:value="0.0000000939348688991765">
                <text:p>0.0000000939348688991765</text:p>
              </table:table-cell>
              <table:table-cell office:value-type="float" office:value="0.0000000896788955793781">
                <text:p>0.0000000896788955793781</text:p>
              </table:table-cell>
              <table:table-cell office:value-type="float" office:value="0.0000000915795835990503">
                <text:p>0.0000000915795835990503</text:p>
              </table:table-cell>
              <table:table-cell office:value-type="float" office:value="0.0000000967599837713756">
                <text:p>0.0000000967599837713756</text:p>
              </table:table-cell>
              <table:table-cell office:value-type="float" office:value="0.0000000954142259487357">
                <text:p>0.0000000954142259487357</text:p>
              </table:table-cell>
              <table:table-cell office:value-type="float" office:value="0.0000000929032537566598">
                <text:p>0.0000000929032537566598</text:p>
              </table:table-cell>
              <table:table-cell office:value-type="float" office:value="0.0000000947886846474382">
                <text:p>0.0000000947886846474382</text:p>
              </table:table-cell>
              <table:table-cell office:value-type="float" office:value="0.0000000976711377173191">
                <text:p>0.0000000976711377173191</text:p>
              </table:table-cell>
              <table:table-cell office:value-type="float" office:value="0.000000100599386535346">
                <text:p>0.000000100599386535346</text:p>
              </table:table-cell>
              <table:table-cell office:value-type="float" office:value="0.00000009785236189584">
                <text:p>0.00000009785236189584</text:p>
              </table:table-cell>
              <table:table-cell office:value-type="float" office:value="0.0000000955018392621654">
                <text:p>0.0000000955018392621654</text:p>
              </table:table-cell>
              <table:table-cell office:value-type="float" office:value="0.00000009608199819893">
                <text:p>0.00000009608199819893</text:p>
              </table:table-cell>
              <table:table-cell office:value-type="float" office:value="0.0000000966067816219963">
                <text:p>0.0000000966067816219963</text:p>
              </table:table-cell>
              <table:table-cell office:value-type="float" office:value="0.0000000950627312423789">
                <text:p>0.0000000950627312423789</text:p>
              </table:table-cell>
              <table:table-cell office:value-type="float" office:value="0.0000000919067591555386">
                <text:p>0.0000000919067591555386</text:p>
              </table:table-cell>
              <table:table-cell office:value-type="float" office:value="0.0000000978992090251903">
                <text:p>0.0000000978992090251903</text:p>
              </table:table-cell>
              <table:table-cell office:value-type="float" office:value="0.0000000987515142357253">
                <text:p>0.0000000987515142357253</text:p>
              </table:table-cell>
              <table:table-cell office:value-type="float" office:value="0.0000000937034522355668">
                <text:p>0.0000000937034522355668</text:p>
              </table:table-cell>
              <table:table-cell office:value-type="float" office:value="0.000000097289454714655">
                <text:p>0.000000097289454714655</text:p>
              </table:table-cell>
              <table:table-cell office:value-type="float" office:value="0.000000105291462310879">
                <text:p>0.000000105291462310879</text:p>
              </table:table-cell>
              <table:table-cell office:value-type="float" office:value="0.0000000997442064498697">
                <text:p>0.0000000997442064498697</text:p>
              </table:table-cell>
              <table:table-cell office:value-type="float" office:value="0.0000000994975663605654">
                <text:p>0.0000000994975663605654</text:p>
              </table:table-cell>
              <table:table-cell office:value-type="float" office:value="0.000000100452857682803">
                <text:p>0.000000100452857682803</text:p>
              </table:table-cell>
              <table:table-cell office:value-type="float" office:value="0.0000000973314993681283">
                <text:p>0.0000000973314993681283</text:p>
              </table:table-cell>
              <table:table-cell office:value-type="float" office:value="0.0000000960456153973966">
                <text:p>0.0000000960456153973966</text:p>
              </table:table-cell>
              <table:table-cell office:value-type="float" office:value="0.000000102188018301165">
                <text:p>0.000000102188018301165</text:p>
              </table:table-cell>
              <table:table-cell office:value-type="float" office:value="0.000000104474448616086">
                <text:p>0.000000104474448616086</text:p>
              </table:table-cell>
              <table:table-cell office:value-type="float" office:value="0.000000103836190281013">
                <text:p>0.000000103836190281013</text:p>
              </table:table-cell>
              <table:table-cell office:value-type="float" office:value="0.000000103294585139326">
                <text:p>0.000000103294585139326</text:p>
              </table:table-cell>
              <table:table-cell office:value-type="float" office:value="0.000000103849009899396">
                <text:p>0.000000103849009899396</text:p>
              </table:table-cell>
              <table:table-cell office:value-type="float" office:value="0.000000104021816255922">
                <text:p>0.000000104021816255922</text:p>
              </table:table-cell>
              <table:table-cell office:value-type="float" office:value="0.000000100613246432703">
                <text:p>0.000000100613246432703</text:p>
              </table:table-cell>
              <table:table-cell office:value-type="float" office:value="0.0000000934781146298491">
                <text:p>0.0000000934781146298491</text:p>
              </table:table-cell>
              <table:table-cell office:value-type="float" office:value="0.000000104516210479894">
                <text:p>0.000000104516210479894</text:p>
              </table:table-cell>
              <table:table-cell office:value-type="float" office:value="0.000000111461113291459">
                <text:p>0.000000111461113291459</text:p>
              </table:table-cell>
              <table:table-cell office:value-type="float" office:value="0.000000100859422179157">
                <text:p>0.000000100859422179157</text:p>
              </table:table-cell>
              <table:table-cell office:value-type="float" office:value="0.000000100775440421102">
                <text:p>0.000000100775440421102</text:p>
              </table:table-cell>
              <table:table-cell office:value-type="float" office:value="0.000000100877445539739">
                <text:p>0.000000100877445539739</text:p>
              </table:table-cell>
              <table:table-cell office:value-type="float" office:value="0.000000101718661335174">
                <text:p>0.000000101718661335174</text:p>
              </table:table-cell>
              <table:table-cell office:value-type="float" office:value="0.000000103790148697769">
                <text:p>0.000000103790148697769</text:p>
              </table:table-cell>
              <table:table-cell office:value-type="float" office:value="0.000000111294057461971">
                <text:p>0.000000111294057461971</text:p>
              </table:table-cell>
              <table:table-cell office:value-type="float" office:value="0.0000000988448937937797">
                <text:p>0.0000000988448937937797</text:p>
              </table:table-cell>
              <table:table-cell office:value-type="float" office:value="0.000000112164023624572">
                <text:p>0.000000112164023624572</text:p>
              </table:table-cell>
              <table:table-cell office:value-type="float" office:value="0.000000103939395122511">
                <text:p>0.000000103939395122511</text:p>
              </table:table-cell>
              <table:table-cell office:value-type="float" office:value="0.000000106074988063095">
                <text:p>0.000000106074988063095</text:p>
              </table:table-cell>
              <table:table-cell office:value-type="float" office:value="0.000000108227065309663">
                <text:p>0.000000108227065309663</text:p>
              </table:table-cell>
              <table:table-cell office:value-type="float" office:value="0.000000101450842314245">
                <text:p>0.000000101450842314245</text:p>
              </table:table-cell>
              <table:table-cell office:value-type="float" office:value="0.00000011076460475807">
                <text:p>0.00000011076460475807</text:p>
              </table:table-cell>
              <table:table-cell office:value-type="float" office:value="0.000000105479035379068">
                <text:p>0.000000105479035379068</text:p>
              </table:table-cell>
              <table:table-cell office:value-type="float" office:value="0.000000116701806583487">
                <text:p>0.000000116701806583487</text:p>
              </table:table-cell>
              <table:table-cell office:value-type="float" office:value="0.0000001074915430951">
                <text:p>0.0000001074915430951</text:p>
              </table:table-cell>
              <table:table-cell office:value-type="float" office:value="0.000000111950589243293">
                <text:p>0.000000111950589243293</text:p>
              </table:table-cell>
              <table:table-cell office:value-type="float" office:value="0.000000113597014620278">
                <text:p>0.000000113597014620278</text:p>
              </table:table-cell>
              <table:table-cell office:value-type="float" office:value="0.000000105813350304018">
                <text:p>0.000000105813350304018</text:p>
              </table:table-cell>
              <table:table-cell office:value-type="float" office:value="0.000000106551004083347">
                <text:p>0.000000106551004083347</text:p>
              </table:table-cell>
              <table:table-cell office:value-type="float" office:value="0.000000106297391507962">
                <text:p>0.000000106297391507962</text:p>
              </table:table-cell>
              <table:table-cell office:value-type="float" office:value="0.000000116025916604581">
                <text:p>0.000000116025916604581</text:p>
              </table:table-cell>
              <table:table-cell office:value-type="float" office:value="0.000000114775687620749">
                <text:p>0.000000114775687620749</text:p>
              </table:table-cell>
              <table:table-cell office:value-type="float" office:value="0.000000114705057753715">
                <text:p>0.000000114705057753715</text:p>
              </table:table-cell>
              <table:table-cell office:value-type="float" office:value="0.000000114809497702468">
                <text:p>0.000000114809497702468</text:p>
              </table:table-cell>
              <table:table-cell office:value-type="float" office:value="0.000000121995016485624">
                <text:p>0.000000121995016485624</text:p>
              </table:table-cell>
              <table:table-cell office:value-type="float" office:value="0.000000125820728391623">
                <text:p>0.000000125820728391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